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2.503cm" table:align="left"/>
    </style:style>
    <style:style style:name="Таблица1.A" style:family="table-column">
      <style:table-column-properties style:column-width="1.39cm"/>
    </style:style>
    <style:style style:name="Таблица1.B" style:family="table-column">
      <style:table-column-properties style:column-width="1.113cm"/>
    </style:style>
    <style:style style:name="Таблица1.A1" style:family="table-cell">
      <style:table-cell-properties style:vertical-align="middle" fo:padding="0.049cm" fo:border="none"/>
    </style:style>
    <style:style style:name="Таблица2" style:family="table">
      <style:table-properties style:width="2.385cm" table:align="left"/>
    </style:style>
    <style:style style:name="Таблица2.A" style:family="table-column">
      <style:table-column-properties style:column-width="1.612cm"/>
    </style:style>
    <style:style style:name="Таблица2.B" style:family="table-column">
      <style:table-column-properties style:column-width="0.773cm"/>
    </style:style>
    <style:style style:name="Таблица2.A1" style:family="table-cell">
      <style:table-cell-properties style:vertical-align="middle" fo:padding="0.049cm" fo:border="none"/>
    </style:style>
    <style:style style:name="Таблица3" style:family="table">
      <style:table-properties style:width="1.822cm" table:align="left"/>
    </style:style>
    <style:style style:name="Таблица3.A" style:family="table-column">
      <style:table-column-properties style:column-width="1.612cm"/>
    </style:style>
    <style:style style:name="Таблица3.B" style:family="table-column">
      <style:table-column-properties style:column-width="0.21cm"/>
    </style:style>
    <style:style style:name="Таблица3.A1" style:family="table-cell">
      <style:table-cell-properties style:vertical-align="middle" fo:padding="0.049cm" fo:border="none"/>
    </style:style>
    <style:style style:name="Таблица4" style:family="table">
      <style:table-properties style:width="2.115cm" table:align="left"/>
    </style:style>
    <style:style style:name="Таблица4.A" style:family="table-column">
      <style:table-column-properties style:column-width="1.425cm"/>
    </style:style>
    <style:style style:name="Таблица4.B" style:family="table-column">
      <style:table-column-properties style:column-width="0.69cm"/>
    </style:style>
    <style:style style:name="Таблица4.A1" style:family="table-cell">
      <style:table-cell-properties style:vertical-align="middle" fo:padding="0.049cm" fo:border="none"/>
    </style:style>
    <style:style style:name="Таблица5" style:family="table">
      <style:table-properties style:width="1.961cm" table:align="left"/>
    </style:style>
    <style:style style:name="Таблица5.A" style:family="table-column">
      <style:table-column-properties style:column-width="1.612cm"/>
    </style:style>
    <style:style style:name="Таблица5.B" style:family="table-column">
      <style:table-column-properties style:column-width="0.349cm"/>
    </style:style>
    <style:style style:name="Таблица5.A1" style:family="table-cell">
      <style:table-cell-properties style:vertical-align="middle" fo:padding="0.049cm" fo:border="none"/>
    </style:style>
    <style:style style:name="Таблица6" style:family="table">
      <style:table-properties style:width="2.484cm" table:align="left"/>
    </style:style>
    <style:style style:name="Таблица6.A" style:family="table-column">
      <style:table-column-properties style:column-width="1.371cm"/>
    </style:style>
    <style:style style:name="Таблица6.B" style:family="table-column">
      <style:table-column-properties style:column-width="1.113cm"/>
    </style:style>
    <style:style style:name="Таблица6.A1" style:family="table-cell">
      <style:table-cell-properties style:vertical-align="middle" fo:padding="0.049cm" fo:border="none"/>
    </style:style>
    <style:style style:name="Таблица7" style:family="table">
      <style:table-properties style:width="1.961cm" table:align="left"/>
    </style:style>
    <style:style style:name="Таблица7.A" style:family="table-column">
      <style:table-column-properties style:column-width="1.612cm"/>
    </style:style>
    <style:style style:name="Таблица7.B" style:family="table-column">
      <style:table-column-properties style:column-width="0.349cm"/>
    </style:style>
    <style:style style:name="Таблица7.A1" style:family="table-cell">
      <style:table-cell-properties style:vertical-align="middle" fo:padding="0.049cm" fo:border="none"/>
    </style:style>
    <style:style style:name="Таблица8" style:family="table">
      <style:table-properties style:width="2.764cm" table:align="left"/>
    </style:style>
    <style:style style:name="Таблица8.A" style:family="table-column">
      <style:table-column-properties style:column-width="1.439cm"/>
    </style:style>
    <style:style style:name="Таблица8.B" style:family="table-column">
      <style:table-column-properties style:column-width="1.325cm"/>
    </style:style>
    <style:style style:name="Таблица8.A1" style:family="table-cell">
      <style:table-cell-properties style:vertical-align="middle" fo:padding="0.049cm" fo:border="none"/>
    </style:style>
    <style:style style:name="Таблица9" style:family="table">
      <style:table-properties style:width="2.739cm" table:align="left"/>
    </style:style>
    <style:style style:name="Таблица9.A" style:family="table-column">
      <style:table-column-properties style:column-width="1.415cm"/>
    </style:style>
    <style:style style:name="Таблица9.B" style:family="table-column">
      <style:table-column-properties style:column-width="1.325cm"/>
    </style:style>
    <style:style style:name="Таблица9.A1" style:family="table-cell">
      <style:table-cell-properties style:vertical-align="middle" fo:padding="0.049cm" fo:border="none"/>
    </style:style>
    <style:style style:name="Таблица10" style:family="table">
      <style:table-properties style:width="1.991cm" table:align="left"/>
    </style:style>
    <style:style style:name="Таблица10.A" style:family="table-column">
      <style:table-column-properties style:column-width="1.513cm"/>
    </style:style>
    <style:style style:name="Таблица10.B" style:family="table-column">
      <style:table-column-properties style:column-width="0.478cm"/>
    </style:style>
    <style:style style:name="Таблица10.A1" style:family="table-cell">
      <style:table-cell-properties style:vertical-align="middle" fo:padding="0.049cm" fo:border="none"/>
    </style:style>
    <style:style style:name="Таблица11" style:family="table">
      <style:table-properties style:width="1.893cm" table:align="left"/>
    </style:style>
    <style:style style:name="Таблица11.A" style:family="table-column">
      <style:table-column-properties style:column-width="1.415cm"/>
    </style:style>
    <style:style style:name="Таблица11.B" style:family="table-column">
      <style:table-column-properties style:column-width="0.478cm"/>
    </style:style>
    <style:style style:name="Таблица11.A1" style:family="table-cell">
      <style:table-cell-properties style:vertical-align="middle" fo:padding="0.049cm" fo:border="none"/>
    </style:style>
    <style:style style:name="Таблица12" style:family="table">
      <style:table-properties style:width="1.847cm" table:align="left"/>
    </style:style>
    <style:style style:name="Таблица12.A" style:family="table-column">
      <style:table-column-properties style:column-width="1.369cm"/>
    </style:style>
    <style:style style:name="Таблица12.B" style:family="table-column">
      <style:table-column-properties style:column-width="0.478cm"/>
    </style:style>
    <style:style style:name="Таблица12.A1" style:family="table-cell">
      <style:table-cell-properties style:vertical-align="middle" fo:padding="0.049cm" fo:border="none"/>
    </style:style>
    <style:style style:name="Таблица13" style:family="table">
      <style:table-properties style:width="1.87cm" table:align="left"/>
    </style:style>
    <style:style style:name="Таблица13.A" style:family="table-column">
      <style:table-column-properties style:column-width="1.392cm"/>
    </style:style>
    <style:style style:name="Таблица13.B" style:family="table-column">
      <style:table-column-properties style:column-width="0.478cm"/>
    </style:style>
    <style:style style:name="Таблица13.A1" style:family="table-cell">
      <style:table-cell-properties style:vertical-align="middle" fo:padding="0.049cm" fo:border="none"/>
    </style:style>
    <style:style style:name="Таблица14" style:family="table">
      <style:table-properties style:width="1.774cm" table:align="left"/>
    </style:style>
    <style:style style:name="Таблица14.A" style:family="table-column">
      <style:table-column-properties style:column-width="1.296cm"/>
    </style:style>
    <style:style style:name="Таблица14.B" style:family="table-column">
      <style:table-column-properties style:column-width="0.478cm"/>
    </style:style>
    <style:style style:name="Таблица14.A1" style:family="table-cell">
      <style:table-cell-properties style:vertical-align="middle" fo:padding="0.049cm" fo:border="none"/>
    </style:style>
    <style:style style:name="Таблица15" style:family="table">
      <style:table-properties style:width="1.868cm" table:align="left"/>
    </style:style>
    <style:style style:name="Таблица15.A" style:family="table-column">
      <style:table-column-properties style:column-width="1.39cm"/>
    </style:style>
    <style:style style:name="Таблица15.B" style:family="table-column">
      <style:table-column-properties style:column-width="0.478cm"/>
    </style:style>
    <style:style style:name="Таблица15.A1" style:family="table-cell">
      <style:table-cell-properties style:vertical-align="middle" fo:padding="0.049cm" fo:border="none"/>
    </style:style>
    <style:style style:name="Таблица16" style:family="table">
      <style:table-properties style:width="1.847cm" table:align="left"/>
    </style:style>
    <style:style style:name="Таблица16.A" style:family="table-column">
      <style:table-column-properties style:column-width="1.369cm"/>
    </style:style>
    <style:style style:name="Таблица16.B" style:family="table-column">
      <style:table-column-properties style:column-width="0.478cm"/>
    </style:style>
    <style:style style:name="Таблица16.A1" style:family="table-cell">
      <style:table-cell-properties style:vertical-align="middle" fo:padding="0.049cm" fo:border="none"/>
    </style:style>
    <style:style style:name="Таблица17" style:family="table">
      <style:table-properties style:width="1.894cm" table:align="left"/>
    </style:style>
    <style:style style:name="Таблица17.A" style:family="table-column">
      <style:table-column-properties style:column-width="1.416cm"/>
    </style:style>
    <style:style style:name="Таблица17.B" style:family="table-column">
      <style:table-column-properties style:column-width="0.478cm"/>
    </style:style>
    <style:style style:name="Таблица17.A1" style:family="table-cell">
      <style:table-cell-properties style:vertical-align="middle" fo:padding="0.049cm" fo:border="none"/>
    </style:style>
    <style:style style:name="Таблица18" style:family="table">
      <style:table-properties style:width="1.82cm" table:align="left"/>
    </style:style>
    <style:style style:name="Таблица18.A" style:family="table-column">
      <style:table-column-properties style:column-width="1.342cm"/>
    </style:style>
    <style:style style:name="Таблица18.B" style:family="table-column">
      <style:table-column-properties style:column-width="0.478cm"/>
    </style:style>
    <style:style style:name="Таблица18.A1" style:family="table-cell">
      <style:table-cell-properties style:vertical-align="middle" fo:padding="0.049cm" fo:border="none"/>
    </style:style>
    <style:style style:name="Таблица19" style:family="table">
      <style:table-properties style:width="2.016cm" table:align="left"/>
    </style:style>
    <style:style style:name="Таблица19.A" style:family="table-column">
      <style:table-column-properties style:column-width="1.538cm"/>
    </style:style>
    <style:style style:name="Таблица19.B" style:family="table-column">
      <style:table-column-properties style:column-width="0.478cm"/>
    </style:style>
    <style:style style:name="Таблица19.A1" style:family="table-cell">
      <style:table-cell-properties style:vertical-align="middle" fo:padding="0.049cm" fo:border="none"/>
    </style:style>
    <style:style style:name="Таблица20" style:family="table">
      <style:table-properties style:width="1.75cm" table:align="left"/>
    </style:style>
    <style:style style:name="Таблица20.A" style:family="table-column">
      <style:table-column-properties style:column-width="1.272cm"/>
    </style:style>
    <style:style style:name="Таблица20.B" style:family="table-column">
      <style:table-column-properties style:column-width="0.478cm"/>
    </style:style>
    <style:style style:name="Таблица20.A1" style:family="table-cell">
      <style:table-cell-properties style:vertical-align="middle" fo:padding="0.049cm" fo:border="none"/>
    </style:style>
    <style:style style:name="Таблица21" style:family="table">
      <style:table-properties style:width="2.244cm" table:align="left"/>
    </style:style>
    <style:style style:name="Таблица21.A" style:family="table-column">
      <style:table-column-properties style:column-width="1.342cm"/>
    </style:style>
    <style:style style:name="Таблица21.B" style:family="table-column">
      <style:table-column-properties style:column-width="0.901cm"/>
    </style:style>
    <style:style style:name="Таблица21.A1" style:family="table-cell">
      <style:table-cell-properties style:vertical-align="middle" fo:padding="0.049cm" fo:border="none"/>
    </style:style>
    <style:style style:name="Таблица22" style:family="table">
      <style:table-properties style:width="1.847cm" table:align="left"/>
    </style:style>
    <style:style style:name="Таблица22.A" style:family="table-column">
      <style:table-column-properties style:column-width="1.369cm"/>
    </style:style>
    <style:style style:name="Таблица22.B" style:family="table-column">
      <style:table-column-properties style:column-width="0.478cm"/>
    </style:style>
    <style:style style:name="Таблица22.A1" style:family="table-cell">
      <style:table-cell-properties style:vertical-align="middle" fo:padding="0.049cm" fo:border="none"/>
    </style:style>
    <style:style style:name="Таблица23" style:family="table">
      <style:table-properties style:width="1.946cm" table:align="left"/>
    </style:style>
    <style:style style:name="Таблица23.A" style:family="table-column">
      <style:table-column-properties style:column-width="1.468cm"/>
    </style:style>
    <style:style style:name="Таблица23.B" style:family="table-column">
      <style:table-column-properties style:column-width="0.478cm"/>
    </style:style>
    <style:style style:name="Таблица23.A1" style:family="table-cell">
      <style:table-cell-properties style:vertical-align="middle" fo:padding="0.049cm" fo:border="none"/>
    </style:style>
    <style:style style:name="Таблица24" style:family="table">
      <style:table-properties style:width="1.942cm" table:align="left"/>
    </style:style>
    <style:style style:name="Таблица24.A" style:family="table-column">
      <style:table-column-properties style:column-width="1.464cm"/>
    </style:style>
    <style:style style:name="Таблица24.B" style:family="table-column">
      <style:table-column-properties style:column-width="0.478cm"/>
    </style:style>
    <style:style style:name="Таблица24.A1" style:family="table-cell">
      <style:table-cell-properties style:vertical-align="middle" fo:padding="0.049cm" fo:border="none"/>
    </style:style>
    <style:style style:name="Таблица25" style:family="table">
      <style:table-properties style:width="1.87cm" table:align="left"/>
    </style:style>
    <style:style style:name="Таблица25.A" style:family="table-column">
      <style:table-column-properties style:column-width="1.392cm"/>
    </style:style>
    <style:style style:name="Таблица25.B" style:family="table-column">
      <style:table-column-properties style:column-width="0.478cm"/>
    </style:style>
    <style:style style:name="Таблица25.A1" style:family="table-cell">
      <style:table-cell-properties style:vertical-align="middle" fo:padding="0.049cm" fo:border="none"/>
    </style:style>
    <style:style style:name="Таблица26" style:family="table">
      <style:table-properties style:width="2.272cm" table:align="left"/>
    </style:style>
    <style:style style:name="Таблица26.A" style:family="table-column">
      <style:table-column-properties style:column-width="1.371cm"/>
    </style:style>
    <style:style style:name="Таблица26.B" style:family="table-column">
      <style:table-column-properties style:column-width="0.901cm"/>
    </style:style>
    <style:style style:name="Таблица26.A1" style:family="table-cell">
      <style:table-cell-properties style:vertical-align="middle" fo:padding="0.049cm" fo:border="none"/>
    </style:style>
    <style:style style:name="Таблица27" style:family="table">
      <style:table-properties style:width="1.75cm" table:align="left"/>
    </style:style>
    <style:style style:name="Таблица27.A" style:family="table-column">
      <style:table-column-properties style:column-width="1.272cm"/>
    </style:style>
    <style:style style:name="Таблица27.B" style:family="table-column">
      <style:table-column-properties style:column-width="0.478cm"/>
    </style:style>
    <style:style style:name="Таблица27.A1" style:family="table-cell">
      <style:table-cell-properties style:vertical-align="middle" fo:padding="0.049cm" fo:border="none"/>
    </style:style>
    <style:style style:name="Таблица28" style:family="table">
      <style:table-properties style:width="1.799cm" table:align="left"/>
    </style:style>
    <style:style style:name="Таблица28.A" style:family="table-column">
      <style:table-column-properties style:column-width="1.321cm"/>
    </style:style>
    <style:style style:name="Таблица28.B" style:family="table-column">
      <style:table-column-properties style:column-width="0.478cm"/>
    </style:style>
    <style:style style:name="Таблица28.A1" style:family="table-cell">
      <style:table-cell-properties style:vertical-align="middle" fo:padding="0.049cm" fo:border="none"/>
    </style:style>
    <style:style style:name="Таблица33" style:family="table">
      <style:table-properties style:width="2.808cm" table:align="left"/>
    </style:style>
    <style:style style:name="Таблица33.A" style:family="table-column">
      <style:table-column-properties style:column-width="1.272cm"/>
    </style:style>
    <style:style style:name="Таблица33.B" style:family="table-column">
      <style:table-column-properties style:column-width="1.536cm"/>
    </style:style>
    <style:style style:name="Таблица33.A1" style:family="table-cell">
      <style:table-cell-properties style:vertical-align="middle" fo:padding="0.049cm" fo:border="none"/>
    </style:style>
    <style:style style:name="Таблица34" style:family="table">
      <style:table-properties style:width="2.858cm" table:align="left"/>
    </style:style>
    <style:style style:name="Таблица34.A" style:family="table-column">
      <style:table-column-properties style:column-width="1.321cm"/>
    </style:style>
    <style:style style:name="Таблица34.B" style:family="table-column">
      <style:table-column-properties style:column-width="1.536cm"/>
    </style:style>
    <style:style style:name="Таблица34.A1" style:family="table-cell">
      <style:table-cell-properties style:vertical-align="middle" fo:padding="0.049cm" fo:border="none"/>
    </style:style>
    <style:style style:name="Таблица35" style:family="table">
      <style:table-properties style:width="1.893cm" table:align="left"/>
    </style:style>
    <style:style style:name="Таблица35.A" style:family="table-column">
      <style:table-column-properties style:column-width="1.415cm"/>
    </style:style>
    <style:style style:name="Таблица35.B" style:family="table-column">
      <style:table-column-properties style:column-width="0.478cm"/>
    </style:style>
    <style:style style:name="Таблица35.A1" style:family="table-cell">
      <style:table-cell-properties style:vertical-align="middle" fo:padding="0.049cm" fo:border="none"/>
    </style:style>
    <style:style style:name="Таблица36" style:family="table">
      <style:table-properties style:width="2.081cm" table:align="left"/>
    </style:style>
    <style:style style:name="Таблица36.A" style:family="table-column">
      <style:table-column-properties style:column-width="1.392cm"/>
    </style:style>
    <style:style style:name="Таблица36.B" style:family="table-column">
      <style:table-column-properties style:column-width="0.69cm"/>
    </style:style>
    <style:style style:name="Таблица36.A1" style:family="table-cell">
      <style:table-cell-properties style:vertical-align="middle" fo:padding="0.049cm" fo:border="none"/>
    </style:style>
    <style:style style:name="Таблица29" style:family="table">
      <style:table-properties style:width="1.891cm" table:align="left"/>
    </style:style>
    <style:style style:name="Таблица29.A" style:family="table-column">
      <style:table-column-properties style:column-width="1.413cm"/>
    </style:style>
    <style:style style:name="Таблица29.B" style:family="table-column">
      <style:table-column-properties style:column-width="0.478cm"/>
    </style:style>
    <style:style style:name="Таблица29.A1" style:family="table-cell">
      <style:table-cell-properties style:vertical-align="middle" fo:padding="0.049cm" fo:border="none"/>
    </style:style>
    <style:style style:name="Таблица30" style:family="table">
      <style:table-properties style:width="1.87cm" table:align="left"/>
    </style:style>
    <style:style style:name="Таблица30.A" style:family="table-column">
      <style:table-column-properties style:column-width="1.392cm"/>
    </style:style>
    <style:style style:name="Таблица30.B" style:family="table-column">
      <style:table-column-properties style:column-width="0.478cm"/>
    </style:style>
    <style:style style:name="Таблица30.A1" style:family="table-cell">
      <style:table-cell-properties style:vertical-align="middle" fo:padding="0.049cm" fo:border="none"/>
    </style:style>
    <style:style style:name="Таблица31" style:family="table">
      <style:table-properties style:width="1.969cm" table:align="left"/>
    </style:style>
    <style:style style:name="Таблица31.A" style:family="table-column">
      <style:table-column-properties style:column-width="1.49cm"/>
    </style:style>
    <style:style style:name="Таблица31.B" style:family="table-column">
      <style:table-column-properties style:column-width="0.478cm"/>
    </style:style>
    <style:style style:name="Таблица31.A1" style:family="table-cell">
      <style:table-cell-properties style:vertical-align="middle" fo:padding="0.049cm" fo:border="none"/>
    </style:style>
    <style:style style:name="Таблица32" style:family="table">
      <style:table-properties style:width="1.871cm" table:align="left"/>
    </style:style>
    <style:style style:name="Таблица32.A" style:family="table-column">
      <style:table-column-properties style:column-width="1.393cm"/>
    </style:style>
    <style:style style:name="Таблица32.B" style:family="table-column">
      <style:table-column-properties style:column-width="0.478cm"/>
    </style:style>
    <style:style style:name="Таблица32.A1" style:family="table-cell">
      <style:table-cell-properties style:vertical-align="middle" fo:padding="0.049cm" fo:border="none"/>
    </style:style>
    <style:style style:name="Таблица42" style:family="table">
      <style:table-properties style:width="1.944cm" table:align="left"/>
    </style:style>
    <style:style style:name="Таблица42.A" style:family="table-column">
      <style:table-column-properties style:column-width="1.466cm"/>
    </style:style>
    <style:style style:name="Таблица42.B" style:family="table-column">
      <style:table-column-properties style:column-width="0.478cm"/>
    </style:style>
    <style:style style:name="Таблица42.A1" style:family="table-cell">
      <style:table-cell-properties style:vertical-align="middle" fo:padding="0.049cm" fo:border="none"/>
    </style:style>
    <style:style style:name="Таблица38" style:family="table">
      <style:table-properties style:width="1.849cm" table:align="left"/>
    </style:style>
    <style:style style:name="Таблица38.A" style:family="table-column">
      <style:table-column-properties style:column-width="1.371cm"/>
    </style:style>
    <style:style style:name="Таблица38.B" style:family="table-column">
      <style:table-column-properties style:column-width="0.478cm"/>
    </style:style>
    <style:style style:name="Таблица38.A1" style:family="table-cell">
      <style:table-cell-properties style:vertical-align="middle" fo:padding="0.049cm" fo:border="none"/>
    </style:style>
    <style:style style:name="Таблица39" style:family="table">
      <style:table-properties style:width="1.799cm" table:align="left"/>
    </style:style>
    <style:style style:name="Таблица39.A" style:family="table-column">
      <style:table-column-properties style:column-width="1.321cm"/>
    </style:style>
    <style:style style:name="Таблица39.B" style:family="table-column">
      <style:table-column-properties style:column-width="0.478cm"/>
    </style:style>
    <style:style style:name="Таблица39.A1" style:family="table-cell">
      <style:table-cell-properties style:vertical-align="middle" fo:padding="0.049cm" fo:border="none"/>
    </style:style>
    <style:style style:name="Таблица40" style:family="table">
      <style:table-properties style:width="1.799cm" table:align="left"/>
    </style:style>
    <style:style style:name="Таблица40.A" style:family="table-column">
      <style:table-column-properties style:column-width="1.321cm"/>
    </style:style>
    <style:style style:name="Таблица40.B" style:family="table-column">
      <style:table-column-properties style:column-width="0.478cm"/>
    </style:style>
    <style:style style:name="Таблица40.A1" style:family="table-cell">
      <style:table-cell-properties style:vertical-align="middle" fo:padding="0.049cm" fo:border="none"/>
    </style:style>
    <style:style style:name="Таблица41" style:family="table">
      <style:table-properties style:width="1.824cm" table:align="left"/>
    </style:style>
    <style:style style:name="Таблица41.A" style:family="table-column">
      <style:table-column-properties style:column-width="1.346cm"/>
    </style:style>
    <style:style style:name="Таблица41.B" style:family="table-column">
      <style:table-column-properties style:column-width="0.478cm"/>
    </style:style>
    <style:style style:name="Таблица41.A1" style:family="table-cell">
      <style:table-cell-properties style:vertical-align="middle" fo:padding="0.049cm" fo:border="none"/>
    </style:style>
    <style:style style:name="Таблица43" style:family="table">
      <style:table-properties style:width="1.799cm" table:align="left"/>
    </style:style>
    <style:style style:name="Таблица43.A" style:family="table-column">
      <style:table-column-properties style:column-width="1.321cm"/>
    </style:style>
    <style:style style:name="Таблица43.B" style:family="table-column">
      <style:table-column-properties style:column-width="0.478cm"/>
    </style:style>
    <style:style style:name="Таблица43.A1" style:family="table-cell">
      <style:table-cell-properties style:vertical-align="middle" fo:padding="0.049cm" fo:border="none"/>
    </style:style>
    <style:style style:name="Таблица44" style:family="table">
      <style:table-properties style:width="1.921cm" table:align="left"/>
    </style:style>
    <style:style style:name="Таблица44.A" style:family="table-column">
      <style:table-column-properties style:column-width="1.443cm"/>
    </style:style>
    <style:style style:name="Таблица44.B" style:family="table-column">
      <style:table-column-properties style:column-width="0.478cm"/>
    </style:style>
    <style:style style:name="Таблица44.A1" style:family="table-cell">
      <style:table-cell-properties style:vertical-align="middle" fo:padding="0.049cm" fo:border="none"/>
    </style:style>
    <style:style style:name="Таблица37" style:family="table">
      <style:table-properties style:width="1.849cm" table:align="left"/>
    </style:style>
    <style:style style:name="Таблица37.A" style:family="table-column">
      <style:table-column-properties style:column-width="1.371cm"/>
    </style:style>
    <style:style style:name="Таблица37.B" style:family="table-column">
      <style:table-column-properties style:column-width="0.478cm"/>
    </style:style>
    <style:style style:name="Таблица37.A1" style:family="table-cell">
      <style:table-cell-properties style:vertical-align="middle" fo:padding="0.049cm" fo:border="none"/>
    </style:style>
    <style:style style:name="Таблица45" style:family="table">
      <style:table-properties style:width="1.87cm" table:align="left"/>
    </style:style>
    <style:style style:name="Таблица45.A" style:family="table-column">
      <style:table-column-properties style:column-width="1.392cm"/>
    </style:style>
    <style:style style:name="Таблица45.B" style:family="table-column">
      <style:table-column-properties style:column-width="0.478cm"/>
    </style:style>
    <style:style style:name="Таблица45.A1" style:family="table-cell">
      <style:table-cell-properties style:vertical-align="middle" fo:padding="0.049cm" fo:border="none"/>
    </style:style>
    <style:style style:name="Таблица46" style:family="table">
      <style:table-properties style:width="1.87cm" table:align="left"/>
    </style:style>
    <style:style style:name="Таблица46.A" style:family="table-column">
      <style:table-column-properties style:column-width="1.392cm"/>
    </style:style>
    <style:style style:name="Таблица46.B" style:family="table-column">
      <style:table-column-properties style:column-width="0.478cm"/>
    </style:style>
    <style:style style:name="Таблица46.A1" style:family="table-cell">
      <style:table-cell-properties style:vertical-align="middle" fo:padding="0.049cm" fo:border="none"/>
    </style:style>
    <style:style style:name="Таблица47" style:family="table">
      <style:table-properties style:width="1.849cm" table:align="left"/>
    </style:style>
    <style:style style:name="Таблица47.A" style:family="table-column">
      <style:table-column-properties style:column-width="1.371cm"/>
    </style:style>
    <style:style style:name="Таблица47.B" style:family="table-column">
      <style:table-column-properties style:column-width="0.478cm"/>
    </style:style>
    <style:style style:name="Таблица47.A1" style:family="table-cell">
      <style:table-cell-properties style:vertical-align="middle" fo:padding="0.049cm" fo:border="none"/>
    </style:style>
    <style:style style:name="Таблица48" style:family="table">
      <style:table-properties style:width="1.75cm" table:align="left"/>
    </style:style>
    <style:style style:name="Таблица48.A" style:family="table-column">
      <style:table-column-properties style:column-width="1.272cm"/>
    </style:style>
    <style:style style:name="Таблица48.B" style:family="table-column">
      <style:table-column-properties style:column-width="0.478cm"/>
    </style:style>
    <style:style style:name="Таблица48.A1" style:family="table-cell">
      <style:table-cell-properties style:vertical-align="middle" fo:padding="0.049cm" fo:border="none"/>
    </style:style>
    <style:style style:name="Таблица49" style:family="table">
      <style:table-properties style:width="1.75cm" table:align="left"/>
    </style:style>
    <style:style style:name="Таблица49.A" style:family="table-column">
      <style:table-column-properties style:column-width="1.272cm"/>
    </style:style>
    <style:style style:name="Таблица49.B" style:family="table-column">
      <style:table-column-properties style:column-width="0.478cm"/>
    </style:style>
    <style:style style:name="Таблица49.A1" style:family="table-cell">
      <style:table-cell-properties style:vertical-align="middle" fo:padding="0.049cm" fo:border="none"/>
    </style:style>
    <style:style style:name="Таблица50" style:family="table">
      <style:table-properties style:width="1.75cm" table:align="left"/>
    </style:style>
    <style:style style:name="Таблица50.A" style:family="table-column">
      <style:table-column-properties style:column-width="1.272cm"/>
    </style:style>
    <style:style style:name="Таблица50.B" style:family="table-column">
      <style:table-column-properties style:column-width="0.478cm"/>
    </style:style>
    <style:style style:name="Таблица50.A1" style:family="table-cell">
      <style:table-cell-properties style:vertical-align="middle" fo:padding="0.049cm" fo:border="none"/>
    </style:style>
    <style:style style:name="Таблица51" style:family="table">
      <style:table-properties style:width="1.75cm" table:align="left"/>
    </style:style>
    <style:style style:name="Таблица51.A" style:family="table-column">
      <style:table-column-properties style:column-width="1.272cm"/>
    </style:style>
    <style:style style:name="Таблица51.B" style:family="table-column">
      <style:table-column-properties style:column-width="0.478cm"/>
    </style:style>
    <style:style style:name="Таблица51.A1" style:family="table-cell">
      <style:table-cell-properties style:vertical-align="middle" fo:padding="0.049cm" fo:border="none"/>
    </style:style>
    <style:style style:name="Таблица52" style:family="table">
      <style:table-properties style:width="1.871cm" table:align="left"/>
    </style:style>
    <style:style style:name="Таблица52.A" style:family="table-column">
      <style:table-column-properties style:column-width="1.393cm"/>
    </style:style>
    <style:style style:name="Таблица52.B" style:family="table-column">
      <style:table-column-properties style:column-width="0.478cm"/>
    </style:style>
    <style:style style:name="Таблица52.A1" style:family="table-cell">
      <style:table-cell-properties style:vertical-align="middle" fo:padding="0.049cm" fo:border="none"/>
    </style:style>
    <style:style style:name="Таблица53" style:family="table">
      <style:table-properties style:width="1.87cm" table:align="left"/>
    </style:style>
    <style:style style:name="Таблица53.A" style:family="table-column">
      <style:table-column-properties style:column-width="1.392cm"/>
    </style:style>
    <style:style style:name="Таблица53.B" style:family="table-column">
      <style:table-column-properties style:column-width="0.478cm"/>
    </style:style>
    <style:style style:name="Таблица53.A1" style:family="table-cell">
      <style:table-cell-properties style:vertical-align="middle" fo:padding="0.049cm" fo:border="none"/>
    </style:style>
    <style:style style:name="Таблица54" style:family="table">
      <style:table-properties style:width="1.87cm" table:align="left"/>
    </style:style>
    <style:style style:name="Таблица54.A" style:family="table-column">
      <style:table-column-properties style:column-width="1.392cm"/>
    </style:style>
    <style:style style:name="Таблица54.B" style:family="table-column">
      <style:table-column-properties style:column-width="0.478cm"/>
    </style:style>
    <style:style style:name="Таблица54.A1" style:family="table-cell">
      <style:table-cell-properties style:vertical-align="middle" fo:padding="0.049cm" fo:border="none"/>
    </style:style>
    <style:style style:name="Таблица55" style:family="table">
      <style:table-properties style:width="11.169cm" table:align="left"/>
    </style:style>
    <style:style style:name="Таблица55.A" style:family="table-column">
      <style:table-column-properties style:column-width="10.897cm"/>
    </style:style>
    <style:style style:name="Таблица55.B" style:family="table-column">
      <style:table-column-properties style:column-width="0.272cm"/>
    </style:style>
    <style:style style:name="Таблица55.A1" style:family="table-cell">
      <style:table-cell-properties style:vertical-align="middle" fo:padding="0.049cm" fo:border="none"/>
    </style:style>
    <style:style style:name="Таблица56" style:family="table">
      <style:table-properties style:width="11.363cm" table:align="left"/>
    </style:style>
    <style:style style:name="Таблица56.A" style:family="table-column">
      <style:table-column-properties style:column-width="11.091cm"/>
    </style:style>
    <style:style style:name="Таблица56.B" style:family="table-column">
      <style:table-column-properties style:column-width="0.272cm"/>
    </style:style>
    <style:style style:name="Таблица56.A1" style:family="table-cell">
      <style:table-cell-properties style:vertical-align="middle" fo:padding="0.049cm" fo:border="none"/>
    </style:style>
    <style:style style:name="Таблица58" style:family="table">
      <style:table-properties style:width="6.022cm" table:align="left"/>
    </style:style>
    <style:style style:name="Таблица58.A" style:family="table-column">
      <style:table-column-properties style:column-width="6.022cm"/>
    </style:style>
    <style:style style:name="Таблица58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a864bd" officeooo:paragraph-rsid="00a864bd" style:font-size-asian="13pt" style:font-weight-asian="bold" style:font-size-complex="13pt" style:font-weight-complex="bold"/>
    </style:style>
    <style:style style:name="P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b1d79b" officeooo:paragraph-rsid="00b1d79b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2c6a5" style:font-size-asian="10pt" style:font-weight-asian="bold" style:font-size-complex="10pt" style:font-weight-complex="bold"/>
    </style:style>
    <style:style style:name="P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2c6a5" officeooo:paragraph-rsid="0022c6a5" style:font-size-asian="10pt" style:font-weight-asian="bold" style:font-size-complex="10pt" style:font-weight-complex="bold"/>
    </style:style>
    <style:style style:name="P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paragraph-rsid="0022c6a5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b1565f" officeooo:paragraph-rsid="00b1565f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1d7d2" officeooo:paragraph-rsid="0021d7d2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1cfe9" officeooo:paragraph-rsid="00a1cfe9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3c6e4" officeooo:paragraph-rsid="00a3c6e4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0e820" officeooo:paragraph-rsid="00a0e820" style:font-size-asian="10pt" style:font-weight-asian="bold" style:font-size-complex="10pt" style:font-weight-complex="bold"/>
    </style:style>
    <style:style style:name="P1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661f6" officeooo:paragraph-rsid="002661f6" style:font-size-asian="10pt" style:font-weight-asian="bold" style:font-size-complex="10pt" style:font-weight-complex="bold"/>
    </style:style>
    <style:style style:name="P1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cdb36" officeooo:paragraph-rsid="002cdb36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2405d" officeooo:paragraph-rsid="0032405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4de70" officeooo:paragraph-rsid="0034de70" style:font-size-asian="10pt" style:font-weight-asian="bold" style:font-size-complex="10pt" style:font-weight-complex="bold"/>
    </style:style>
    <style:style style:name="P1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4de70" officeooo:paragraph-rsid="0035bfc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4de70" officeooo:paragraph-rsid="0039c8d4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64c76" officeooo:paragraph-rsid="00364c76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64c76" officeooo:paragraph-rsid="00379994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64c76" officeooo:paragraph-rsid="0039c8d4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8f0c9" officeooo:paragraph-rsid="0038f0c9" style:font-size-asian="10pt" style:font-weight-asian="bold" style:font-size-complex="10pt" style:font-weight-complex="bold"/>
    </style:style>
    <style:style style:name="P2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8f0c9" officeooo:paragraph-rsid="0039c8d4" style:font-size-asian="10pt" style:font-weight-asian="bold" style:font-size-complex="10pt" style:font-weight-complex="bold"/>
    </style:style>
    <style:style style:name="P2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8f0c9" officeooo:paragraph-rsid="003bda31" style:font-size-asian="10pt" style:font-weight-asian="bold" style:font-size-complex="10pt" style:font-weight-complex="bold"/>
    </style:style>
    <style:style style:name="P2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9c8d4" officeooo:paragraph-rsid="0039c8d4" style:font-size-asian="10pt" style:font-weight-asian="bold" style:font-size-complex="10pt" style:font-weight-complex="bold"/>
    </style:style>
    <style:style style:name="P2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9c8d4" officeooo:paragraph-rsid="003bda31" style:font-size-asian="10pt" style:font-weight-asian="bold" style:font-size-complex="10pt" style:font-weight-complex="bold"/>
    </style:style>
    <style:style style:name="P2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a8c2d" officeooo:paragraph-rsid="003a8c2d" style:font-size-asian="10pt" style:font-weight-asian="bold" style:font-size-complex="10pt" style:font-weight-complex="bold"/>
    </style:style>
    <style:style style:name="P2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bda31" officeooo:paragraph-rsid="003bda31" style:font-size-asian="10pt" style:font-weight-asian="bold" style:font-size-complex="10pt" style:font-weight-complex="bold"/>
    </style:style>
    <style:style style:name="P2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d03ac" officeooo:paragraph-rsid="003d03ac" style:font-size-asian="10pt" style:font-weight-asian="bold" style:font-size-complex="10pt" style:font-weight-complex="bold"/>
    </style:style>
    <style:style style:name="P2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d631a" officeooo:paragraph-rsid="003d631a" style:font-size-asian="10pt" style:font-weight-asian="bold" style:font-size-complex="10pt" style:font-weight-complex="bold"/>
    </style:style>
    <style:style style:name="P3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12300" officeooo:paragraph-rsid="00412300" style:font-size-asian="10pt" style:font-weight-asian="bold" style:font-size-complex="10pt" style:font-weight-complex="bold"/>
    </style:style>
    <style:style style:name="P3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2fcf4" officeooo:paragraph-rsid="0042fcf4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9d7e7" officeooo:paragraph-rsid="0049d7e7" style:font-size-asian="10pt" style:font-weight-asian="bold" style:font-size-complex="10pt" style:font-weight-complex="bold"/>
    </style:style>
    <style:style style:name="P3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a972c" officeooo:paragraph-rsid="004a972c" style:font-size-asian="10pt" style:font-weight-asian="bold" style:font-size-complex="10pt" style:font-weight-complex="bold"/>
    </style:style>
    <style:style style:name="P3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b4963" officeooo:paragraph-rsid="004b4963" style:font-size-asian="10pt" style:font-weight-asian="bold" style:font-size-complex="10pt" style:font-weight-complex="bold"/>
    </style:style>
    <style:style style:name="P3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b4963" officeooo:paragraph-rsid="004c4d26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c4d26" officeooo:paragraph-rsid="004c4d26" style:font-size-asian="10pt" style:font-weight-asian="bold" style:font-size-complex="10pt" style:font-weight-complex="bold"/>
    </style:style>
    <style:style style:name="P3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dbdf6" officeooo:paragraph-rsid="004dbdf6" style:font-size-asian="10pt" style:font-weight-asian="bold" style:font-size-complex="10pt" style:font-weight-complex="bold"/>
    </style:style>
    <style:style style:name="P3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e0bd5" officeooo:paragraph-rsid="004e0bd5" style:font-size-asian="10pt" style:font-weight-asian="bold" style:font-size-complex="10pt" style:font-weight-complex="bold"/>
    </style:style>
    <style:style style:name="P3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34aac" officeooo:paragraph-rsid="00534aac" style:font-size-asian="10pt" style:font-weight-asian="bold" style:font-size-complex="10pt" style:font-weight-complex="bold"/>
    </style:style>
    <style:style style:name="P4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36fc9" officeooo:paragraph-rsid="00536fc9" style:font-size-asian="10pt" style:font-weight-asian="bold" style:font-size-complex="10pt" style:font-weight-complex="bold"/>
    </style:style>
    <style:style style:name="P4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557c7" officeooo:paragraph-rsid="005557c7" style:font-size-asian="10pt" style:font-weight-asian="bold" style:font-size-complex="10pt" style:font-weight-complex="bold"/>
    </style:style>
    <style:style style:name="P4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66730" officeooo:paragraph-rsid="00566730" style:font-size-asian="10pt" style:font-weight-asian="bold" style:font-size-complex="10pt" style:font-weight-complex="bold"/>
    </style:style>
    <style:style style:name="P4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7cde4" officeooo:paragraph-rsid="0057cde4" style:font-size-asian="10pt" style:font-weight-asian="bold" style:font-size-complex="10pt" style:font-weight-complex="bold"/>
    </style:style>
    <style:style style:name="P4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93442" officeooo:paragraph-rsid="00593442" style:font-size-asian="10pt" style:font-weight-asian="bold" style:font-size-complex="10pt" style:font-weight-complex="bold"/>
    </style:style>
    <style:style style:name="P4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c52ac" officeooo:paragraph-rsid="005c52ac" style:font-size-asian="10pt" style:font-weight-asian="bold" style:font-size-complex="10pt" style:font-weight-complex="bold"/>
    </style:style>
    <style:style style:name="P4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2f3a0" officeooo:paragraph-rsid="0062f3a0" style:font-size-asian="10pt" style:font-weight-asian="bold" style:font-size-complex="10pt" style:font-weight-complex="bold"/>
    </style:style>
    <style:style style:name="P4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7e273" officeooo:paragraph-rsid="0067e273" style:font-size-asian="10pt" style:font-weight-asian="bold" style:font-size-complex="10pt" style:font-weight-complex="bold"/>
    </style:style>
    <style:style style:name="P4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b6c72" officeooo:paragraph-rsid="006b6c72" style:font-size-asian="10pt" style:font-weight-asian="bold" style:font-size-complex="10pt" style:font-weight-complex="bold"/>
    </style:style>
    <style:style style:name="P4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beb4e" officeooo:paragraph-rsid="006beb4e" style:font-size-asian="10pt" style:font-weight-asian="bold" style:font-size-complex="10pt" style:font-weight-complex="bold"/>
    </style:style>
    <style:style style:name="P5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db0d5" officeooo:paragraph-rsid="006db0d5" style:font-size-asian="10pt" style:font-weight-asian="bold" style:font-size-complex="10pt" style:font-weight-complex="bold"/>
    </style:style>
    <style:style style:name="P5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1060c" officeooo:paragraph-rsid="0071060c" style:font-size-asian="10pt" style:font-weight-asian="bold" style:font-size-complex="10pt" style:font-weight-complex="bold"/>
    </style:style>
    <style:style style:name="P5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1c62" officeooo:paragraph-rsid="00791c62" style:font-size-asian="10pt" style:font-weight-asian="bold" style:font-size-complex="10pt" style:font-weight-complex="bold"/>
    </style:style>
    <style:style style:name="P5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fa8a" officeooo:paragraph-rsid="0079fa8a" style:font-size-asian="10pt" style:font-weight-asian="bold" style:font-size-complex="10pt" style:font-weight-complex="bold"/>
    </style:style>
    <style:style style:name="P5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fa8a" officeooo:paragraph-rsid="007a7222" style:font-size-asian="10pt" style:font-weight-asian="bold" style:font-size-complex="10pt" style:font-weight-complex="bold"/>
    </style:style>
    <style:style style:name="P5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fa8a" officeooo:paragraph-rsid="007a008d" style:font-size-asian="10pt" style:font-weight-asian="bold" style:font-size-complex="10pt" style:font-weight-complex="bold"/>
    </style:style>
    <style:style style:name="P5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a7222" officeooo:paragraph-rsid="007a7222" style:font-size-asian="10pt" style:font-weight-asian="bold" style:font-size-complex="10pt" style:font-weight-complex="bold"/>
    </style:style>
    <style:style style:name="P5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c21ca" officeooo:paragraph-rsid="007c21ca" style:font-size-asian="10pt" style:font-weight-asian="bold" style:font-size-complex="10pt" style:font-weight-complex="bold"/>
    </style:style>
    <style:style style:name="P5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e9a24" officeooo:paragraph-rsid="007e9a24" style:font-size-asian="10pt" style:font-weight-asian="bold" style:font-size-complex="10pt" style:font-weight-complex="bold"/>
    </style:style>
    <style:style style:name="P5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1214b" officeooo:paragraph-rsid="0081214b" style:font-size-asian="10pt" style:font-weight-asian="bold" style:font-size-complex="10pt" style:font-weight-complex="bold"/>
    </style:style>
    <style:style style:name="P6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1214b" officeooo:paragraph-rsid="0081ea16" style:font-size-asian="10pt" style:font-weight-asian="bold" style:font-size-complex="10pt" style:font-weight-complex="bold"/>
    </style:style>
    <style:style style:name="P6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1ea16" officeooo:paragraph-rsid="0081ea16" style:font-size-asian="10pt" style:font-weight-asian="bold" style:font-size-complex="10pt" style:font-weight-complex="bold"/>
    </style:style>
    <style:style style:name="P6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1ea16" officeooo:paragraph-rsid="008357db" style:font-size-asian="10pt" style:font-weight-asian="bold" style:font-size-complex="10pt" style:font-weight-complex="bold"/>
    </style:style>
    <style:style style:name="P6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357db" officeooo:paragraph-rsid="008357db" style:font-size-asian="10pt" style:font-weight-asian="bold" style:font-size-complex="10pt" style:font-weight-complex="bold"/>
    </style:style>
    <style:style style:name="P6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44b9f" officeooo:paragraph-rsid="00844b9f" style:font-size-asian="10pt" style:font-weight-asian="bold" style:font-size-complex="10pt" style:font-weight-complex="bold"/>
    </style:style>
    <style:style style:name="P6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80eed" officeooo:paragraph-rsid="00880eed" style:font-size-asian="10pt" style:font-weight-asian="bold" style:font-size-complex="10pt" style:font-weight-complex="bold"/>
    </style:style>
    <style:style style:name="P6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a55a7" officeooo:paragraph-rsid="008a55a7" style:font-size-asian="10pt" style:font-weight-asian="bold" style:font-size-complex="10pt" style:font-weight-complex="bold"/>
    </style:style>
    <style:style style:name="P6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c47f9" officeooo:paragraph-rsid="008c47f9" style:font-size-asian="10pt" style:font-weight-asian="bold" style:font-size-complex="10pt" style:font-weight-complex="bold"/>
    </style:style>
    <style:style style:name="P6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f3d8" officeooo:paragraph-rsid="008df3d8" style:font-size-asian="10pt" style:font-weight-asian="bold" style:font-size-complex="10pt" style:font-weight-complex="bold"/>
    </style:style>
    <style:style style:name="P6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f3d8" officeooo:paragraph-rsid="008e6d21" style:font-size-asian="10pt" style:font-weight-asian="bold" style:font-size-complex="10pt" style:font-weight-complex="bold"/>
    </style:style>
    <style:style style:name="P7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f3d8" officeooo:paragraph-rsid="0094333f" style:font-size-asian="10pt" style:font-weight-asian="bold" style:font-size-complex="10pt" style:font-weight-complex="bold"/>
    </style:style>
    <style:style style:name="P7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f3d8" officeooo:paragraph-rsid="0092c7ff" style:font-size-asian="10pt" style:font-weight-asian="bold" style:font-size-complex="10pt" style:font-weight-complex="bold"/>
    </style:style>
    <style:style style:name="P7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e6d21" officeooo:paragraph-rsid="008e6d21" style:font-size-asian="10pt" style:font-weight-asian="bold" style:font-size-complex="10pt" style:font-weight-complex="bold"/>
    </style:style>
    <style:style style:name="P7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2c7ff" officeooo:paragraph-rsid="0094333f" style:font-size-asian="10pt" style:font-weight-asian="bold" style:font-size-complex="10pt" style:font-weight-complex="bold"/>
    </style:style>
    <style:style style:name="P7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2c7ff" officeooo:paragraph-rsid="0092c7ff" style:font-size-asian="10pt" style:font-weight-asian="bold" style:font-size-complex="10pt" style:font-weight-complex="bold"/>
    </style:style>
    <style:style style:name="P7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995b0" officeooo:paragraph-rsid="009995b0" style:font-size-asian="10pt" style:font-weight-asian="bold" style:font-size-complex="10pt" style:font-weight-complex="bold"/>
    </style:style>
    <style:style style:name="P7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a2eb3" officeooo:paragraph-rsid="009a2eb3" style:font-size-asian="10pt" style:font-weight-asian="bold" style:font-size-complex="10pt" style:font-weight-complex="bold"/>
    </style:style>
    <style:style style:name="P7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4333f" officeooo:paragraph-rsid="0094333f" style:font-size-asian="10pt" style:font-weight-asian="bold" style:font-size-complex="10pt" style:font-weight-complex="bold"/>
    </style:style>
    <style:style style:name="P7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61dde" officeooo:paragraph-rsid="00961dde" style:font-size-asian="10pt" style:font-weight-asian="bold" style:font-size-complex="10pt" style:font-weight-complex="bold"/>
    </style:style>
    <style:style style:name="P7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ad4a5" officeooo:paragraph-rsid="009ad4a5" style:font-size-asian="10pt" style:font-weight-asian="bold" style:font-size-complex="10pt" style:font-weight-complex="bold"/>
    </style:style>
    <style:style style:name="P8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e63b7" officeooo:paragraph-rsid="009e63b7" style:font-size-asian="10pt" style:font-weight-asian="bold" style:font-size-complex="10pt" style:font-weight-complex="bold"/>
    </style:style>
    <style:style style:name="P8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ef838" officeooo:paragraph-rsid="009ef838" style:font-size-asian="10pt" style:font-weight-asian="bold" style:font-size-complex="10pt" style:font-weight-complex="bold"/>
    </style:style>
    <style:style style:name="P8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f146a" officeooo:paragraph-rsid="009f146a" style:font-size-asian="10pt" style:font-weight-asian="bold" style:font-size-complex="10pt" style:font-weight-complex="bold"/>
    </style:style>
    <style:style style:name="P8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f16f1" officeooo:paragraph-rsid="005f16f1" style:font-size-asian="10pt" style:font-weight-asian="bold" style:font-size-complex="10pt" style:font-weight-complex="bold"/>
    </style:style>
    <style:style style:name="P8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0ce8c" officeooo:paragraph-rsid="0060ce8c" style:font-size-asian="10pt" style:font-weight-asian="bold" style:font-size-complex="10pt" style:font-weight-complex="bold"/>
    </style:style>
    <style:style style:name="P8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8372b" officeooo:paragraph-rsid="0058372b" style:font-size-asian="10pt" style:font-weight-asian="bold" style:font-size-complex="10pt" style:font-weight-complex="bold"/>
    </style:style>
    <style:style style:name="P8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503b" officeooo:paragraph-rsid="0079503b" style:font-size-asian="10pt" style:font-weight-asian="bold" style:font-size-complex="10pt" style:font-weight-complex="bold"/>
    </style:style>
    <style:style style:name="P8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cb172" officeooo:paragraph-rsid="007cb172" style:font-size-asian="10pt" style:font-weight-asian="bold" style:font-size-complex="10pt" style:font-weight-complex="bold"/>
    </style:style>
    <style:style style:name="P8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90671" officeooo:paragraph-rsid="00290671" style:font-size-asian="10pt" style:font-weight-asian="bold" style:font-size-complex="10pt" style:font-weight-complex="bold"/>
    </style:style>
    <style:style style:name="P8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90671" officeooo:paragraph-rsid="00326ed0" style:font-size-asian="10pt" style:font-weight-asian="bold" style:font-size-complex="10pt" style:font-weight-complex="bold"/>
    </style:style>
    <style:style style:name="P9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90671" officeooo:paragraph-rsid="0034de70" style:font-size-asian="10pt" style:font-weight-asian="bold" style:font-size-complex="10pt" style:font-weight-complex="bold"/>
    </style:style>
    <style:style style:name="P9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7f294" officeooo:paragraph-rsid="0027f294" style:font-size-asian="10pt" style:font-weight-asian="bold" style:font-size-complex="10pt" style:font-weight-complex="bold"/>
    </style:style>
    <style:style style:name="P9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a6cad" officeooo:paragraph-rsid="002a6cad" style:font-size-asian="10pt" style:font-weight-asian="bold" style:font-size-complex="10pt" style:font-weight-complex="bold"/>
    </style:style>
    <style:style style:name="P9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d9142" officeooo:paragraph-rsid="002d9142" style:font-size-asian="10pt" style:font-weight-asian="bold" style:font-size-complex="10pt" style:font-weight-complex="bold"/>
    </style:style>
    <style:style style:name="P9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d9142" officeooo:paragraph-rsid="00323948" style:font-size-asian="10pt" style:font-weight-asian="bold" style:font-size-complex="10pt" style:font-weight-complex="bold"/>
    </style:style>
    <style:style style:name="P9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e5390" officeooo:paragraph-rsid="002e5390" style:font-size-asian="10pt" style:font-weight-asian="bold" style:font-size-complex="10pt" style:font-weight-complex="bold"/>
    </style:style>
    <style:style style:name="P9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05743" officeooo:paragraph-rsid="00305743" style:font-size-asian="10pt" style:font-weight-asian="bold" style:font-size-complex="10pt" style:font-weight-complex="bold"/>
    </style:style>
    <style:style style:name="P9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1305c" officeooo:paragraph-rsid="0031305c" style:font-size-asian="10pt" style:font-weight-asian="bold" style:font-size-complex="10pt" style:font-weight-complex="bold"/>
    </style:style>
    <style:style style:name="P9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26ed0" officeooo:paragraph-rsid="00326ed0" style:font-size-asian="10pt" style:font-weight-asian="bold" style:font-size-complex="10pt" style:font-weight-complex="bold"/>
    </style:style>
    <style:style style:name="P9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26ed0" officeooo:paragraph-rsid="0039c8d4" style:font-size-asian="10pt" style:font-weight-asian="bold" style:font-size-complex="10pt" style:font-weight-complex="bold"/>
    </style:style>
    <style:style style:name="P10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5bfcd" officeooo:paragraph-rsid="0035bfcd" style:font-size-asian="10pt" style:font-weight-asian="bold" style:font-size-complex="10pt" style:font-weight-complex="bold"/>
    </style:style>
    <style:style style:name="P10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5bfcd" officeooo:paragraph-rsid="0039c8d4" style:font-size-asian="10pt" style:font-weight-asian="bold" style:font-size-complex="10pt" style:font-weight-complex="bold"/>
    </style:style>
    <style:style style:name="P10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79994" officeooo:paragraph-rsid="00379994" style:font-size-asian="10pt" style:font-weight-asian="bold" style:font-size-complex="10pt" style:font-weight-complex="bold"/>
    </style:style>
    <style:style style:name="P10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3e9b9" officeooo:paragraph-rsid="0033e9b9" style:font-size-asian="10pt" style:font-weight-asian="bold" style:font-size-complex="10pt" style:font-weight-complex="bold"/>
    </style:style>
    <style:style style:name="P10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paragraph-rsid="002d9142" style:font-size-asian="10pt" style:font-weight-asian="bold" style:font-size-complex="10pt" style:font-weight-complex="bold"/>
    </style:style>
    <style:style style:name="P10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paragraph-rsid="00262a25" style:font-size-asian="10pt" style:font-weight-asian="bold" style:font-size-complex="10pt" style:font-weight-complex="bold"/>
    </style:style>
    <style:style style:name="P10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paragraph-rsid="002661f6" style:font-size-asian="10pt" style:font-weight-asian="bold" style:font-size-complex="10pt" style:font-weight-complex="bold"/>
    </style:style>
    <style:style style:name="P10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6c515" officeooo:paragraph-rsid="0046c515" style:font-size-asian="10pt" style:font-weight-asian="bold" style:font-size-complex="10pt" style:font-weight-complex="bold"/>
    </style:style>
    <style:style style:name="P10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e9fa3" officeooo:paragraph-rsid="003e9fa3" style:font-size-asian="10pt" style:font-weight-asian="bold" style:font-size-complex="10pt" style:font-weight-complex="bold"/>
    </style:style>
    <style:style style:name="P10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74729" officeooo:paragraph-rsid="00774729" style:font-size-asian="10pt" style:font-weight-asian="bold" style:font-size-complex="10pt" style:font-weight-complex="bold"/>
    </style:style>
    <style:style style:name="P11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c85b3" officeooo:paragraph-rsid="009c85b3" style:font-size-asian="10pt" style:font-weight-asian="bold" style:font-size-complex="10pt" style:font-weight-complex="bold"/>
    </style:style>
    <style:style style:name="P11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b26ac" officeooo:paragraph-rsid="009b26ac" style:font-size-asian="10pt" style:font-weight-asian="bold" style:font-size-complex="10pt" style:font-weight-complex="bold"/>
    </style:style>
    <style:style style:name="P11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f6b09" officeooo:paragraph-rsid="002f6b09" style:font-size-asian="10pt" style:font-weight-asian="bold" style:font-size-complex="10pt" style:font-weight-complex="bold"/>
    </style:style>
    <style:style style:name="P11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4e1b4" officeooo:paragraph-rsid="0044e1b4" style:font-size-asian="10pt" style:font-weight-asian="bold" style:font-size-complex="10pt" style:font-weight-complex="bold"/>
    </style:style>
    <style:style style:name="P11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09c18" officeooo:paragraph-rsid="0032405d" style:font-size-asian="10pt" style:font-weight-asian="bold" style:font-size-complex="10pt" style:font-weight-complex="bold"/>
    </style:style>
    <style:style style:name="P11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09c18" officeooo:paragraph-rsid="002661f6" style:font-size-asian="10pt" style:font-weight-asian="bold" style:font-size-complex="10pt" style:font-weight-complex="bold"/>
    </style:style>
    <style:style style:name="P11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1dd92" officeooo:paragraph-rsid="0051dd92" style:font-size-asian="10pt" style:font-weight-asian="bold" style:font-size-complex="10pt" style:font-weight-complex="bold"/>
    </style:style>
    <style:style style:name="P11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f1533" officeooo:paragraph-rsid="004f1533" style:font-size-asian="10pt" style:font-weight-asian="bold" style:font-size-complex="10pt" style:font-weight-complex="bold"/>
    </style:style>
    <style:style style:name="P11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0f85a" officeooo:paragraph-rsid="0050f85a" style:font-size-asian="10pt" style:font-weight-asian="bold" style:font-size-complex="10pt" style:font-weight-complex="bold"/>
    </style:style>
    <style:style style:name="P11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15967" officeooo:paragraph-rsid="00915967" style:font-size-asian="10pt" style:font-weight-asian="bold" style:font-size-complex="10pt" style:font-weight-complex="bold"/>
    </style:style>
    <style:style style:name="P12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69dcd" officeooo:paragraph-rsid="00969dcd" style:font-size-asian="10pt" style:font-weight-asian="bold" style:font-size-complex="10pt" style:font-weight-complex="bold"/>
    </style:style>
    <style:style style:name="P12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ffe4b" officeooo:paragraph-rsid="008ffe4b" style:font-size-asian="10pt" style:font-weight-asian="bold" style:font-size-complex="10pt" style:font-weight-complex="bold"/>
    </style:style>
    <style:style style:name="P12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9562d" officeooo:paragraph-rsid="0099562d" style:font-size-asian="10pt" style:font-weight-asian="bold" style:font-size-complex="10pt" style:font-weight-complex="bold"/>
    </style:style>
    <style:style style:name="P12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ac24f" officeooo:paragraph-rsid="004ac24f" style:font-size-asian="10pt" style:font-weight-asian="bold" style:font-size-complex="10pt" style:font-weight-complex="bold"/>
    </style:style>
    <style:style style:name="P12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6ffbe" officeooo:paragraph-rsid="0066ffbe" style:font-size-asian="10pt" style:font-weight-asian="bold" style:font-size-complex="10pt" style:font-weight-complex="bold"/>
    </style:style>
    <style:style style:name="P12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40728" officeooo:paragraph-rsid="00640728" style:font-size-asian="10pt" style:font-weight-asian="bold" style:font-size-complex="10pt" style:font-weight-complex="bold"/>
    </style:style>
    <style:style style:name="P12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2fff5" officeooo:paragraph-rsid="0062fff5" style:font-size-asian="10pt" style:font-weight-asian="bold" style:font-size-complex="10pt" style:font-weight-complex="bold"/>
    </style:style>
    <style:style style:name="P12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5863d" officeooo:paragraph-rsid="0065863d" style:font-size-asian="10pt" style:font-weight-asian="bold" style:font-size-complex="10pt" style:font-weight-complex="bold"/>
    </style:style>
    <style:style style:name="P12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9373d" officeooo:paragraph-rsid="0069373d" style:font-size-asian="10pt" style:font-weight-asian="bold" style:font-size-complex="10pt" style:font-weight-complex="bold"/>
    </style:style>
    <style:style style:name="P12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41eee" officeooo:paragraph-rsid="00741eee" style:font-size-asian="10pt" style:font-weight-asian="bold" style:font-size-complex="10pt" style:font-weight-complex="bold"/>
    </style:style>
    <style:style style:name="P13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2af0e" officeooo:paragraph-rsid="0072af0e" style:font-size-asian="10pt" style:font-weight-asian="bold" style:font-size-complex="10pt" style:font-weight-complex="bold"/>
    </style:style>
    <style:style style:name="P13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f23c6" officeooo:paragraph-rsid="006f23c6" style:font-size-asian="10pt" style:font-weight-asian="bold" style:font-size-complex="10pt" style:font-weight-complex="bold"/>
    </style:style>
    <style:style style:name="P13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ae568" officeooo:paragraph-rsid="005ae568" style:font-size-asian="10pt" style:font-weight-asian="bold" style:font-size-complex="10pt" style:font-weight-complex="bold"/>
    </style:style>
    <style:style style:name="P13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63f5f" officeooo:paragraph-rsid="00863f5f" style:font-size-asian="10pt" style:font-weight-asian="bold" style:font-size-complex="10pt" style:font-weight-complex="bold"/>
    </style:style>
    <style:style style:name="P13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20e8" officeooo:paragraph-rsid="008d20e8" style:font-size-asian="10pt" style:font-weight-asian="bold" style:font-size-complex="10pt" style:font-weight-complex="bold"/>
    </style:style>
    <style:style style:name="P13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a008d" officeooo:paragraph-rsid="007a008d" style:font-size-asian="10pt" style:font-weight-asian="bold" style:font-size-complex="10pt" style:font-weight-complex="bold"/>
    </style:style>
    <style:style style:name="P13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a008d" officeooo:paragraph-rsid="007a7222" style:font-size-asian="10pt" style:font-weight-asian="bold" style:font-size-complex="10pt" style:font-weight-complex="bold"/>
    </style:style>
    <style:style style:name="P13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f0857" officeooo:paragraph-rsid="007f0857" style:font-size-asian="10pt" style:font-weight-asian="bold" style:font-size-complex="10pt" style:font-weight-complex="bold"/>
    </style:style>
    <style:style style:name="P13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54d77" officeooo:paragraph-rsid="00754d77" style:font-size-asian="10pt" style:font-weight-asian="bold" style:font-size-complex="10pt" style:font-weight-complex="bold"/>
    </style:style>
    <style:style style:name="P13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80403" officeooo:paragraph-rsid="00a80403" style:font-size-asian="10pt" style:font-weight-asian="bold" style:font-size-complex="10pt" style:font-weight-complex="bold"/>
    </style:style>
    <style:style style:name="P14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68432" officeooo:paragraph-rsid="00a68432" style:font-size-asian="10pt" style:font-weight-asian="bold" style:font-size-complex="10pt" style:font-weight-complex="bold"/>
    </style:style>
    <style:style style:name="P14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864bd" officeooo:paragraph-rsid="00a864bd" style:font-size-asian="10pt" style:font-weight-asian="bold" style:font-size-complex="10pt" style:font-weight-complex="bold"/>
    </style:style>
    <style:style style:name="P14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a75f8" officeooo:paragraph-rsid="00aa75f8" style:font-size-asian="10pt" style:font-weight-asian="bold" style:font-size-complex="10pt" style:font-weight-complex="bold"/>
    </style:style>
    <style:style style:name="P14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8694b" officeooo:paragraph-rsid="00a8694b" style:font-size-asian="10pt" style:font-weight-asian="bold" style:font-size-complex="10pt" style:font-weight-complex="bold"/>
    </style:style>
    <style:style style:name="P14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130e8de" officeooo:paragraph-rsid="0130e8de" style:font-size-asian="10pt" style:font-weight-asian="bold" style:font-size-complex="10pt" style:font-weight-complex="bold"/>
    </style:style>
    <style:style style:name="P14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en" fo:country="US" fo:font-weight="bold" style:font-size-asian="10pt" style:font-weight-asian="bold" style:font-size-complex="10pt" style:font-weight-complex="bold"/>
    </style:style>
    <style:style style:name="P14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en" fo:country="US" fo:font-weight="bold" officeooo:paragraph-rsid="002f6b09" style:font-size-asian="10pt" style:font-weight-asian="bold" style:font-size-complex="10pt" style:font-weight-complex="bold"/>
    </style:style>
    <style:style style:name="P14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412300" officeooo:paragraph-rsid="00412300" style:font-size-asian="10pt" style:font-weight-asian="bold" style:font-size-complex="10pt" style:font-weight-complex="bold"/>
    </style:style>
    <style:style style:name="P14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3bda31" officeooo:paragraph-rsid="003bda31" style:font-size-asian="10pt" style:font-weight-asian="bold" style:font-size-complex="10pt" style:font-weight-complex="bold"/>
    </style:style>
    <style:style style:name="P149" style:family="paragraph" style:parent-style-name="Preformatted_20_Text">
      <style:paragraph-properties fo:margin-top="0cm" fo:margin-bottom="0cm" loext:contextual-spacing="false"/>
      <style:text-properties fo:color="#000000" style:text-line-through-style="solid" style:text-line-through-type="single" style:font-name="Liberation Mono" fo:font-size="10pt" fo:font-weight="normal" officeooo:rsid="00d9d9b3" officeooo:paragraph-rsid="00d9d9b3" style:font-size-asian="10pt" style:font-weight-asian="normal" style:font-size-complex="10pt" style:font-weight-complex="normal"/>
    </style:style>
    <style:style style:name="P150" style:family="paragraph" style:parent-style-name="Preformatted_20_Text">
      <style:paragraph-properties fo:margin-top="0cm" fo:margin-bottom="0cm" loext:contextual-spacing="false"/>
      <style:text-properties fo:color="#000000" style:text-line-through-style="solid" style:text-line-through-type="single" style:font-name="Liberation Mono" fo:font-size="10pt" fo:font-weight="normal" officeooo:rsid="00ddfb14" officeooo:paragraph-rsid="00ddfb14" style:font-size-asian="10pt" style:font-weight-asian="normal" style:font-size-complex="10pt" style:font-weight-complex="normal"/>
    </style:style>
    <style:style style:name="P15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style:font-size-asian="10pt" style:font-weight-asian="normal" style:font-size-complex="10pt" style:font-weight-complex="normal"/>
    </style:style>
    <style:style style:name="P15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4028fc" officeooo:paragraph-rsid="004028fc" style:font-size-asian="10pt" style:font-weight-asian="normal" style:font-size-complex="10pt" style:font-weight-complex="normal"/>
    </style:style>
    <style:style style:name="P15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ac362c" officeooo:paragraph-rsid="00ac362c" style:font-size-asian="10pt" style:font-weight-asian="normal" style:font-size-complex="10pt" style:font-weight-complex="normal"/>
    </style:style>
    <style:style style:name="P15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ac9108" officeooo:paragraph-rsid="00ac9108" style:font-size-asian="10pt" style:font-weight-asian="normal" style:font-size-complex="10pt" style:font-weight-complex="normal"/>
    </style:style>
    <style:style style:name="P15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ad6a37" officeooo:paragraph-rsid="00ad6a37" style:font-size-asian="10pt" style:font-weight-asian="normal" style:font-size-complex="10pt" style:font-weight-complex="normal"/>
    </style:style>
    <style:style style:name="P15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535d" officeooo:paragraph-rsid="00b8535d" style:font-size-asian="10pt" style:font-weight-asian="normal" style:font-size-complex="10pt" style:font-weight-complex="normal"/>
    </style:style>
    <style:style style:name="P15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94c29" officeooo:paragraph-rsid="00b94c29" style:font-size-asian="10pt" style:font-weight-asian="normal" style:font-size-complex="10pt" style:font-weight-complex="normal"/>
    </style:style>
    <style:style style:name="P15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95233" officeooo:paragraph-rsid="00b95233" style:font-size-asian="10pt" style:font-weight-asian="normal" style:font-size-complex="10pt" style:font-weight-complex="normal"/>
    </style:style>
    <style:style style:name="P15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d1067" officeooo:paragraph-rsid="00bd1067" style:font-size-asian="10pt" style:font-weight-asian="normal" style:font-size-complex="10pt" style:font-weight-complex="normal"/>
    </style:style>
    <style:style style:name="P16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e3b18" officeooo:paragraph-rsid="00be3b18" style:font-size-asian="10pt" style:font-weight-asian="normal" style:font-size-complex="10pt" style:font-weight-complex="normal"/>
    </style:style>
    <style:style style:name="P16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49418" officeooo:paragraph-rsid="00b94c29" style:font-size-asian="10pt" style:font-weight-asian="normal" style:font-size-complex="10pt" style:font-weight-complex="normal"/>
    </style:style>
    <style:style style:name="P16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49418" officeooo:paragraph-rsid="00c49418" style:font-size-asian="10pt" style:font-weight-asian="normal" style:font-size-complex="10pt" style:font-weight-complex="normal"/>
    </style:style>
    <style:style style:name="P16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6719c" officeooo:paragraph-rsid="00c6719c" style:font-size-asian="10pt" style:font-weight-asian="normal" style:font-size-complex="10pt" style:font-weight-complex="normal"/>
    </style:style>
    <style:style style:name="P16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55ecc" officeooo:paragraph-rsid="00c55ecc" style:font-size-asian="10pt" style:font-weight-asian="normal" style:font-size-complex="10pt" style:font-weight-complex="normal"/>
    </style:style>
    <style:style style:name="P16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55ecc" officeooo:paragraph-rsid="00cc934b" style:font-size-asian="10pt" style:font-weight-asian="normal" style:font-size-complex="10pt" style:font-weight-complex="normal"/>
    </style:style>
    <style:style style:name="P16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55ecc" officeooo:paragraph-rsid="00c49418" style:font-size-asian="10pt" style:font-weight-asian="normal" style:font-size-complex="10pt" style:font-weight-complex="normal"/>
    </style:style>
    <style:style style:name="P16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c2f69" officeooo:paragraph-rsid="00cc2f69" style:font-size-asian="10pt" style:font-weight-asian="normal" style:font-size-complex="10pt" style:font-weight-complex="normal"/>
    </style:style>
    <style:style style:name="P16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c2f69" officeooo:paragraph-rsid="00cc934b" style:font-size-asian="10pt" style:font-weight-asian="normal" style:font-size-complex="10pt" style:font-weight-complex="normal"/>
    </style:style>
    <style:style style:name="P16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c934b" officeooo:paragraph-rsid="00cc934b" style:font-size-asian="10pt" style:font-weight-asian="normal" style:font-size-complex="10pt" style:font-weight-complex="normal"/>
    </style:style>
    <style:style style:name="P17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7b8f7" officeooo:paragraph-rsid="00c7b8f7" style:font-size-asian="10pt" style:font-weight-asian="normal" style:font-size-complex="10pt" style:font-weight-complex="normal"/>
    </style:style>
    <style:style style:name="P17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6626f" officeooo:paragraph-rsid="00c6626f" style:font-size-asian="10pt" style:font-weight-asian="normal" style:font-size-complex="10pt" style:font-weight-complex="normal"/>
    </style:style>
    <style:style style:name="P17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6626f" officeooo:paragraph-rsid="00c49418" style:font-size-asian="10pt" style:font-weight-asian="normal" style:font-size-complex="10pt" style:font-weight-complex="normal"/>
    </style:style>
    <style:style style:name="P17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6626f" officeooo:paragraph-rsid="00c6719c" style:font-size-asian="10pt" style:font-weight-asian="normal" style:font-size-complex="10pt" style:font-weight-complex="normal"/>
    </style:style>
    <style:style style:name="P17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98a23" officeooo:paragraph-rsid="00c98a23" style:font-size-asian="10pt" style:font-weight-asian="normal" style:font-size-complex="10pt" style:font-weight-complex="normal"/>
    </style:style>
    <style:style style:name="P17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a36cc" officeooo:paragraph-rsid="00ca36cc" style:font-size-asian="10pt" style:font-weight-asian="normal" style:font-size-complex="10pt" style:font-weight-complex="normal"/>
    </style:style>
    <style:style style:name="P17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bfc96" officeooo:paragraph-rsid="00cbfc96" style:font-size-asian="10pt" style:font-weight-asian="normal" style:font-size-complex="10pt" style:font-weight-complex="normal"/>
    </style:style>
    <style:style style:name="P17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9d9b3" officeooo:paragraph-rsid="00d9d9b3" style:font-size-asian="10pt" style:font-weight-asian="normal" style:font-size-complex="10pt" style:font-weight-complex="normal"/>
    </style:style>
    <style:style style:name="P17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9d9b3" officeooo:paragraph-rsid="00dfaf2c" style:font-size-asian="10pt" style:font-weight-asian="normal" style:font-size-complex="10pt" style:font-weight-complex="normal"/>
    </style:style>
    <style:style style:name="P17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9d9b3" officeooo:paragraph-rsid="00dfee9b" style:font-size-asian="10pt" style:font-weight-asian="normal" style:font-size-complex="10pt" style:font-weight-complex="normal"/>
    </style:style>
    <style:style style:name="P18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9d9b3" officeooo:paragraph-rsid="00e6ba0d" style:font-size-asian="10pt" style:font-weight-asian="normal" style:font-size-complex="10pt" style:font-weight-complex="normal"/>
    </style:style>
    <style:style style:name="P18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e4949" officeooo:paragraph-rsid="00de4949" style:font-size-asian="10pt" style:font-weight-asian="normal" style:font-size-complex="10pt" style:font-weight-complex="normal"/>
    </style:style>
    <style:style style:name="P18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e4949" officeooo:paragraph-rsid="00dfee9b" style:font-size-asian="10pt" style:font-weight-asian="normal" style:font-size-complex="10pt" style:font-weight-complex="normal"/>
    </style:style>
    <style:style style:name="P18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e9fdc" officeooo:paragraph-rsid="00de9fdc" style:font-size-asian="10pt" style:font-weight-asian="normal" style:font-size-complex="10pt" style:font-weight-complex="normal"/>
    </style:style>
    <style:style style:name="P18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f7a2b" officeooo:paragraph-rsid="00de9fdc" style:font-size-asian="10pt" style:font-weight-asian="normal" style:font-size-complex="10pt" style:font-weight-complex="normal"/>
    </style:style>
    <style:style style:name="P18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393e7" officeooo:paragraph-rsid="00de9fdc" style:font-size-asian="10pt" style:font-weight-asian="normal" style:font-size-complex="10pt" style:font-weight-complex="normal"/>
    </style:style>
    <style:style style:name="P18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3db12" officeooo:paragraph-rsid="00de9fdc" style:font-size-asian="10pt" style:font-weight-asian="normal" style:font-size-complex="10pt" style:font-weight-complex="normal"/>
    </style:style>
    <style:style style:name="P18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51f1b" officeooo:paragraph-rsid="00de9fdc" style:font-size-asian="10pt" style:font-weight-asian="normal" style:font-size-complex="10pt" style:font-weight-complex="normal"/>
    </style:style>
    <style:style style:name="P18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cd33b" officeooo:paragraph-rsid="00dcd33b" style:font-size-asian="10pt" style:font-weight-asian="normal" style:font-size-complex="10pt" style:font-weight-complex="normal"/>
    </style:style>
    <style:style style:name="P18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dfb14" officeooo:paragraph-rsid="00ddfb14" style:font-size-asian="10pt" style:font-weight-asian="normal" style:font-size-complex="10pt" style:font-weight-complex="normal"/>
    </style:style>
    <style:style style:name="P19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fee9b" officeooo:paragraph-rsid="00dfee9b" style:font-size-asian="10pt" style:font-weight-asian="normal" style:font-size-complex="10pt" style:font-weight-complex="normal"/>
    </style:style>
    <style:style style:name="P19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fee9b" officeooo:paragraph-rsid="00e05e8f" style:font-size-asian="10pt" style:font-weight-asian="normal" style:font-size-complex="10pt" style:font-weight-complex="normal"/>
    </style:style>
    <style:style style:name="P19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fee9b" officeooo:paragraph-rsid="00e1e472" style:font-size-asian="10pt" style:font-weight-asian="normal" style:font-size-complex="10pt" style:font-weight-complex="normal"/>
    </style:style>
    <style:style style:name="P19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fee9b" officeooo:paragraph-rsid="00e43459" style:font-size-asian="10pt" style:font-weight-asian="normal" style:font-size-complex="10pt" style:font-weight-complex="normal"/>
    </style:style>
    <style:style style:name="P19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05e8f" officeooo:paragraph-rsid="00e05e8f" style:font-size-asian="10pt" style:font-weight-asian="normal" style:font-size-complex="10pt" style:font-weight-complex="normal"/>
    </style:style>
    <style:style style:name="P19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1e472" officeooo:paragraph-rsid="00e1e472" style:font-size-asian="10pt" style:font-weight-asian="normal" style:font-size-complex="10pt" style:font-weight-complex="normal"/>
    </style:style>
    <style:style style:name="P19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6ba0d" officeooo:paragraph-rsid="00e6ba0d" style:font-size-asian="10pt" style:font-weight-asian="normal" style:font-size-complex="10pt" style:font-weight-complex="normal"/>
    </style:style>
    <style:style style:name="P19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e76c27" style:font-size-asian="10pt" style:font-weight-asian="normal" style:font-size-complex="10pt" style:font-weight-complex="normal"/>
    </style:style>
    <style:style style:name="P19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ed6e41" style:font-size-asian="10pt" style:font-weight-asian="normal" style:font-size-complex="10pt" style:font-weight-complex="normal"/>
    </style:style>
    <style:style style:name="P19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eb2033" style:font-size-asian="10pt" style:font-weight-asian="normal" style:font-size-complex="10pt" style:font-weight-complex="normal"/>
    </style:style>
    <style:style style:name="P20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ee9d47" style:font-size-asian="10pt" style:font-weight-asian="normal" style:font-size-complex="10pt" style:font-weight-complex="normal"/>
    </style:style>
    <style:style style:name="P20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f5c82b" style:font-size-asian="10pt" style:font-weight-asian="normal" style:font-size-complex="10pt" style:font-weight-complex="normal"/>
    </style:style>
    <style:style style:name="P20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9fa8d" officeooo:paragraph-rsid="00e9fa8d" style:font-size-asian="10pt" style:font-weight-asian="normal" style:font-size-complex="10pt" style:font-weight-complex="normal"/>
    </style:style>
    <style:style style:name="P20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b2033" officeooo:paragraph-rsid="00eb2033" style:font-size-asian="10pt" style:font-weight-asian="normal" style:font-size-complex="10pt" style:font-weight-complex="normal"/>
    </style:style>
    <style:style style:name="P20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b2033" officeooo:paragraph-rsid="00f5c82b" style:font-size-asian="10pt" style:font-weight-asian="normal" style:font-size-complex="10pt" style:font-weight-complex="normal"/>
    </style:style>
    <style:style style:name="P20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d6e41" officeooo:paragraph-rsid="00ed6e41" style:font-size-asian="10pt" style:font-weight-asian="normal" style:font-size-complex="10pt" style:font-weight-complex="normal"/>
    </style:style>
    <style:style style:name="P20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e9d47" officeooo:paragraph-rsid="00ee9d47" style:font-size-asian="10pt" style:font-weight-asian="normal" style:font-size-complex="10pt" style:font-weight-complex="normal"/>
    </style:style>
    <style:style style:name="P20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e9d47" officeooo:paragraph-rsid="00fe7140" style:font-size-asian="10pt" style:font-weight-asian="normal" style:font-size-complex="10pt" style:font-weight-complex="normal"/>
    </style:style>
    <style:style style:name="P20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c0e6c" officeooo:paragraph-rsid="00f5c82b" style:font-size-asian="10pt" style:font-weight-asian="normal" style:font-size-complex="10pt" style:font-weight-complex="normal"/>
    </style:style>
    <style:style style:name="P20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6e30d" officeooo:paragraph-rsid="00f6e30d" style:font-size-asian="10pt" style:font-weight-asian="normal" style:font-size-complex="10pt" style:font-weight-complex="normal"/>
    </style:style>
    <style:style style:name="P21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8afab" officeooo:paragraph-rsid="00f8afab" style:font-size-asian="10pt" style:font-weight-asian="normal" style:font-size-complex="10pt" style:font-weight-complex="normal"/>
    </style:style>
    <style:style style:name="P21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99edb" officeooo:paragraph-rsid="00f8afab" style:font-size-asian="10pt" style:font-weight-asian="normal" style:font-size-complex="10pt" style:font-weight-complex="normal"/>
    </style:style>
    <style:style style:name="P21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99edb" officeooo:paragraph-rsid="00f99edb" style:font-size-asian="10pt" style:font-weight-asian="normal" style:font-size-complex="10pt" style:font-weight-complex="normal"/>
    </style:style>
    <style:style style:name="P21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c7409" officeooo:paragraph-rsid="00fc7409" style:font-size-asian="10pt" style:font-weight-asian="normal" style:font-size-complex="10pt" style:font-weight-complex="normal"/>
    </style:style>
    <style:style style:name="P21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c9fc1" officeooo:paragraph-rsid="00ee9d47" style:font-size-asian="10pt" style:font-weight-asian="normal" style:font-size-complex="10pt" style:font-weight-complex="normal"/>
    </style:style>
    <style:style style:name="P21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c9fc1" officeooo:paragraph-rsid="00fe7140" style:font-size-asian="10pt" style:font-weight-asian="normal" style:font-size-complex="10pt" style:font-weight-complex="normal"/>
    </style:style>
    <style:style style:name="P21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dee29" officeooo:paragraph-rsid="00fdee29" style:font-size-asian="10pt" style:font-weight-asian="normal" style:font-size-complex="10pt" style:font-weight-complex="normal"/>
    </style:style>
    <style:style style:name="P21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e7140" officeooo:paragraph-rsid="00fe7140" style:font-size-asian="10pt" style:font-weight-asian="normal" style:font-size-complex="10pt" style:font-weight-complex="normal"/>
    </style:style>
    <style:style style:name="P21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e9a2c" officeooo:paragraph-rsid="00fe9a2c" style:font-size-asian="10pt" style:font-weight-asian="normal" style:font-size-complex="10pt" style:font-weight-complex="normal"/>
    </style:style>
    <style:style style:name="P21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fee7b" officeooo:paragraph-rsid="00ffee7b" style:font-size-asian="10pt" style:font-weight-asian="normal" style:font-size-complex="10pt" style:font-weight-complex="normal"/>
    </style:style>
    <style:style style:name="P22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1c486" officeooo:paragraph-rsid="0101c486" style:font-size-asian="10pt" style:font-weight-asian="normal" style:font-size-complex="10pt" style:font-weight-complex="normal"/>
    </style:style>
    <style:style style:name="P22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23495" officeooo:paragraph-rsid="01023495" style:font-size-asian="10pt" style:font-weight-asian="normal" style:font-size-complex="10pt" style:font-weight-complex="normal"/>
    </style:style>
    <style:style style:name="P22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49083" officeooo:paragraph-rsid="01049083" style:font-size-asian="10pt" style:font-weight-asian="normal" style:font-size-complex="10pt" style:font-weight-complex="normal"/>
    </style:style>
    <style:style style:name="P22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6847a" officeooo:paragraph-rsid="0106847a" style:font-size-asian="10pt" style:font-weight-asian="normal" style:font-size-complex="10pt" style:font-weight-complex="normal"/>
    </style:style>
    <style:style style:name="P22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7706e" officeooo:paragraph-rsid="0107706e" style:font-size-asian="10pt" style:font-weight-asian="normal" style:font-size-complex="10pt" style:font-weight-complex="normal"/>
    </style:style>
    <style:style style:name="P22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89249" officeooo:paragraph-rsid="01089249" style:font-size-asian="10pt" style:font-weight-asian="normal" style:font-size-complex="10pt" style:font-weight-complex="normal"/>
    </style:style>
    <style:style style:name="P22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a9d22" officeooo:paragraph-rsid="010a9d22" style:font-size-asian="10pt" style:font-weight-asian="normal" style:font-size-complex="10pt" style:font-weight-complex="normal"/>
    </style:style>
    <style:style style:name="P22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a9d22" officeooo:paragraph-rsid="01090b8d" style:font-size-asian="10pt" style:font-weight-asian="normal" style:font-size-complex="10pt" style:font-weight-complex="normal"/>
    </style:style>
    <style:style style:name="P22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b294e" officeooo:paragraph-rsid="010b294e" style:font-size-asian="10pt" style:font-weight-asian="normal" style:font-size-complex="10pt" style:font-weight-complex="normal"/>
    </style:style>
    <style:style style:name="P22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b294e" officeooo:paragraph-rsid="010c7737" style:font-size-asian="10pt" style:font-weight-asian="normal" style:font-size-complex="10pt" style:font-weight-complex="normal"/>
    </style:style>
    <style:style style:name="P23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b294e" officeooo:paragraph-rsid="01118842" style:font-size-asian="10pt" style:font-weight-asian="normal" style:font-size-complex="10pt" style:font-weight-complex="normal"/>
    </style:style>
    <style:style style:name="P23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b294e" officeooo:paragraph-rsid="01133825" style:font-size-asian="10pt" style:font-weight-asian="normal" style:font-size-complex="10pt" style:font-weight-complex="normal"/>
    </style:style>
    <style:style style:name="P23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18842" officeooo:paragraph-rsid="01118842" style:font-size-asian="10pt" style:font-weight-asian="normal" style:font-size-complex="10pt" style:font-weight-complex="normal"/>
    </style:style>
    <style:style style:name="P23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18842" officeooo:paragraph-rsid="01133825" style:font-size-asian="10pt" style:font-weight-asian="normal" style:font-size-complex="10pt" style:font-weight-complex="normal"/>
    </style:style>
    <style:style style:name="P23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27561" officeooo:paragraph-rsid="01127561" style:font-size-asian="10pt" style:font-weight-asian="normal" style:font-size-complex="10pt" style:font-weight-complex="normal"/>
    </style:style>
    <style:style style:name="P23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27561" officeooo:paragraph-rsid="0113ade5" style:font-size-asian="10pt" style:font-weight-asian="normal" style:font-size-complex="10pt" style:font-weight-complex="normal"/>
    </style:style>
    <style:style style:name="P23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33825" officeooo:paragraph-rsid="01133825" style:font-size-asian="10pt" style:font-weight-asian="normal" style:font-size-complex="10pt" style:font-weight-complex="normal"/>
    </style:style>
    <style:style style:name="P23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30e8de" officeooo:paragraph-rsid="0130e8de" style:font-size-asian="10pt" style:font-weight-asian="normal" style:font-size-complex="10pt" style:font-weight-complex="normal"/>
    </style:style>
    <style:style style:name="P23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535d" officeooo:paragraph-rsid="00b8535d" style:font-name-asian="Liberation Mono" style:font-size-asian="10pt" style:font-weight-asian="normal" style:font-name-complex="Liberation Mono" style:font-size-complex="10pt" style:font-weight-complex="normal"/>
    </style:style>
    <style:style style:name="P23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535d" officeooo:paragraph-rsid="00b86651" style:font-name-asian="Liberation Mono" style:font-size-asian="10pt" style:font-weight-asian="normal" style:font-name-complex="Liberation Mono" style:font-size-complex="10pt" style:font-weight-complex="normal"/>
    </style:style>
    <style:style style:name="P24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6651" officeooo:paragraph-rsid="00b86651" style:font-name-asian="Liberation Mono" style:font-size-asian="10pt" style:font-weight-asian="normal" style:font-name-complex="Liberation Mono" style:font-size-complex="10pt" style:font-weight-complex="normal"/>
    </style:style>
    <style:style style:name="P24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94c29" officeooo:paragraph-rsid="00b94c29" style:font-name-asian="Liberation Mono" style:font-size-asian="10pt" style:font-weight-asian="normal" style:font-name-complex="Liberation Mono" style:font-size-complex="10pt" style:font-weight-complex="normal"/>
    </style:style>
    <style:style style:name="P24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7488" officeooo:paragraph-rsid="00b87488" style:font-name-asian="Liberation Mono" style:font-size-asian="10pt" style:font-weight-asian="normal" style:font-name-complex="Liberation Mono" style:font-size-complex="10pt" style:font-weight-complex="normal"/>
    </style:style>
    <style:style style:name="P24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en" fo:country="US" fo:font-weight="normal" style:font-size-asian="10pt" style:font-weight-asian="normal" style:font-size-complex="10pt" style:font-weight-complex="normal"/>
    </style:style>
    <style:style style:name="P24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italic" fo:font-weight="normal" officeooo:rsid="00d9d9b3" officeooo:paragraph-rsid="00d9d9b3" style:font-size-asian="10pt" style:font-weight-asian="normal" style:font-size-complex="10pt" style:font-weight-complex="normal"/>
    </style:style>
    <style:style style:name="P24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bold" officeooo:rsid="00fc9fc1" officeooo:paragraph-rsid="00fe7140" style:font-size-asian="10pt" style:font-weight-asian="bold" style:font-size-complex="10pt" style:font-weight-complex="bold"/>
    </style:style>
    <style:style style:name="P24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bold" officeooo:rsid="00fdee29" officeooo:paragraph-rsid="00fdee29" style:font-size-asian="10pt" style:font-weight-asian="bold" style:font-size-complex="10pt" style:font-weight-complex="bold"/>
    </style:style>
    <style:style style:name="P24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a9d22" officeooo:paragraph-rsid="010a9d22" style:font-size-asian="10pt" style:font-style-asian="normal" style:font-weight-asian="normal" style:font-size-complex="10pt" style:font-style-complex="normal" style:font-weight-complex="normal"/>
    </style:style>
    <style:style style:name="P24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b32eb" officeooo:paragraph-rsid="010b32eb" style:font-size-asian="10pt" style:font-style-asian="normal" style:font-weight-asian="normal" style:font-size-complex="10pt" style:font-style-complex="normal" style:font-weight-complex="normal"/>
    </style:style>
    <style:style style:name="P24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b32eb" officeooo:paragraph-rsid="010c7737" style:font-size-asian="10pt" style:font-style-asian="normal" style:font-weight-asian="normal" style:font-size-complex="10pt" style:font-style-complex="normal" style:font-weight-complex="normal"/>
    </style:style>
    <style:style style:name="P25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b32eb" officeooo:paragraph-rsid="010fa0ed" style:font-size-asian="10pt" style:font-style-asian="normal" style:font-weight-asian="normal" style:font-size-complex="10pt" style:font-style-complex="normal" style:font-weight-complex="normal"/>
    </style:style>
    <style:style style:name="P25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dfec1" officeooo:paragraph-rsid="010dfec1" style:font-size-asian="10pt" style:font-style-asian="normal" style:font-weight-asian="normal" style:font-size-complex="10pt" style:font-style-complex="normal" style:font-weight-complex="normal"/>
    </style:style>
    <style:style style:name="P25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18842" officeooo:paragraph-rsid="01118842" style:font-size-asian="10pt" style:font-style-asian="normal" style:font-weight-asian="normal" style:font-size-complex="10pt" style:font-style-complex="normal" style:font-weight-complex="normal"/>
    </style:style>
    <style:style style:name="P25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27561" officeooo:paragraph-rsid="01127561" style:font-size-asian="10pt" style:font-style-asian="normal" style:font-weight-asian="normal" style:font-size-complex="10pt" style:font-style-complex="normal" style:font-weight-complex="normal"/>
    </style:style>
    <style:style style:name="P25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33825" officeooo:paragraph-rsid="01133825" style:font-size-asian="10pt" style:font-style-asian="normal" style:font-weight-asian="normal" style:font-size-complex="10pt" style:font-style-complex="normal" style:font-weight-complex="normal"/>
    </style:style>
    <style:style style:name="P25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3ade5" officeooo:paragraph-rsid="0113ade5" style:font-size-asian="10pt" style:font-style-asian="normal" style:font-weight-asian="normal" style:font-size-complex="10pt" style:font-style-complex="normal" style:font-weight-complex="normal"/>
    </style:style>
    <style:style style:name="P25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b294e" officeooo:paragraph-rsid="0115a26a" style:font-size-asian="10pt" style:font-style-asian="normal" style:font-weight-asian="normal" style:font-size-complex="10pt" style:font-style-complex="normal" style:font-weight-complex="normal"/>
    </style:style>
    <style:style style:name="P25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6b963" officeooo:paragraph-rsid="0116b963" style:font-size-asian="10pt" style:font-style-asian="normal" style:font-weight-asian="normal" style:font-size-complex="10pt" style:font-style-complex="normal" style:font-weight-complex="normal"/>
    </style:style>
    <style:style style:name="P25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78233" officeooo:paragraph-rsid="01178233" style:font-size-asian="10pt" style:font-style-asian="normal" style:font-weight-asian="normal" style:font-size-complex="10pt" style:font-style-complex="normal" style:font-weight-complex="normal"/>
    </style:style>
    <style:style style:name="P25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78233" officeooo:paragraph-rsid="0117a092" style:font-size-asian="10pt" style:font-style-asian="normal" style:font-weight-asian="normal" style:font-size-complex="10pt" style:font-style-complex="normal" style:font-weight-complex="normal"/>
    </style:style>
    <style:style style:name="P26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78233" officeooo:paragraph-rsid="01185088" style:font-size-asian="10pt" style:font-style-asian="normal" style:font-weight-asian="normal" style:font-size-complex="10pt" style:font-style-complex="normal" style:font-weight-complex="normal"/>
    </style:style>
    <style:style style:name="P26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78233" officeooo:paragraph-rsid="0118cac0" style:font-size-asian="10pt" style:font-style-asian="normal" style:font-weight-asian="normal" style:font-size-complex="10pt" style:font-style-complex="normal" style:font-weight-complex="normal"/>
    </style:style>
    <style:style style:name="P26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78233" officeooo:paragraph-rsid="0119a7f9" style:font-size-asian="10pt" style:font-style-asian="normal" style:font-weight-asian="normal" style:font-size-complex="10pt" style:font-style-complex="normal" style:font-weight-complex="normal"/>
    </style:style>
    <style:style style:name="P26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9a7f9" officeooo:paragraph-rsid="0119a7f9" style:font-size-asian="10pt" style:font-style-asian="normal" style:font-weight-asian="normal" style:font-size-complex="10pt" style:font-style-complex="normal" style:font-weight-complex="normal"/>
    </style:style>
    <style:style style:name="P26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abe85" officeooo:paragraph-rsid="011abe85" style:font-size-asian="10pt" style:font-style-asian="normal" style:font-weight-asian="normal" style:font-size-complex="10pt" style:font-style-complex="normal" style:font-weight-complex="normal"/>
    </style:style>
    <style:style style:name="P26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c872f" officeooo:paragraph-rsid="011c872f" style:font-size-asian="10pt" style:font-style-asian="normal" style:font-weight-asian="normal" style:font-size-complex="10pt" style:font-style-complex="normal" style:font-weight-complex="normal"/>
    </style:style>
    <style:style style:name="P26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c872f" officeooo:paragraph-rsid="011decae" style:font-size-asian="10pt" style:font-style-asian="normal" style:font-weight-asian="normal" style:font-size-complex="10pt" style:font-style-complex="normal" style:font-weight-complex="normal"/>
    </style:style>
    <style:style style:name="P26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ce0d0" officeooo:paragraph-rsid="011ce0d0" style:font-size-asian="10pt" style:font-style-asian="normal" style:font-weight-asian="normal" style:font-size-complex="10pt" style:font-style-complex="normal" style:font-weight-complex="normal"/>
    </style:style>
    <style:style style:name="P26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ce0d0" officeooo:paragraph-rsid="01258bb0" style:font-size-asian="10pt" style:font-style-asian="normal" style:font-weight-asian="normal" style:font-size-complex="10pt" style:font-style-complex="normal" style:font-weight-complex="normal"/>
    </style:style>
    <style:style style:name="P26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decae" officeooo:paragraph-rsid="011decae" style:font-size-asian="10pt" style:font-style-asian="normal" style:font-weight-asian="normal" style:font-size-complex="10pt" style:font-style-complex="normal" style:font-weight-complex="normal"/>
    </style:style>
    <style:style style:name="P27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fe7ad" officeooo:paragraph-rsid="011decae" style:font-size-asian="10pt" style:font-style-asian="normal" style:font-weight-asian="normal" style:font-size-complex="10pt" style:font-style-complex="normal" style:font-weight-complex="normal"/>
    </style:style>
    <style:style style:name="P27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fe7ad" officeooo:paragraph-rsid="011fe7ad" style:font-size-asian="10pt" style:font-style-asian="normal" style:font-weight-asian="normal" style:font-size-complex="10pt" style:font-style-complex="normal" style:font-weight-complex="normal"/>
    </style:style>
    <style:style style:name="P27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1de19" officeooo:paragraph-rsid="0121de19" style:font-size-asian="10pt" style:font-style-asian="normal" style:font-weight-asian="normal" style:font-size-complex="10pt" style:font-style-complex="normal" style:font-weight-complex="normal"/>
    </style:style>
    <style:style style:name="P27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1de19" officeooo:paragraph-rsid="0123c5bf" style:font-size-asian="10pt" style:font-style-asian="normal" style:font-weight-asian="normal" style:font-size-complex="10pt" style:font-style-complex="normal" style:font-weight-complex="normal"/>
    </style:style>
    <style:style style:name="P27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3c5bf" officeooo:paragraph-rsid="0123c5bf" style:font-size-asian="10pt" style:font-style-asian="normal" style:font-weight-asian="normal" style:font-size-complex="10pt" style:font-style-complex="normal" style:font-weight-complex="normal"/>
    </style:style>
    <style:style style:name="P27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51fe4" officeooo:paragraph-rsid="01251fe4" style:font-size-asian="10pt" style:font-style-asian="normal" style:font-weight-asian="normal" style:font-size-complex="10pt" style:font-style-complex="normal" style:font-weight-complex="normal"/>
    </style:style>
    <style:style style:name="P27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58bb0" officeooo:paragraph-rsid="01258bb0" style:font-size-asian="10pt" style:font-style-asian="normal" style:font-weight-asian="normal" style:font-size-complex="10pt" style:font-style-complex="normal" style:font-weight-complex="normal"/>
    </style:style>
    <style:style style:name="P27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5a3e2" officeooo:paragraph-rsid="0125a3e2" style:font-size-asian="10pt" style:font-style-asian="normal" style:font-weight-asian="normal" style:font-size-complex="10pt" style:font-style-complex="normal" style:font-weight-complex="normal"/>
    </style:style>
    <style:style style:name="P27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610c3" officeooo:paragraph-rsid="012610c3" style:font-size-asian="10pt" style:font-style-asian="normal" style:font-weight-asian="normal" style:font-size-complex="10pt" style:font-style-complex="normal" style:font-weight-complex="normal"/>
    </style:style>
    <style:style style:name="P27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9f103" officeooo:paragraph-rsid="0129f103" style:font-size-asian="10pt" style:font-style-asian="normal" style:font-weight-asian="normal" style:font-size-complex="10pt" style:font-style-complex="normal" style:font-weight-complex="normal"/>
    </style:style>
    <style:style style:name="P28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ab32f" officeooo:paragraph-rsid="012ab32f" style:font-size-asian="10pt" style:font-style-asian="normal" style:font-weight-asian="normal" style:font-size-complex="10pt" style:font-style-complex="normal" style:font-weight-complex="normal"/>
    </style:style>
    <style:style style:name="P28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d6d30" officeooo:paragraph-rsid="012d6d30" style:font-size-asian="10pt" style:font-style-asian="normal" style:font-weight-asian="normal" style:font-size-complex="10pt" style:font-style-complex="normal" style:font-weight-complex="normal"/>
    </style:style>
    <style:style style:name="P282" style:family="paragraph" style:parent-style-name="Preformatted_20_Text">
      <style:paragraph-properties fo:margin-top="0cm" fo:margin-bottom="0cm" loext:contextual-spacing="false" style:border-line-width-bottom="0.012cm 0.012cm 0.012cm" fo:padding="0.074cm" fo:border-left="none" fo:border-right="none" fo:border-top="none" fo:border-bottom="1.05pt double #000000" style:join-border="false"/>
      <style:text-properties fo:color="#000000" style:font-name="Liberation Mono" fo:font-size="10pt" fo:font-weight="normal" officeooo:rsid="00c6719c" officeooo:paragraph-rsid="00c49418" style:font-size-asian="10pt" style:font-weight-asian="normal" style:font-size-complex="10pt" style:font-weight-complex="normal"/>
    </style:style>
    <style:style style:name="P283" style:family="paragraph" style:parent-style-name="Preformatted_20_Text">
      <style:paragraph-properties fo:margin-top="0cm" fo:margin-bottom="0.499cm" loext:contextual-spacing="false"/>
      <style:text-properties fo:color="#000000" style:font-name="Liberation Mono" fo:font-size="10pt" fo:font-style="italic" style:font-size-asian="10pt" style:font-size-complex="10pt"/>
    </style:style>
    <style:style style:name="P284" style:family="paragraph" style:parent-style-name="Preformatted_20_Text">
      <style:text-properties fo:color="#000000" style:font-name="Liberation Mono" fo:font-size="10pt" fo:font-style="italic" style:font-size-asian="10pt" style:font-size-complex="10pt"/>
    </style:style>
    <style:style style:name="P285" style:family="paragraph" style:parent-style-name="Table_20_Contents">
      <style:text-properties fo:color="#000000" style:text-line-through-style="solid" style:text-line-through-type="single" style:font-name="Liberation Mono" fo:font-size="10pt" style:font-size-asian="10pt" style:font-size-complex="10pt"/>
    </style:style>
    <style:style style:name="P286" style:family="paragraph" style:parent-style-name="Table_20_Contents">
      <style:text-properties fo:color="#000000" style:font-name="Liberation Mono" fo:font-size="10pt" style:font-size-asian="10pt" style:font-size-complex="10pt"/>
    </style:style>
    <style:style style:name="P287" style:family="paragraph" style:parent-style-name="Table_20_Contents">
      <style:text-properties fo:color="#000000" style:font-name="Liberation Mono" fo:font-size="10pt" officeooo:paragraph-rsid="00c55ecc" style:font-size-asian="10pt" style:font-size-complex="10pt"/>
    </style:style>
    <style:style style:name="P288" style:family="paragraph" style:parent-style-name="Table_20_Contents">
      <style:text-properties fo:font-size="2pt" style:font-size-asian="2pt" style:font-size-complex="2pt"/>
    </style:style>
    <style:style style:name="P289" style:family="paragraph" style:parent-style-name="Table_20_Contents">
      <style:text-properties officeooo:paragraph-rsid="012610c3"/>
    </style:style>
    <style:style style:name="P29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357441" officeooo:paragraph-rsid="00b8535d" style:font-name-asian="Liberation Mono" style:font-size-asian="10pt" style:font-weight-asian="normal" style:font-name-complex="Liberation Mono" style:font-size-complex="10pt" style:font-weight-complex="normal"/>
    </style:style>
    <style:style style:name="P29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ad6a37" officeooo:paragraph-rsid="00ad6a37" style:font-size-asian="10pt" style:font-weight-asian="normal" style:font-size-complex="10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2d9142"/>
    </style:style>
    <style:style style:name="T3" style:family="text">
      <style:text-properties fo:language="ru" fo:country="RU" officeooo:rsid="00305743"/>
    </style:style>
    <style:style style:name="T4" style:family="text">
      <style:text-properties fo:language="ru" fo:country="RU" officeooo:rsid="00323948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2d9142"/>
    </style:style>
    <style:style style:name="T7" style:family="text">
      <style:text-properties officeooo:rsid="0022c6a5"/>
    </style:style>
    <style:style style:name="T8" style:family="text">
      <style:text-properties officeooo:rsid="00262a25"/>
    </style:style>
    <style:style style:name="T9" style:family="text">
      <style:text-properties officeooo:rsid="002661f6"/>
    </style:style>
    <style:style style:name="T10" style:family="text">
      <style:text-properties officeooo:rsid="002cdb36"/>
    </style:style>
    <style:style style:name="T11" style:family="text">
      <style:text-properties officeooo:rsid="002f6b09"/>
    </style:style>
    <style:style style:name="T12" style:family="text">
      <style:text-properties officeooo:rsid="0031305c"/>
    </style:style>
    <style:style style:name="T13" style:family="text">
      <style:text-properties officeooo:rsid="00323948"/>
    </style:style>
    <style:style style:name="T14" style:family="text">
      <style:text-properties officeooo:rsid="0032405d"/>
    </style:style>
    <style:style style:name="T15" style:family="text">
      <style:text-properties officeooo:rsid="00326ed0"/>
    </style:style>
    <style:style style:name="T16" style:family="text">
      <style:text-properties officeooo:rsid="0034de70"/>
    </style:style>
    <style:style style:name="T17" style:family="text">
      <style:text-properties officeooo:rsid="0035bfcd"/>
    </style:style>
    <style:style style:name="T18" style:family="text">
      <style:text-properties officeooo:rsid="00379994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underline-style="solid" style:text-underline-width="auto" style:text-underline-color="font-color" officeooo:rsid="012610c3"/>
    </style:style>
    <style:style style:name="T21" style:family="text">
      <style:text-properties officeooo:rsid="003bda31"/>
    </style:style>
    <style:style style:name="T22" style:family="text">
      <style:text-properties officeooo:rsid="003d03ac"/>
    </style:style>
    <style:style style:name="T23" style:family="text">
      <style:text-properties officeooo:rsid="003d631a"/>
    </style:style>
    <style:style style:name="T24" style:family="text">
      <style:text-properties officeooo:rsid="00412300"/>
    </style:style>
    <style:style style:name="T25" style:family="text">
      <style:text-properties officeooo:rsid="00487257"/>
    </style:style>
    <style:style style:name="T26" style:family="text">
      <style:text-properties officeooo:rsid="004a972c"/>
    </style:style>
    <style:style style:name="T27" style:family="text">
      <style:text-properties officeooo:rsid="004c4d26"/>
    </style:style>
    <style:style style:name="T28" style:family="text">
      <style:text-properties officeooo:rsid="004cab7e"/>
    </style:style>
    <style:style style:name="T29" style:family="text">
      <style:text-properties officeooo:rsid="004e0bd5"/>
    </style:style>
    <style:style style:name="T30" style:family="text">
      <style:text-properties officeooo:rsid="00534aac"/>
    </style:style>
    <style:style style:name="T31" style:family="text">
      <style:text-properties officeooo:rsid="00566730"/>
    </style:style>
    <style:style style:name="T32" style:family="text">
      <style:text-properties officeooo:rsid="005c52ac"/>
    </style:style>
    <style:style style:name="T33" style:family="text">
      <style:text-properties officeooo:rsid="006223d6"/>
    </style:style>
    <style:style style:name="T34" style:family="text">
      <style:text-properties officeooo:rsid="0062f3a0"/>
    </style:style>
    <style:style style:name="T35" style:family="text">
      <style:text-properties officeooo:rsid="0062fff5"/>
    </style:style>
    <style:style style:name="T36" style:family="text">
      <style:text-properties officeooo:rsid="0065863d"/>
    </style:style>
    <style:style style:name="T37" style:family="text">
      <style:text-properties officeooo:rsid="006a7259"/>
    </style:style>
    <style:style style:name="T38" style:family="text">
      <style:text-properties officeooo:rsid="006db0d5"/>
    </style:style>
    <style:style style:name="T39" style:family="text">
      <style:text-properties officeooo:rsid="0079fa8a"/>
    </style:style>
    <style:style style:name="T40" style:family="text">
      <style:text-properties officeooo:rsid="007a008d"/>
    </style:style>
    <style:style style:name="T41" style:family="text">
      <style:text-properties officeooo:rsid="007a7222"/>
    </style:style>
    <style:style style:name="T42" style:family="text">
      <style:text-properties officeooo:rsid="007e9a24"/>
    </style:style>
    <style:style style:name="T43" style:family="text">
      <style:text-properties officeooo:rsid="0081ea16"/>
    </style:style>
    <style:style style:name="T44" style:family="text">
      <style:text-properties officeooo:rsid="008357db"/>
    </style:style>
    <style:style style:name="T45" style:family="text">
      <style:text-properties officeooo:rsid="00844b9f"/>
    </style:style>
    <style:style style:name="T46" style:family="text">
      <style:text-properties officeooo:rsid="008a55a7"/>
    </style:style>
    <style:style style:name="T47" style:family="text">
      <style:text-properties officeooo:rsid="008c47f9"/>
    </style:style>
    <style:style style:name="T48" style:family="text">
      <style:text-properties officeooo:rsid="008e6d21"/>
    </style:style>
    <style:style style:name="T49" style:family="text">
      <style:text-properties officeooo:rsid="008ffe4b"/>
    </style:style>
    <style:style style:name="T50" style:family="text">
      <style:text-properties officeooo:rsid="0094333f"/>
    </style:style>
    <style:style style:name="T51" style:family="text">
      <style:text-properties officeooo:rsid="00961dde"/>
    </style:style>
    <style:style style:name="T52" style:family="text">
      <style:text-properties officeooo:rsid="00a1cfe9"/>
    </style:style>
    <style:style style:name="T53" style:family="text">
      <style:text-properties officeooo:rsid="00ac243d"/>
    </style:style>
    <style:style style:name="T54" style:family="text">
      <style:text-properties officeooo:rsid="00afbe63"/>
    </style:style>
    <style:style style:name="T55" style:family="text">
      <style:text-properties officeooo:rsid="00b1565f"/>
    </style:style>
    <style:style style:name="T56" style:family="text">
      <style:text-properties officeooo:rsid="00b58e27"/>
    </style:style>
    <style:style style:name="T57" style:family="text">
      <style:text-properties officeooo:rsid="00c55ecc"/>
    </style:style>
    <style:style style:name="T58" style:family="text">
      <style:text-properties officeooo:rsid="00c7b8f7"/>
    </style:style>
    <style:style style:name="T59" style:family="text">
      <style:text-properties officeooo:rsid="00c969c4"/>
    </style:style>
    <style:style style:name="T60" style:family="text">
      <style:text-properties officeooo:rsid="00cbfc96"/>
    </style:style>
    <style:style style:name="T61" style:family="text">
      <style:text-properties officeooo:rsid="00cc934b"/>
    </style:style>
    <style:style style:name="T62" style:family="text">
      <style:text-properties officeooo:rsid="00cca6ca"/>
    </style:style>
    <style:style style:name="T63" style:family="text">
      <style:text-properties officeooo:rsid="00d070d6"/>
    </style:style>
    <style:style style:name="T64" style:family="text">
      <style:text-properties officeooo:rsid="00d52ba0"/>
    </style:style>
    <style:style style:name="T65" style:family="text">
      <style:text-properties officeooo:rsid="00da8dcc"/>
    </style:style>
    <style:style style:name="T66" style:family="text">
      <style:text-properties officeooo:rsid="00ddfb14"/>
    </style:style>
    <style:style style:name="T67" style:family="text">
      <style:text-properties officeooo:rsid="00cc2f69"/>
    </style:style>
    <style:style style:name="T68" style:family="text">
      <style:text-properties officeooo:rsid="00de9fdc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officeooo:rsid="00dfaf2c" style:font-weight-asian="bold" style:font-weight-complex="bold"/>
    </style:style>
    <style:style style:name="T71" style:family="text">
      <style:text-properties fo:font-weight="bold" officeooo:rsid="00e05e8f" style:font-weight-asian="bold" style:font-weight-complex="bold"/>
    </style:style>
    <style:style style:name="T72" style:family="text">
      <style:text-properties fo:font-weight="bold" officeooo:rsid="00ec0e6c" style:font-weight-asian="bold" style:font-weight-complex="bold"/>
    </style:style>
    <style:style style:name="T73" style:family="text">
      <style:text-properties fo:font-weight="bold" officeooo:rsid="00ec65e2" style:font-weight-asian="bold" style:font-weight-complex="bold"/>
    </style:style>
    <style:style style:name="T74" style:family="text">
      <style:text-properties fo:font-weight="bold" officeooo:rsid="00eb2033" style:font-weight-asian="bold" style:font-weight-complex="bold"/>
    </style:style>
    <style:style style:name="T75" style:family="text">
      <style:text-properties fo:font-weight="bold" officeooo:rsid="00e9fa8d" style:font-weight-asian="bold" style:font-weight-complex="bold"/>
    </style:style>
    <style:style style:name="T76" style:family="text">
      <style:text-properties fo:font-weight="bold" officeooo:rsid="00e86ae3" style:font-weight-asian="bold" style:font-weight-complex="bold"/>
    </style:style>
    <style:style style:name="T77" style:family="text">
      <style:text-properties fo:font-weight="bold" officeooo:rsid="00f5c82b" style:font-weight-asian="bold" style:font-weight-complex="bold"/>
    </style:style>
    <style:style style:name="T78" style:family="text">
      <style:text-properties fo:font-weight="bold" officeooo:rsid="01185088" style:font-weight-asian="bold" style:font-weight-complex="bold"/>
    </style:style>
    <style:style style:name="T79" style:family="text">
      <style:text-properties officeooo:rsid="00dfaf2c"/>
    </style:style>
    <style:style style:name="T80" style:family="text">
      <style:text-properties fo:color="#000000" style:font-name="Liberation Mono" fo:font-size="10pt" style:font-size-asian="10pt" style:font-size-complex="10pt"/>
    </style:style>
    <style:style style:name="T81" style:family="text">
      <style:text-properties officeooo:rsid="00e05e8f"/>
    </style:style>
    <style:style style:name="T82" style:family="text">
      <style:text-properties officeooo:rsid="00e1e472"/>
    </style:style>
    <style:style style:name="T83" style:family="text">
      <style:text-properties officeooo:rsid="00e6ba0d"/>
    </style:style>
    <style:style style:name="T84" style:family="text">
      <style:text-properties officeooo:rsid="00e76c27"/>
    </style:style>
    <style:style style:name="T85" style:family="text">
      <style:text-properties officeooo:rsid="00e86ae3"/>
    </style:style>
    <style:style style:name="T86" style:family="text">
      <style:text-properties officeooo:rsid="00ec0e6c"/>
    </style:style>
    <style:style style:name="T87" style:family="text">
      <style:text-properties officeooo:rsid="00ed6e41"/>
    </style:style>
    <style:style style:name="T88" style:family="text">
      <style:text-properties style:text-line-through-style="solid" style:text-line-through-type="single"/>
    </style:style>
    <style:style style:name="T89" style:family="text">
      <style:text-properties style:text-line-through-style="solid" style:text-line-through-type="single" officeooo:rsid="00ddfb14"/>
    </style:style>
    <style:style style:name="T90" style:family="text">
      <style:text-properties officeooo:rsid="00f06781"/>
    </style:style>
    <style:style style:name="T91" style:family="text">
      <style:text-properties officeooo:rsid="00f37b9b"/>
    </style:style>
    <style:style style:name="T92" style:family="text">
      <style:text-properties officeooo:rsid="00f6e30d"/>
    </style:style>
    <style:style style:name="T93" style:family="text">
      <style:text-properties officeooo:rsid="0103e053"/>
    </style:style>
    <style:style style:name="T94" style:family="text">
      <style:text-properties officeooo:rsid="010abaf6"/>
    </style:style>
    <style:style style:name="T95" style:family="text">
      <style:text-properties officeooo:rsid="010b32eb"/>
    </style:style>
    <style:style style:name="T96" style:family="text">
      <style:text-properties officeooo:rsid="010c7737"/>
    </style:style>
    <style:style style:name="T97" style:family="text">
      <style:text-properties officeooo:rsid="010dfec1"/>
    </style:style>
    <style:style style:name="T98" style:family="text">
      <style:text-properties officeooo:rsid="010fa0ed"/>
    </style:style>
    <style:style style:name="T99" style:family="text">
      <style:text-properties officeooo:rsid="01127561"/>
    </style:style>
    <style:style style:name="T100" style:family="text">
      <style:text-properties officeooo:rsid="01133825"/>
    </style:style>
    <style:style style:name="T101" style:family="text">
      <style:text-properties officeooo:rsid="0113ade5"/>
    </style:style>
    <style:style style:name="T102" style:family="text">
      <style:text-properties officeooo:rsid="0115a26a"/>
    </style:style>
    <style:style style:name="T103" style:family="text">
      <style:text-properties officeooo:rsid="0117a092"/>
    </style:style>
    <style:style style:name="T104" style:family="text">
      <style:text-properties officeooo:rsid="01185088"/>
    </style:style>
    <style:style style:name="T105" style:family="text">
      <style:text-properties officeooo:rsid="0118cac0"/>
    </style:style>
    <style:style style:name="T106" style:family="text">
      <style:text-properties officeooo:rsid="0119a7f9"/>
    </style:style>
    <style:style style:name="T10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8" style:family="text">
      <style:text-properties officeooo:rsid="011c872f"/>
    </style:style>
    <style:style style:name="T109" style:family="text">
      <style:text-properties officeooo:rsid="011decae"/>
    </style:style>
    <style:style style:name="T110" style:family="text">
      <style:text-properties officeooo:rsid="0121de19"/>
    </style:style>
    <style:style style:name="T111" style:family="text">
      <style:text-properties officeooo:rsid="0123c5bf"/>
    </style:style>
    <style:style style:name="T112" style:family="text">
      <style:text-properties officeooo:rsid="012610c3"/>
    </style:style>
    <style:style style:name="T113" style:family="text">
      <style:text-properties officeooo:rsid="012ab552"/>
    </style:style>
    <style:style style:name="T114" style:family="text">
      <style:text-properties officeooo:rsid="013209b9"/>
    </style:style>
    <style:style style:name="T115" style:family="text">
      <style:text-properties style:font-name="Liberation Mono" style:font-name-asian="Liberation Mono" style:font-name-complex="Liberation Mono"/>
    </style:style>
    <style:style style:name="T116" style:family="text">
      <style:text-properties style:font-name="Liberation Mono" officeooo:rsid="0135a72a" style:font-name-asian="Liberation Mono" style:font-name-complex="Liberation Mono"/>
    </style:style>
    <style:style style:name="T117" style:family="text">
      <style:text-properties style:font-name="Liberation Mono" officeooo:rsid="01363f00" style:font-name-asian="Liberation Mono" style:font-name-complex="Liberation Mono"/>
    </style:style>
    <style:style style:name="T118" style:family="text">
      <style:text-properties style:font-name="Liberation Mono" officeooo:rsid="0137ddd0" style:font-name-asian="Liberation Mono" style:font-name-complex="Liberation Mono"/>
    </style:style>
    <style:style style:name="T119" style:family="text">
      <style:text-properties style:font-name="Liberation Mono" officeooo:rsid="01386271" style:font-name-asian="Liberation Mono" style:font-name-complex="Liberation Mono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89649527547</text:p>
      <text:p text:style-name="P3">81985858391</text:p>
      <text:p text:style-name="P3"/>
      <text:p text:style-name="P2">Phantasy Star</text:p>
      <text:p text:style-name="P2"/>
      <text:p text:style-name="P2">Начало:</text:p>
      <text:p text:style-name="P2"/>
      <text:p text:style-name="P2">PHANTASY STAR BACKUP RAM PROGRAMMED BY NAKA YUJI</text:p>
      <text:p text:style-name="P2"/>
      <text:p text:style-name="P2">00xC0</text:p>
      <text:p text:style-name="P4"/>
      <text:p text:style-name="P5"/>
      <text:p text:style-name="P2">1<text:bookmark-start text:name="__DdeLink__1908_1598143770"/>00-1d7 — данные сохранёнки — <text:span text:style-name="T7">полное окно с рамкой. 12 строк по 18 байт. Буквы — 2 байта. Примеры: C010 F113</text:span><text:bookmark-end text:name="__DdeLink__1908_1598143770"/></text:p>
      <text:p text:style-name="P2"/>
      <text:p text:style-name="P6">F111F211F211F211F211F211F211F211F113</text:p>
      <text:p text:style-name="P6">F311C010C010C010C010C010C010C010F313</text:p>
      <text:p text:style-name="P6">F311C210C010C010C010C010C010C010F313</text:p>
      <text:p text:style-name="P6">F311C010C010C010C010C010C010C010F313</text:p>
      <text:p text:style-name="P6">F311C310C010C010C010C010C010C010F313</text:p>
      <text:p text:style-name="P6">F311C010C010C010C010C010C010C010F313</text:p>
      <text:p text:style-name="P6">F311C410C010C010C010C010C010C010F313</text:p>
      <text:p text:style-name="P6">F311C010C010C010C010C010C010C010F313</text:p>
      <text:p text:style-name="P6">F311C510C010C010C010C010C010C010F313</text:p>
      <text:p text:style-name="P6">F311C010C010C010C010C010C010C010F313</text:p>
      <text:p text:style-name="P6">F311C610C010C010C010C010C010C010F313</text:p>
      <text:p text:style-name="P6">F115F215F215F215F215F215F215F215F117</text:p>
      <text:p text:style-name="P2"/>
      <text:p text:style-name="P2">//<text:span text:style-name="T55">first deleted</text:span></text:p>
      <text:p text:style-name="P7">F111F211F211F211F211F211F211F211F113</text:p>
      <text:p text:style-name="P7">F311C010C010C010C010C010C010C010F313</text:p>
      <text:p text:style-name="P7">F311C210C010C010C010C010C010C010F313</text:p>
      <text:p text:style-name="P7">F311C010C010C000C000C000C000C000F313</text:p>
      <text:p text:style-name="P7">F311C310C010C110C210C310C410C510F313</text:p>
      <text:p text:style-name="P7">F311C010C010C010C010C010C010C010F313</text:p>
      <text:p text:style-name="P7">F311C410C010C010C010C010C010C010F313</text:p>
      <text:p text:style-name="P7">F311C010C010C010C010C010C010C010F313</text:p>
      <text:p text:style-name="P7">F311C510C010C010C010C010C010C010F313</text:p>
      <text:p text:style-name="P7">F311C010C010C010C010C010C010C010F313</text:p>
      <text:p text:style-name="P7">F311C610C010C010C010C010C010C010F313</text:p>
      <text:p text:style-name="P7">F115F215F215F215F215F215F215F215F117</text:p>
      <text:p text:style-name="P2"/>
      <text:p text:style-name="P8">12A: cc10cc10cc10cc10cc10: AAAAA</text:p>
      <text:p text:style-name="P8">12A: cb10cb10cb10cb10cb10: BBBBB</text:p>
      <text:p text:style-name="P2"/>
      <text:p text:style-name="P2"/>
      <text:p text:style-name="P9">2:</text:p>
      <text:p text:style-name="P9">013D-0145: 10-&gt;00</text:p>
      <text:p text:style-name="P9">014E: название</text:p>
      <text:p text:style-name="P9">3:</text:p>
      <text:p text:style-name="P9">0153-0169: 10-&gt;00</text:p>
      <text:p text:style-name="P9">0172–017A: название</text:p>
      <text:p text:style-name="P9">4:</text:p>
      <text:p text:style-name="P9">0185-018D: 10-&gt;00</text:p>
      <text:p text:style-name="P9">0196-019E: название</text:p>
      <text:p text:style-name="P9">5:</text:p>
      <text:p text:style-name="P9">01A9-01B1: 10-&gt;00</text:p>
      <text:p text:style-name="P9">01BA-01C2: название</text:p>
      <text:p text:style-name="P9"/>
      <text:p text:style-name="P9"/>
      <text:p text:style-name="P9">при удалении слота 5 символов до названия слота приводятся к 10, в названии все 00→10, остальные→C0</text:p>
      <text:p text:style-name="P9"/>
      <text:p text:style-name="P10"><text:soft-page-break/>игровые данные при удалении не стираются, так что, можно показывать что слот был удалён.</text:p>
      <text:p text:style-name="P9"/>
      <text:p text:style-name="P9"/>
      <text:p text:style-name="P2"/>
      <text:p text:style-name="P2"/>
      <text:p text:style-name="P2"/>
      <text:p text:style-name="P11">20<text:span text:style-name="T54">1 </text:span>— 01 1 игра</text:p>
      <text:p text:style-name="P11">20<text:span text:style-name="T54">2 </text:span>— 01 2 игра</text:p>
      <text:p text:style-name="P2"/>
      <text:p text:style-name="P2"/>
      <text:p text:style-name="P2"><text:bookmark-start text:name="__DdeLink__347_401953193"/>40<text:bookmark-end text:name="__DdeLink__347_401953193"/>1-402, 413-414<text:tab/><text:tab/><text:bookmark-start text:name="__DdeLink__1953_1984034542"/>0006→1006→2006<text:bookmark-end text:name="__DdeLink__1953_1984034542"/> — передвинулся на шаг X</text:p>
      <text:p text:style-name="P2">405-406, 411-412<text:tab/><text:tab/><text:bookmark-start text:name="__DdeLink__1955_1984034542"/>0001→500<text:bookmark-end text:name="__DdeLink__1955_1984034542"/>1 Y</text:p>
      <text:p text:style-name="P2"/>
      <text:p text:style-name="P2"/>
      <text:p text:style-name="P2">408-<text:span text:style-name="T10">409 </text:span>— <text:span text:style-name="T10">номер </text:span>карт<text:span text:style-name="T10">ы. Например, </text:span><text:bookmark-start text:name="__DdeLink__1957_1984034542"/>0000 — Палма, 0404 — Каминит<text:bookmark-end text:name="__DdeLink__1957_1984034542"/></text:p>
      <text:p text:style-name="P2"/>
      <text:p text:style-name="P2">40A: направление в подземелье. По умолчанию <text:span text:style-name="T114">0</text:span>. Поворот направо — 1. Наоборот — 2. Ещё — 3. Сохраняется после выхода</text:p>
      <text:p text:style-name="P2"/>
      <text:p text:style-name="P2"><text:bookmark-start text:name="__DdeLink__349_401953193"/>40C — 00→5e — номер комнаты в подземелье. <text:span text:style-name="T12">4 бита — X, 4 бита — Y. Max ширина 16x16</text:span></text:p>
      <text:p text:style-name="P2">Примечание: после загрузки сохранения открытые двери снова закрыты.</text:p>
      <text:p text:style-name="P2"/>
      <text:p text:style-name="P2">40D <text:span text:style-name="T10">00</text:span><text:bookmark-start text:name="__DdeLink__351_401953193"/>→0<text:span text:style-name="T10">2 </text:span>вошёл в подземелье медузы<text:bookmark-end text:name="__DdeLink__351_401953193"/>. <text:span text:style-name="T10">Возможно это указатель на подземелье</text:span></text:p>
      <text:p text:style-name="P2"/>
      <text:p text:style-name="P2">415-416: 000d→020b — вошёл в подземелье Каминита</text:p>
      <text:p text:style-name="P2"><text:tab/><text:tab/><text:tab/>040<text:span text:style-name="T5">b – </text:span><text:span text:style-name="T1">пещера Медузы</text:span></text:p>
      <text:p text:style-name="P2"><text:span text:style-name="T1">000</text:span><text:span text:style-name="T5">d – </text:span><text:span text:style-name="T1">Каминит, может что-то ещё</text:span></text:p>
      <text:p text:style-name="P2"/>
      <text:p text:style-name="P2"/>
      <text:p text:style-name="P12"><text:bookmark-start text:name="__DdeLink__1961_1984034542"/>Camineet <text:span text:style-name="T10">Warehouse</text:span><text:bookmark-end text:name="__DdeLink__1961_1984034542"/></text:p>
      <text:p text:style-name="P12">040D:00→02—вероятно тоже относится к номеру комнаты</text:p>
      <text:p text:style-name="P12">0415:00-&gt;02-???<text:span text:style-name="T21">(Green)</text:span></text:p>
      <text:p text:style-name="P12">0416:0D-&gt;0B-???</text:p>
      <text:p text:style-name="P13"><text:bookmark-start text:name="__DdeLink__1959_1984034542"/>Medusa'sCave<text:bookmark-end text:name="__DdeLink__1959_1984034542"/></text:p>
      <text:p text:style-name="P13">040D:02→00—меняется только в подземелье</text:p>
      <text:p text:style-name="P13">0415:00-&gt;04<text:span text:style-name="T21">(Blue)</text:span></text:p>
      <text:p text:style-name="P13">0416:0D-&gt;0B</text:p>
      <text:p text:style-name="P14">ScionCave</text:p>
      <text:p text:style-name="P14">040D:02-&gt;13</text:p>
      <text:p text:style-name="P14">0415:00-&gt;04</text:p>
      <text:p text:style-name="P14">0416:0D-&gt;0B</text:p>
      <text:p text:style-name="P15">#2</text:p>
      <text:p text:style-name="P15">040D:13-&gt;12—IDподземелья??????</text:p>
      <text:p text:style-name="P18">#3</text:p>
      <text:p text:style-name="P18">040D:12-&gt;11</text:p>
      <text:p text:style-name="P21">#4</text:p>
      <text:p text:style-name="P21">040D:11-&gt;10</text:p>
      <text:p text:style-name="P24">NaulaCave</text:p>
      <text:p text:style-name="P24">040D:10-&gt;13</text:p>
      <text:p text:style-name="P24">0415:00-&gt;04<text:span text:style-name="T21">(Blue)</text:span></text:p>
      <text:p text:style-name="P24">0416:0D-&gt;0B</text:p>
      <text:p text:style-name="P26">#2</text:p>
      <text:p text:style-name="P26">040D:13-&gt;12</text:p>
      <text:p text:style-name="P27">Governor“sEntrance</text:p>
      <text:p text:style-name="P27">040D:12-&gt;21</text:p>
      <text:p text:style-name="P27">0415:04-&gt;06(Yellow)</text:p>
      <text:p text:style-name="P25">0416:0D-&gt;0B</text:p>
      <text:p text:style-name="P28">NaharuCave</text:p>
      <text:p text:style-name="P28">040D:21-&gt;1E</text:p>
      <text:p text:style-name="P28">0415:00-&gt;07(Pink)</text:p>
      <text:p text:style-name="P28">0416:0D-&gt;0B</text:p>
      <text:p text:style-name="P29">#2</text:p>
      <text:p text:style-name="P29"><text:soft-page-break/>040D:1E-&gt;1D</text:p>
      <text:p text:style-name="P30">GothicPassage</text:p>
      <text:p text:style-name="P30">040D:1D-&gt;00</text:p>
      <text:p text:style-name="P30">0415:00-&gt;04(Blue)</text:p>
      <text:p text:style-name="P30">0416:0D-&gt;0B</text:p>
      <text:p text:style-name="P30">Gothic</text:p>
      <text:p text:style-name="P30">0415:04-&gt;00</text:p>
      <text:p text:style-name="P30">0416:0B-&gt;0D</text:p>
      <text:p text:style-name="P31">TriadaPrison</text:p>
      <text:p text:style-name="P31">040D:00-&gt;01</text:p>
      <text:p text:style-name="P31">0415:00-&gt;05(LightBlue)</text:p>
      <text:p text:style-name="P31">0416:0D-&gt;0B</text:p>
      <text:p text:style-name="P32">Bortevo</text:p>
      <text:p text:style-name="P32">0409:07-&gt;0B</text:p>
      <text:p text:style-name="P33">BortevoPassage</text:p>
      <text:p text:style-name="P33">040D:00-&gt;16</text:p>
      <text:p text:style-name="P33">0415:00-&gt;04</text:p>
      <text:p text:style-name="P33">0416:0D-&gt;0B</text:p>
      <text:p text:style-name="P34">AbionWarehouse</text:p>
      <text:p text:style-name="P34">040D:16-&gt;02</text:p>
      <text:p text:style-name="P34">0415:00-&gt;02(LightGreen)</text:p>
      <text:p text:style-name="P34">0416:0D-&gt;0B</text:p>
      <text:p text:style-name="P36">Dr.Mad</text:p>
      <text:p text:style-name="P36">040D:02-&gt;15</text:p>
      <text:p text:style-name="P36">0415:00-&gt;03<text:span text:style-name="T28">(Blue?)</text:span></text:p>
      <text:p text:style-name="P36">0416:0D-&gt;0B</text:p>
      <text:p text:style-name="P37">Medusa'sTower<text:span text:style-name="T29">#2</text:span></text:p>
      <text:p text:style-name="P37">040D:16-&gt;04</text:p>
      <text:p text:style-name="P37">0415:00-&gt;01(LightRed,Pink,Orange???)</text:p>
      <text:p text:style-name="P37">0416:0D-&gt;0B</text:p>
      <text:p text:style-name="P37">0417:03-&gt;02</text:p>
      <text:p text:style-name="P38">#1</text:p>
      <text:p text:style-name="P38">040D:04-&gt;03</text:p>
      <text:p text:style-name="P39">#3</text:p>
      <text:p text:style-name="P39">040D:03-&gt;05</text:p>
      <text:p text:style-name="P40">#4</text:p>
      <text:p text:style-name="P40">040D:03-&gt;06</text:p>
      <text:p text:style-name="P41">#5</text:p>
      <text:p text:style-name="P41">040D:06-&gt;07</text:p>
      <text:p text:style-name="P42">#6</text:p>
      <text:p text:style-name="P42">040D:07-&gt;08</text:p>
      <text:p text:style-name="P42">#7</text:p>
      <text:p text:style-name="P42">040D:08-&gt;09</text:p>
      <text:p text:style-name="P43">#8</text:p>
      <text:p text:style-name="P43">040D:08-&gt;0A</text:p>
      <text:p text:style-name="P44">CasbaCave</text:p>
      <text:p text:style-name="P44">040D:0A-&gt;27</text:p>
      <text:p text:style-name="P44">0415:00-&gt;07(Pink)</text:p>
      <text:p text:style-name="P44">0416:0D-&gt;0B</text:p>
      <text:p text:style-name="P44">#2</text:p>
      <text:p text:style-name="P44">040D:27-&gt;26</text:p>
      <text:p text:style-name="P44">#3</text:p>
      <text:p text:style-name="P44">040D:26-&gt;25</text:p>
      <text:p text:style-name="P45">Casba</text:p>
      <text:p text:style-name="P45">040D:25-&gt;27</text:p>
      <text:p text:style-name="P45">0415:07-&gt;00</text:p>
      <text:p text:style-name="P45">0416:0B-&gt;0D</text:p>
      <text:p text:style-name="P24">ForgottenTower</text:p>
      <text:p text:style-name="P46">040D:27-&gt;17</text:p>
      <text:p text:style-name="P46">0415:00-&gt;02</text:p>
      <text:p text:style-name="P46">0416:0D-&gt;0B</text:p>
      <text:p text:style-name="P46">#2</text:p>
      <text:p text:style-name="P46">040D:17-&gt;18</text:p>
      <text:p text:style-name="P47">#3</text:p>
      <text:p text:style-name="P47"><text:soft-page-break/>040D:18-&gt;19</text:p>
      <text:p text:style-name="P47">#4</text:p>
      <text:p text:style-name="P47">040D:19-&gt;1A</text:p>
      <text:p text:style-name="P47">#5</text:p>
      <text:p text:style-name="P47">040D:1A-&gt;1B</text:p>
      <text:p text:style-name="P48">DrasgowWarehouse</text:p>
      <text:p text:style-name="P48">040D:1B-&gt;15</text:p>
      <text:p text:style-name="P48">0415:00-&gt;03</text:p>
      <text:p text:style-name="P48">0416:0D-&gt;0B</text:p>
      <text:p text:style-name="P49">Tajima“sCave</text:p>
      <text:p text:style-name="P49">040D:15-&gt;24</text:p>
      <text:p text:style-name="P49">0415:03-&gt;07(Pink?)</text:p>
      <text:p text:style-name="P50">#2</text:p>
      <text:p text:style-name="P50">040D:24-&gt;23</text:p>
      <text:p text:style-name="P51">#3</text:p>
      <text:p text:style-name="P51">040D:23-&gt;22</text:p>
      <text:p text:style-name="P52">SkureEntrance</text:p>
      <text:p text:style-name="P52">040D:22-&gt;28</text:p>
      <text:p text:style-name="P52">0415:00-&gt;0A(LightBlue)</text:p>
      <text:p text:style-name="P52">0416:0D-&gt;0B</text:p>
      <text:p text:style-name="P53">DezorianCavern1</text:p>
      <text:p text:style-name="P53">040D:28-&gt;2F</text:p>
      <text:p text:style-name="P53">0415:00-&gt;09(LightBlue/Black)</text:p>
      <text:p text:style-name="P53">0416:0D-&gt;0B</text:p>
      <text:p text:style-name="P54">DezorianCavern<text:span text:style-name="T41">2</text:span></text:p>
      <text:p text:style-name="P54">040D:28-&gt;2F</text:p>
      <text:p text:style-name="P54">0415:00-&gt;09(LightBlue/Black)</text:p>
      <text:p text:style-name="P54">0416:0D-&gt;0B</text:p>
      <text:p text:style-name="P54">DezorianCavern<text:span text:style-name="T41">3</text:span></text:p>
      <text:p text:style-name="P54">040D:<text:span text:style-name="T41">30-&gt;32</text:span></text:p>
      <text:p text:style-name="P54">0415:00-&gt;09(LightBlue/Black)</text:p>
      <text:p text:style-name="P54">0416:0D-&gt;0B</text:p>
      <text:p text:style-name="P54">DezorianCavern<text:span text:style-name="T41">4</text:span></text:p>
      <text:p text:style-name="P56">040D:32-&gt;31</text:p>
      <text:p text:style-name="P57">TwintownEntrance</text:p>
      <text:p text:style-name="P57">040D:31-&gt;28</text:p>
      <text:p text:style-name="P57">0415:00-&gt;0A</text:p>
      <text:p text:style-name="P57">0416:0D-&gt;0B</text:p>
      <text:p text:style-name="P58">AeroPrismCave</text:p>
      <text:p text:style-name="P58">040D:31-&gt;3A</text:p>
      <text:p text:style-name="P58">0415:00-&gt;0A</text:p>
      <text:p text:style-name="P58">0416:0D-&gt;0B</text:p>
      <text:p text:style-name="P59">GuaronMorgue</text:p>
      <text:p text:style-name="P59">040D:2A</text:p>
      <text:p text:style-name="P59">0415:00-&gt;0A</text:p>
      <text:p text:style-name="P59">0416:0D-&gt;0B</text:p>
      <text:p text:style-name="P59">#2</text:p>
      <text:p text:style-name="P59">040D:2A-&gt;29</text:p>
      <text:p text:style-name="P61">DezorianCavern5</text:p>
      <text:p text:style-name="P61">040D:2A-&gt;30</text:p>
      <text:p text:style-name="P61">0415:0A-&gt;09</text:p>
      <text:p text:style-name="P60">0416:0D-&gt;0B</text:p>
      <text:p text:style-name="P61">#2</text:p>
      <text:p text:style-name="P61">040D:30-&gt;2F</text:p>
      <text:p text:style-name="P61">CoronaTower</text:p>
      <text:p text:style-name="P61">040D:2F-&gt;2B</text:p>
      <text:p text:style-name="P61">0415:09-&gt;08(Red)</text:p>
      <text:p text:style-name="P60">0416:0D-&gt;0B</text:p>
      <text:p text:style-name="P62">#2</text:p>
      <text:p text:style-name="P63">040D:2B-&gt;2C</text:p>
      <text:p text:style-name="P63">#3</text:p>
      <text:p text:style-name="P64">040D:2C-&gt;2D</text:p>
      <text:p text:style-name="P65">#4</text:p>
      <text:p text:style-name="P65">040D:2D-&gt;2E</text:p>
      <text:p text:style-name="P65"><text:soft-page-break/>LaconianShieldCave</text:p>
      <text:p text:style-name="P65">040D:2E-&gt;34</text:p>
      <text:p text:style-name="P65">0415:08-&gt;09</text:p>
      <text:p text:style-name="P65">0541:6E-&gt;4C</text:p>
      <text:p text:style-name="P66">#2</text:p>
      <text:p text:style-name="P67">040D:34-&gt;33</text:p>
      <text:p text:style-name="P67">#3</text:p>
      <text:p text:style-name="P67">040D:33-&gt;32</text:p>
      <text:p text:style-name="P67">#4</text:p>
      <text:p text:style-name="P67">31</text:p>
      <text:p text:style-name="P67">#5</text:p>
      <text:p text:style-name="P67">30</text:p>
      <text:p text:style-name="P67">#6</text:p>
      <text:p text:style-name="P66">040D:34-&gt;2F</text:p>
      <text:p text:style-name="P68">BayaMalayPrison</text:p>
      <text:p text:style-name="P68">040D:00-&gt;14</text:p>
      <text:p text:style-name="P68">0415:00-&gt;03</text:p>
      <text:p text:style-name="P68">0416:0D-&gt;0B</text:p>
      <text:p text:style-name="P68">BayaMalayPrison(jail)</text:p>
      <text:p text:style-name="P68">040D:14-&gt;15</text:p>
      <text:p text:style-name="P68">BayaMalayCave</text:p>
      <text:p text:style-name="P68">040D:15-&gt;00</text:p>
      <text:p text:style-name="P68">0415:03-&gt;04(Blue-dark)</text:p>
      <text:p text:style-name="P69">BayaMalay<text:span text:style-name="T48">(0)</text:span></text:p>
      <text:p text:style-name="P72">040D:00-&gt;0B</text:p>
      <text:p text:style-name="P72">0415:04-&gt;01(orange/red)</text:p>
      <text:p text:style-name="P70">BayaMalay<text:span text:style-name="T48">(1)</text:span></text:p>
      <text:p text:style-name="P73">040D:0B-&gt;0C</text:p>
      <text:p text:style-name="P71">BayaMalay<text:span text:style-name="T48">(2)</text:span></text:p>
      <text:p text:style-name="P74">040D:0<text:span text:style-name="T50">C</text:span>-&gt;0<text:span text:style-name="T50">D</text:span></text:p>
      <text:p text:style-name="P75">3</text:p>
      <text:p text:style-name="P75">040D:0D-&gt;0E</text:p>
      <text:p text:style-name="P76">4</text:p>
      <text:p text:style-name="P76">040D:0E-&gt;0F</text:p>
      <text:p text:style-name="P77">-<text:span text:style-name="T51">1</text:span></text:p>
      <text:p text:style-name="P78">040D:0B-&gt;0A</text:p>
      <text:p text:style-name="P69">-<text:span text:style-name="T51">2</text:span></text:p>
      <text:p text:style-name="P78">040D:0A-&gt;09</text:p>
      <text:p text:style-name="P69">-<text:span text:style-name="T51">3</text:span></text:p>
      <text:p text:style-name="P78">040D:09-&gt;08</text:p>
      <text:p text:style-name="P79">AirCastle</text:p>
      <text:p text:style-name="P79">0415:01-&gt;00</text:p>
      <text:p text:style-name="P79">0416:0B-&gt;0D</text:p>
      <text:p text:style-name="P79">AirCastle#1</text:p>
      <text:p text:style-name="P79">040D:0F-&gt;39</text:p>
      <text:p text:style-name="P79">0415:00-&gt;06(Gold/Yellow)</text:p>
      <text:p text:style-name="P79">0416:0D-&gt;0B</text:p>
      <text:p text:style-name="P79">#2</text:p>
      <text:p text:style-name="P79">040D:39-&gt;38</text:p>
      <text:p text:style-name="P79">#3</text:p>
      <text:p text:style-name="P79">040D:38-&gt;37</text:p>
      <text:p text:style-name="P79">#4</text:p>
      <text:p text:style-name="P79">040D:37-&gt;36</text:p>
      <text:p text:style-name="P79">#5</text:p>
      <text:p text:style-name="P79">040D:36-&gt;35</text:p>
      <text:p text:style-name="P80">Governor'sPalace#1</text:p>
      <text:p text:style-name="P80">040D:39-&gt;21</text:p>
      <text:p text:style-name="P80">#2</text:p>
      <text:p text:style-name="P80">20</text:p>
      <text:p text:style-name="P81">#3</text:p>
      <text:p text:style-name="P81">1F</text:p>
      <text:p text:style-name="P81"/>
      <text:p text:style-name="P82">послепобедыDarkFaltzвыводитсяокноитутжезакрывается</text:p>
      <text:p text:style-name="P80"/>
      <text:p text:style-name="P24"><text:soft-page-break/></text:p>
      <text:p text:style-name="P83">040E:<text:bookmark-start text:name="__DdeLink__1964_1984034542"/>00-&gt;08—накатере,04—вездеход,<text:span text:style-name="T56">0C-ледобур</text:span><text:bookmark-end text:name="__DdeLink__1964_1984034542"/></text:p>
      <text:p text:style-name="P24"/>
      <text:p text:style-name="P84">040F:00...03—можеткакая-тоанимация???Этоточнонекоординатыиточноненаправлениедвижения.</text:p>
      <text:p text:style-name="P84">0410:00...03—тожечто-тодинамическое<text:span text:style-name="T33">невсегдасовпадаетс40F</text:span></text:p>
      <text:p text:style-name="P84"/>
      <text:p text:style-name="P84"/>
      <text:p text:style-name="P84"/>
      <text:p text:style-name="P84"/>
      <text:p text:style-name="P84"/>
      <text:p text:style-name="P24"/>
      <text:p text:style-name="P2"><text:bookmark-start text:name="__DdeLink__6171_391250027"/>417(01вместо00)—ПосетилцерковьКаминита</text:p>
      <text:p text:style-name="P145"><text:tab/>04–<text:span text:style-name="T1">церковьПасео</text:span><text:bookmark-end text:name="__DdeLink__349_401953193"/></text:p>
      <text:p text:style-name="P147">0417:00-&gt;02Gothic</text:p>
      <text:p text:style-name="P34">0417:02-&gt;03Loar</text:p>
      <text:p text:style-name="P85">0417:02-&gt;05Uzo</text:p>
      <text:p text:style-name="P45">0417:05-&gt;06Casba</text:p>
      <text:p text:style-name="P86">0417:06-&gt;08Skure</text:p>
      <text:p text:style-name="P87">0417:08-&gt;07Twintown<text:bookmark-end text:name="__DdeLink__6171_391250027"/></text:p>
      <text:p text:style-name="P87"/>
      <text:p text:style-name="P87"/>
      <text:p text:style-name="P87"/>
      <text:p text:style-name="P2"><text:bookmark-start text:name="__DdeLink__1966_1984034542"/>500-Алиса</text:p>
      <text:p text:style-name="P2">01100000</text:p>
      <text:p text:style-name="P2">01050004—текущихжизней5,опыт4,</text:p>
      <text:p text:style-name="P2">01100010000110000c0d</text:p>
      <text:p text:style-name="P2">01140014000214000e10</text:p>
      <text:p text:style-name="P2">текущихжизней14h,опыт14h,уровень2,макс.жизнь14h,атака0Eh,защита10h</text:p>
      <text:p text:style-name="P2">01190032000319002b2b08101c000000</text:p>
      <text:p text:style-name="P2">01220469000422042d4908151c000101</text:p>
      <text:p text:style-name="P2">живёт(01),текущихжизней22h,мана4,опыт6900h,уровень4,макс.жизнь22h,атака2dh,защита49h,одеты:карбоновыймеч(08),титановаякольчуга(15),карбоновыйщит(1c),?????,заклинания:0101(лечение,лечение)</text:p>
      <text:p text:style-name="P2">далееещё3аналогичныезаписи,по16байткаждая</text:p>
      <text:p text:style-name="P2"/>
      <text:p text:style-name="P151">DA—HP</text:p>
      <text:p text:style-name="P151">38—Atk.</text:p>
      <text:p text:style-name="P151">78—Def.</text:p>
      <text:p text:style-name="P151">20—MP</text:p>
      <text:p text:style-name="P151">18F6(F618)—Exp.</text:p>
      <text:p text:style-name="P151">05—Боевыезаклинания</text:p>
      <text:p text:style-name="P151">02—Мирныезаклинания</text:p>
      <text:p text:style-name="P2"><text:bookmark-end text:name="__DdeLink__1966_1984034542"/></text:p>
      <text:p text:style-name="P2"/>
      <text:p text:style-name="P2"/>
      <text:p text:style-name="P2">540</text:p>
      <text:p text:style-name="P21">Этохарактеристикипоследнихубитыхмонстров—HP,ATP,DFP.Можносмелоигнорировать</text:p>
      <text:p text:style-name="P2">00000000000000000000—города???</text:p>
      <text:p text:style-name="P2">0000000000000c000e0c</text:p>
      <text:p text:style-name="P2">вродекакспонтанноменяетсяна000000</text:p>
      <text:p text:style-name="P2">01080000000008000d09—палма</text:p>
      <text:p text:style-name="P2">010c000000000c000e0c—вподземельеКаминита</text:p>
      <text:p text:style-name="P2">00000000000012001612-Сион</text:p>
      <text:p text:style-name="P145">0000000000000b0c0a00–<text:span text:style-name="T1">ПещерамедузыдоТайлона</text:span></text:p>
      <text:p text:style-name="P145"><text:span text:style-name="T1">0000000000000</text:span>0<text:span text:style-name="T1">0</text:span>0<text:span text:style-name="T1">0</text:span>0<text:span text:style-name="T1">00–ПещерамедузыпослеТайлона</text:span></text:p>
      <text:p text:style-name="P145"><text:span text:style-name="T1">00000000000012120</text:span>d<text:span text:style-name="T1">00–Пещерамедузывзялкомпас</text:span></text:p>
      <text:p text:style-name="P2"/>
      <text:p text:style-name="P88">Palma,Shion,Camineet</text:p>
      <text:p text:style-name="P88">0540:00000000000000000000000000000000</text:p>
      <text:p text:style-name="P88">0550:00000000000000000000000000000000</text:p>
      <text:p text:style-name="P88"/>
      <text:p text:style-name="P91">Parolit</text:p>
      <text:p text:style-name="P88">0540:01080000000008000D09000000000000</text:p>
      <text:p text:style-name="P88"><text:soft-page-break/>0550:01080000000008000D09000000000000</text:p>
      <text:p text:style-name="P92">Послепокупкиамулетавсёсбросилосьв0</text:p>
      <text:p text:style-name="P92"/>
      <text:p text:style-name="P93">Medusa'sCave</text:p>
      <text:p text:style-name="P93">Послевзятиясундука00000сменилисьна:</text:p>
      <text:p text:style-name="P93">0540:0000000000001200120D000000000000</text:p>
      <text:p text:style-name="P93">0550:0000000000001200120D000000000000</text:p>
      <text:p text:style-name="P93">0560:0000000000001200120D000000000000</text:p>
      <text:p text:style-name="P93">0570:0000000000001200120D000000000000</text:p>
      <text:p text:style-name="P93">взялвторойсундук</text:p>
      <text:p text:style-name="P93">0540:0000000000000B000C0A000000000000</text:p>
      <text:p text:style-name="P95">пришёлкТайлону—всёпонулям</text:p>
      <text:p text:style-name="P96">взялкомпас</text:p>
      <text:p text:style-name="P96">0540:0000000000001200120D000000000000</text:p>
      <text:p text:style-name="P96">05<text:span text:style-name="T12">5</text:span>0:0000000000001200120D000000000000</text:p>
      <text:p text:style-name="P96">05<text:span text:style-name="T12">6</text:span>0:0000000000001200120D000000000000</text:p>
      <text:p text:style-name="P96">05<text:span text:style-name="T12">7</text:span>0:0000000000001200120D000000000000</text:p>
      <text:p text:style-name="P97">Всталувхода</text:p>
      <text:p text:style-name="P96">0580:0000000000001200120D000000000000</text:p>
      <text:p text:style-name="P96">05<text:span text:style-name="T12">9</text:span>0:0000000000001200120D000000000000</text:p>
      <text:p text:style-name="P14">ScionCave</text:p>
      <text:p text:style-name="P14">0540:0000000000002A002A28000000000000</text:p>
      <text:p text:style-name="P14">0550:0000000000002A002A28000000000000</text:p>
      <text:p text:style-name="P14">0560:0000000000002A002A28000000000000</text:p>
      <text:p text:style-name="P98">Взялколу</text:p>
      <text:p text:style-name="P89">0540:00000000000000000000000000000000</text:p>
      <text:p text:style-name="P89">0550:00000000000000000000000000000000</text:p>
      <text:p text:style-name="P89">05<text:span text:style-name="T15">6</text:span>0:00000000000000000000000000000000</text:p>
      <text:p text:style-name="P15">Взял20месет</text:p>
      <text:p text:style-name="P15">0540:0000000000001C002423000000000000</text:p>
      <text:p text:style-name="P15">0550:0000000000001C002423000000000000</text:p>
      <text:p text:style-name="P15">Пустойсундук</text:p>
      <text:p text:style-name="P90">0540:00000000000000000000000000000000</text:p>
      <text:p text:style-name="P90">0550:00000000000000000000000000000000</text:p>
      <text:p text:style-name="P16">Пустойсундук</text:p>
      <text:p text:style-name="P100">0540:00000000000032002523000000000000-&gt;0000000000001E002B24000000000000</text:p>
      <text:p text:style-name="P100">0550:00000000000032002523000000000000-&gt;00000000000000000000000000000000</text:p>
      <text:p text:style-name="P18">Cola(24)</text:p>
      <text:p text:style-name="P18">0540:0000000000001E002B24000000000000-&gt;0000000000001C002423000000000000</text:p>
      <text:p text:style-name="P18">50meset</text:p>
      <text:p text:style-name="P18">0550:00000000000000000000000000000000-&gt;0000000000001C002423000000000000</text:p>
      <text:p text:style-name="P18">0560:00000000000000000000000000000000-&gt;0000000000001C002423000000000000</text:p>
      <text:p text:style-name="P18">20meset</text:p>
      <text:p text:style-name="P18">0000</text:p>
      <text:p text:style-name="P18">0000</text:p>
      <text:p text:style-name="P102">20meset“</text:p>
      <text:p text:style-name="P19">0550:0000000000001C002423000000000000</text:p>
      <text:p text:style-name="P21">burger</text:p>
      <text:p text:style-name="P21">0540:0000000000001C002423000000000000-&gt;0000000000003200<text:span text:style-name="T19">25</text:span>23000000000000</text:p>
      <text:p text:style-name="P21">0550:0000000000001C002423000000000000-&gt;00000000000032002523000000000000</text:p>
      <text:p text:style-name="P21">0560:00000000000000000000000000000000-&gt;00000000000032002523000000000000</text:p>
      <text:p text:style-name="P21">ironfang—вероятноэтопротивники</text:p>
      <text:p text:style-name="P21">0540:00000000000032002523000000000000-&gt;00000000000035003A29000000000000</text:p>
      <text:p text:style-name="P21">0550:00000000000032002523000000000000-&gt;00000000000035003A29000000000000</text:p>
      <text:p text:style-name="P21">0560:00000000000032002523000000000000-&gt;00000000000035003A29000000000000</text:p>
      <text:p text:style-name="P21">0570:00000000000000000000000000000000-&gt;00000000000035003A29000000000000</text:p>
      <text:p text:style-name="P21">0580:00000000000000000000000000000000-&gt;00000000000035003A29000000000000</text:p>
      <text:p text:style-name="P34">Abion</text:p>
      <text:p text:style-name="P34">0540:00-&gt;01</text:p>
      <text:p text:style-name="P34">0541:00-&gt;35</text:p>
      <text:p text:style-name="P40">Medusa03</text:p>
      <text:p text:style-name="P40">0540:014E</text:p>
      <text:p text:style-name="P40">0550:014E</text:p>
      <text:p text:style-name="P40">0560:014E</text:p>
      <text:p text:style-name="P40"><text:soft-page-break/>Medusa03</text:p>
      <text:p text:style-name="P40">0540:016E</text:p>
      <text:p text:style-name="P40">0550:016E</text:p>
      <text:p text:style-name="P42">Medusa06</text:p>
      <text:p text:style-name="P42">0540:00-&gt;01B9</text:p>
      <text:p text:style-name="P42">#7</text:p>
      <text:p text:style-name="P42">0541:B9-&gt;78</text:p>
      <text:p text:style-name="P42">0550:00-&gt;0178</text:p>
      <text:p text:style-name="P43">#8</text:p>
      <text:p text:style-name="P43">0540:00-&gt;018A</text:p>
      <text:p text:style-name="P44">CasbaCave</text:p>
      <text:p text:style-name="P44">0540:00-&gt;012A</text:p>
      <text:p text:style-name="P44">0550:00-&gt;012A</text:p>
      <text:p text:style-name="P44">0560:00-&gt;012A</text:p>
      <text:p text:style-name="P44">#2</text:p>
      <text:p text:style-name="P44">00000</text:p>
      <text:p text:style-name="P42"/>
      <text:p text:style-name="P103">вподземельяхустранениеловушеквсейвахнеотмечается</text:p>
      <text:p text:style-name="P96"/>
      <text:p text:style-name="P96"/>
      <text:p text:style-name="P2">5C0-5D7-24предмета</text:p>
      <text:p text:style-name="P2">000000</text:p>
      <text:p text:style-name="P2">271С08—фонарик,карбоновыйщит,карбоновыймеч</text:p>
      <text:p text:style-name="P2">270200</text:p>
      <text:p text:style-name="P2"/>
      <text:p text:style-name="P2"/>
      <text:p text:style-name="P2">5E0—месеты,количествопредметов</text:p>
      <text:p text:style-name="P2">000000</text:p>
      <text:p text:style-name="P2">FFFF01—месет.65535(FFFF),1предмет.</text:p>
      <text:p text:style-name="P2"/>
      <text:p text:style-name="P2">5<text:span text:style-name="T5">F0–</text:span><text:span text:style-name="T1">00→</text:span><text:span text:style-name="T5">01–</text:span><text:span text:style-name="T1">сколькокомпаньонов</text:span></text:p>
      <text:p text:style-name="P2"/>
      <text:p text:style-name="P104"><text:span text:style-name="T6">0600:00-&gt;FFВпещереМедузывзялсундук</text:span>.</text:p>
      <text:p text:style-name="P105"><text:span text:style-name="T8">0601:00-&gt;01</text:span>—поговорилсСелин</text:p>
      <text:p text:style-name="P106"><text:span text:style-name="T9">0602:00-&gt;01</text:span>—поговорилсНекисом,взялгоршок</text:p>
      <text:p text:style-name="P107">0603:00-&gt;02—высвободилЛувено</text:p>
      <text:p text:style-name="P107">0604:00-&gt;01—высвободилЛувено→02—привёлассистента→03—заплатилдоктору1200месет→<text:span text:style-name="T25">04—нельзяускорить.поупражнялсянаслизи.Теперьнадообследоватькакую-нибудьпещеру→06—поубивалмонстров,спускалсявподземелье,потратилвремя,Лувенопостроен.06—заданиенайтиробота.07—вернулиХапсби.Предлагаетиспытатькорабль.</text:span></text:p>
      <text:p text:style-name="P107"/>
      <text:p text:style-name="P108">0606:00-&gt;01—Лутзвкоманде(либоотдалписьмо)<text:span text:style-name="T24">либосталдоступенпутькГотику</text:span></text:p>
      <text:p text:style-name="P85">0607:00-&gt;01—РазблокированафлейтавГотике</text:p>
      <text:p text:style-name="P45">0608:00-&gt;01—РазблокировалкатернавоздушнойподушкевБортево</text:p>
      <text:p text:style-name="P109">0609:00-&gt;01—Далденегстаросте—разблокировалЩитПерсея</text:p>
      <text:p text:style-name="P45"/>
      <text:p text:style-name="P146"><text:span text:style-name="T11">060A:00-&gt;FF</text:span>–<text:span text:style-name="T1">спасТайлона</text:span></text:p>
      <text:p text:style-name="P148">0611:00-&gt;FF—отдалтортикроботу</text:p>
      <text:p text:style-name="P2"/>
      <text:p text:style-name="P110">0616:00-&gt;01—убитLasiec(вAirCastle)</text:p>
      <text:p text:style-name="P111">0617:00-&gt;FF—убитLasiec(Shadow)</text:p>
      <text:p text:style-name="P36">0618:00-&gt;FF—убилDrMad(+горшок)</text:p>
      <text:p text:style-name="P2"/>
      <text:p text:style-name="P2">//</text:p>
      <text:p text:style-name="P112">0700:FF-&gt;00—<text:span text:style-name="T13">открылкомпас</text:span><text:span text:style-name="T2">впещереМедузы.</text:span><text:span text:style-name="T3">Взял-</text:span><text:span text:style-name="T4">&gt;</text:span><text:span text:style-name="T3">FF</text:span></text:p>
      <text:p text:style-name="P94"><text:span text:style-name="T3">070</text:span><text:span text:style-name="T4">1</text:span><text:span text:style-name="T3">:00-&gt;FF—</text:span><text:span text:style-name="T4">2</text:span><text:span text:style-name="T3">0монетвпещереМедузы</text:span></text:p>
      <text:p text:style-name="P93">0702:00-&gt;FF—10монетвпещереМедузы</text:p>
      <text:p text:style-name="P113">0703:00-&gt;FF—EmptyTiadaPrison</text:p>
      <text:p text:style-name="P114"><text:span text:style-name="T9">0</text:span>704:FFизначально<text:span text:style-name="T14">FF-&gt;00—ключотподземелья</text:span>вподземельеКаминита.<text:span text:style-name="T14">РазблокируетсяпоследиалогавЭппи</text:span></text:p>
      <text:p text:style-name="P115"><text:span text:style-name="T9">0705:00-&gt;FF</text:span>—<text:span text:style-name="T9">50</text:span>монетвподземельеКаминита</text:p>
      <text:p text:style-name="P34">0706:00-&gt;FF—30AbionWarehouse</text:p>
      <text:p text:style-name="P35">070<text:span text:style-name="T27">7</text:span>:00-&gt;FF—<text:span text:style-name="T27">2</text:span>0AbionWarehouse</text:p>
      <text:p text:style-name="P116">0708:00-&gt;FF-<text:span text:style-name="T30">EmptyMedusa“sTower#1</text:span></text:p>
      <text:p text:style-name="P39"><text:soft-page-break/>0709:00-&gt;FF<text:span text:style-name="T29">—BurgerMedusa“sTower</text:span>#1</text:p>
      <text:p text:style-name="P117">070A:00-&gt;FF<text:span text:style-name="T29">—</text:span>10<text:span text:style-name="T29">Medusa“sTower#1</text:span></text:p>
      <text:p text:style-name="P38">070B:00-&gt;FF—BurgerMedusa“sTower<text:span text:style-name="T30">#1</text:span></text:p>
      <text:p text:style-name="P2"/>
      <text:p text:style-name="P117">070D:00-&gt;FF<text:span text:style-name="T29">—</text:span>Escaper<text:span text:style-name="T29">Medusa“sTower#1</text:span></text:p>
      <text:p text:style-name="P118">070E:00-&gt;FF<text:span text:style-name="T29">—</text:span>Flash<text:span text:style-name="T29">Medusa“sTower#1</text:span></text:p>
      <text:p text:style-name="P39">070F:00-&gt;FF-20<text:span text:style-name="T29">Medusa“sTower#</text:span>2</text:p>
      <text:p text:style-name="P39">0710:00-&gt;FF-Cola<text:span text:style-name="T29">Medusa“sTower#</text:span>2</text:p>
      <text:p text:style-name="P117"/>
      <text:p text:style-name="P40">0712:00-&gt;FF<text:span text:style-name="T30">-</text:span>Empty<text:span text:style-name="T30">Medusa“sTower#2</text:span></text:p>
      <text:p text:style-name="P39">0713:00-&gt;FF-10<text:span text:style-name="T29">Medusa“sTower#</text:span>3</text:p>
      <text:p text:style-name="P40">0714:00-&gt;FF<text:span text:style-name="T30">-</text:span>5<text:span text:style-name="T30">Medusa“sTower#3</text:span></text:p>
      <text:p text:style-name="P41">0715:00-&gt;FF<text:span text:style-name="T30">-EmptyMedusa“sTower#4</text:span></text:p>
      <text:p text:style-name="P41">0716:00-&gt;FF<text:span text:style-name="T30">-</text:span>Burger<text:span text:style-name="T30">Medusa“sTower#4</text:span></text:p>
      <text:p text:style-name="P41"/>
      <text:p text:style-name="P40">0719:00-&gt;FF<text:span text:style-name="T30">-</text:span>35<text:span text:style-name="T30">Medusa“sTower#</text:span>4</text:p>
      <text:p text:style-name="P117"/>
      <text:p text:style-name="P41">071C:00-&gt;FF<text:span text:style-name="T30">-10Medusa“sTower#</text:span>4</text:p>
      <text:p text:style-name="P41">071A:00-&gt;FF<text:span text:style-name="T30">-EmptyMedusa“sTower#4</text:span></text:p>
      <text:p text:style-name="P41"/>
      <text:p text:style-name="P42">071D:00-&gt;FF<text:span text:style-name="T30">-</text:span>Burger<text:span text:style-name="T30">Medusa“sTower#</text:span>5</text:p>
      <text:p text:style-name="P42">0720:00-&gt;FF<text:span text:style-name="T30">-EmptyMedusa“sTower#</text:span>5</text:p>
      <text:p text:style-name="P74">0721:00-&gt;FF—Burger<text:span text:style-name="T49">BayaMalay#-3</text:span></text:p>
      <text:p text:style-name="P119">0722:00-&gt;FF-50<text:span text:style-name="T49">BayaMalay#-</text:span>3</text:p>
      <text:p text:style-name="P119">0723:00-&gt;FF-<text:span text:style-name="T49">EmptyBayaMalay#-</text:span>3</text:p>
      <text:p text:style-name="P43">0724:00-&gt;FF<text:span text:style-name="T31">-</text:span>Cola<text:span text:style-name="T31">Medusa“sTower#</text:span>7</text:p>
      <text:p text:style-name="P78">0725:00-&gt;FF-Burger<text:span text:style-name="T48">BayaMalay#-</text:span>2</text:p>
      <text:p text:style-name="P78">0726:00-&gt;FF—MagicLamp<text:span text:style-name="T48">BayaMalay#-</text:span>2</text:p>
      <text:p text:style-name="P43">0727:00-&gt;FF<text:span text:style-name="T31">-EmptyMedusa“sTower#</text:span>8</text:p>
      <text:p text:style-name="P120">0728:00-&gt;FF<text:span text:style-name="T49">-</text:span>Cola<text:span text:style-name="T49">BayaMalay#-1</text:span></text:p>
      <text:p text:style-name="P121">0729:00-&gt;FF-500<text:span text:style-name="T48">BayaMalay#-</text:span>1</text:p>
      <text:p text:style-name="P78">072A:00-&gt;FF<text:span text:style-name="T49">-500BayaMalay#-1</text:span></text:p>
      <text:p text:style-name="P78">072B:00-&gt;FF<text:span text:style-name="T49">-</text:span>Escaper<text:span text:style-name="T49">BayaMalay#-1</text:span></text:p>
      <text:p text:style-name="P119">072C:00-&gt;FF<text:span text:style-name="T49">-EmptyBayaMalay#-1</text:span></text:p>
      <text:p text:style-name="P72">072D:00-&gt;FF—ShortSwordBayaMalay#0</text:p>
      <text:p text:style-name="P120">072E:00-&gt;FF<text:span text:style-name="T49">—</text:span>LightSaber<text:span text:style-name="T49">BayaMalay#0</text:span></text:p>
      <text:p text:style-name="P121">072F:00-&gt;FF—Burger<text:span text:style-name="T48">BayaMalay#</text:span>0</text:p>
      <text:p text:style-name="P77">0730:00-&gt;FF—IronSword<text:span text:style-name="T49">BayaMalay#0</text:span></text:p>
      <text:p text:style-name="P77">0731:00-&gt;FF—MagicKey<text:span text:style-name="T48">BayaMalay#</text:span>1</text:p>
      <text:p text:style-name="P122">0732:00-&gt;FF<text:span text:style-name="T50">—</text:span>20<text:span text:style-name="T50">BayaMalay#1</text:span></text:p>
      <text:p text:style-name="P122"/>
      <text:p text:style-name="P77">0734:00-&gt;FF—100<text:span text:style-name="T48">BayaMalay#</text:span>2</text:p>
      <text:p text:style-name="P77">0735:00-&gt;FF—IronAxe<text:span text:style-name="T48">BayaMalay#</text:span>2</text:p>
      <text:p text:style-name="P75">0736:00-&gt;FF<text:span text:style-name="T50">—</text:span>Empty<text:span text:style-name="T50">BayaMalay#2</text:span></text:p>
      <text:p text:style-name="P75"/>
      <text:p text:style-name="P77">0738:00-&gt;FF—Empty<text:span text:style-name="T48">BayaMalay#</text:span>2</text:p>
      <text:p text:style-name="P76">0739:00-&gt;FF<text:span text:style-name="T48">—</text:span>Burger<text:span text:style-name="T48">BayaMalay#3</text:span></text:p>
      <text:p text:style-name="P76">073A:00-&gt;FF<text:span text:style-name="T48">—EmptyBayaMalay#3</text:span></text:p>
      <text:p text:style-name="P76">073B:00-&gt;FF<text:span text:style-name="T48">—</text:span>Burger<text:span text:style-name="T48">BayaMalay#3</text:span></text:p>
      <text:p text:style-name="P72">073C:00-&gt;FF—EmptyBayaMalay#3</text:p>
      <text:p text:style-name="P72"/>
      <text:p text:style-name="P24">073E:00-&gt;FF<text:span text:style-name="T16">—</text:span>Cola<text:span text:style-name="T16">Scion(Iala)Cave</text:span>#4</text:p>
      <text:p text:style-name="P24">073F:00-&gt;FF<text:span text:style-name="T16">—EmptyScion(Iala)Cave</text:span>#4</text:p>
      <text:p text:style-name="P22"/>
      <text:p text:style-name="P22"/>
      <text:p text:style-name="P26">0740:00-&gt;FF<text:span text:style-name="T17">—Flash</text:span>Naula<text:span text:style-name="T17">Cave#4</text:span></text:p>
      <text:p text:style-name="P24">0741:00-&gt;FF<text:bookmark-start text:name="__DdeLink__477_2026303580"/><text:span text:style-name="T17">—FlashScionCave</text:span>#4<text:bookmark-end text:name="__DdeLink__477_2026303580"/></text:p>
      <text:p text:style-name="P22">0742:00-&gt;FF-Burger<text:span text:style-name="T15">ScionCave#4</text:span></text:p>
      <text:p text:style-name="P26">0743:00-&gt;FF—10mesetNaulaCave#3</text:p>
      <text:p text:style-name="P20">0744:00-&gt;FF<text:span text:style-name="T15">—</text:span>5<text:span text:style-name="T15">0mesetScionCave</text:span>#3</text:p>
      <text:p text:style-name="P20">074<text:span text:style-name="T18">5</text:span>:00-&gt;FF<text:span text:style-name="T15">—</text:span>2<text:span text:style-name="T15">0mesetScionCave</text:span>#3</text:p>
      <text:p text:style-name="P20">0746:00-&gt;FF<text:span text:style-name="T15">—</text:span>2<text:span text:style-name="T15">0mesetScionCave</text:span>#3</text:p>
      <text:p text:style-name="P100"/>
      <text:p text:style-name="P20">0748:00-&gt;FF<text:span text:style-name="T16">—EmptyScion</text:span>(Iala)<text:span text:style-name="T16">Cave#2</text:span></text:p>
      <text:p text:style-name="P101"><text:soft-page-break/>074A:00-&gt;FF—Flash<text:span text:style-name="T15">ScionCave</text:span>#2</text:p>
      <text:p text:style-name="P26">074B:00-&gt;FF—ShortSwordNaulaCave#2</text:p>
      <text:p text:style-name="P101">074C:00-&gt;FF<text:span text:style-name="T15">—20mesetScionCave</text:span>#2</text:p>
      <text:p text:style-name="P101">074D:00-&gt;FF<text:span text:style-name="T16">—EmptyScionCave</text:span>#2</text:p>
      <text:p text:style-name="P99">074E:00-&gt;FF—ColaScionCave<text:span text:style-name="T17">#1</text:span></text:p>
      <text:p text:style-name="P17">074F:00-&gt;FF—20meset<text:span text:style-name="T15">ScionCave#1</text:span></text:p>
      <text:p text:style-name="P17">0750:00-&gt;FF—Empty<text:span text:style-name="T15">ScionCave#1</text:span></text:p>
      <text:p text:style-name="P17">0751:00-&gt;FF—Empty<text:span text:style-name="T15">ScionCave#1</text:span></text:p>
      <text:p text:style-name="P2"/>
      <text:p text:style-name="P123">0753:00-&gt;FF100<text:span text:style-name="T26">BortevoPassage</text:span></text:p>
      <text:p text:style-name="P33">0754:00-&gt;FFEmptyBortevoPassage</text:p>
      <text:p text:style-name="P123">0755:00-&gt;FFFlash<text:span text:style-name="T26">BortevoPassage</text:span></text:p>
      <text:p text:style-name="P33">0756:00-&gt;FFEscaperBortevoPassage</text:p>
      <text:p text:style-name="P124">0757:00-&gt;FF20<text:span text:style-name="T34">ForgottenTower#</text:span>1</text:p>
      <text:p text:style-name="P124"/>
      <text:p text:style-name="P46">0759:00-&gt;FFEmptyForgottenTower#2</text:p>
      <text:p text:style-name="P47">075A:00-&gt;FF<text:span text:style-name="T35">BurgerForgottenTower#3</text:span></text:p>
      <text:p text:style-name="P47">075B:00-&gt;FF<text:span text:style-name="T34">EmptyForgottenTower#</text:span>3</text:p>
      <text:p text:style-name="P125">075C:00-&gt;FF<text:span text:style-name="T35">1</text:span>00<text:span text:style-name="T35">ForgottenTower#3</text:span></text:p>
      <text:p text:style-name="P126">075D:00-&gt;FF1<text:span text:style-name="T34">ForgottenTower#</text:span>3</text:p>
      <text:p text:style-name="P126">075E:00-&gt;FFBurger<text:span text:style-name="T34">ForgottenTower#</text:span>3</text:p>
      <text:p text:style-name="P126">075F:00-&gt;FF<text:span text:style-name="T34">EmptyForgottenTower#</text:span>3</text:p>
      <text:p text:style-name="P47">0760:00-&gt;FF<text:span text:style-name="T34">EmptyForgottenTower#</text:span>4</text:p>
      <text:p text:style-name="P127">0761:00-&gt;FF20<text:span text:style-name="T35">ForgottenTower#</text:span>4</text:p>
      <text:p text:style-name="P127">0762:00-&gt;FF<text:span text:style-name="T35">BurgerForgottenTower#</text:span>4</text:p>
      <text:p text:style-name="P47">0763:00-&gt;FF<text:span text:style-name="T34">EmptyForgottenTower#</text:span>4</text:p>
      <text:p text:style-name="P128">0764:00-&gt;FF<text:span text:style-name="T36">BurgerForgottenTower#</text:span>5</text:p>
      <text:p text:style-name="P29">0765:00-&gt;FF<text:span text:style-name="T22">—</text:span>2000-<text:span text:style-name="T22">NaharuCave#</text:span>3</text:p>
      <text:p text:style-name="P108">0766:00-&gt;FF<text:span text:style-name="T23">—FlashNaharuCave#2</text:span></text:p>
      <text:p text:style-name="P108">0767:00-&gt;FF-Burger<text:span text:style-name="T23">NaharuCave#2</text:span></text:p>
      <text:p text:style-name="P108">0768:00-&gt;FF-Burger<text:span text:style-name="T23">NaharuCave#2</text:span></text:p>
      <text:p text:style-name="P29">0769:00-&gt;FF—Flash<text:span text:style-name="T22">NaharuCave#</text:span>2</text:p>
      <text:p text:style-name="P108">076A:00-&gt;FF-50<text:span text:style-name="T23">NaharuCave#2</text:span></text:p>
      <text:p text:style-name="P28">076B:00-&gt;FF—ColaNaharuCave#1</text:p>
      <text:p text:style-name="P29">076C:00-&gt;FF<text:span text:style-name="T22">—</text:span>20meset<text:span text:style-name="T22">NaharuCave#1</text:span></text:p>
      <text:p text:style-name="P129">076D:00-&gt;FF—500(300?)<text:span text:style-name="T38">Tajima'sCave#3</text:span></text:p>
      <text:p text:style-name="P130">076E:00-&gt;FF<text:span text:style-name="T38">—EmptyTajima'sCave#</text:span>3</text:p>
      <text:p text:style-name="P130">076F:00-&gt;FF<text:span text:style-name="T38">—EmptyTajima'sCave#</text:span>3</text:p>
      <text:p text:style-name="P130">0771:00-&gt;FF<text:span text:style-name="T38">—EmptyTajima'sCave#</text:span>3</text:p>
      <text:p text:style-name="P130"/>
      <text:p text:style-name="P131">0773:00-&gt;FF<text:span text:style-name="T38">—</text:span>Flash<text:span text:style-name="T38">Tajima'sCave#</text:span>2</text:p>
      <text:p text:style-name="P51">0774:00-&gt;FF<text:span text:style-name="T38">—</text:span>Empty<text:span text:style-name="T38">Tajima'sCave#2</text:span></text:p>
      <text:p text:style-name="P131">0775:00-&gt;FF<text:span text:style-name="T38">—</text:span>Burger<text:span text:style-name="T38">Tajima'sCave#</text:span>2</text:p>
      <text:p text:style-name="P50">0776:00-&gt;FF—3000Tajima'sCave#1</text:p>
      <text:p text:style-name="P50">0777:00-&gt;FF—WhiteMantleTajima'sCave#1</text:p>
      <text:p text:style-name="P50">0778:00-&gt;FF—WoodCaneTajima'sCave#1</text:p>
      <text:p text:style-name="P50">0779:00-&gt;FF—ColaTajima'sCave#1</text:p>
      <text:p text:style-name="P132">077A:00-&gt;FF—100CasbaCave#3</text:p>
      <text:p text:style-name="P132">077B:00-&gt;FF—EmptyCasbaCave#3</text:p>
      <text:p text:style-name="P132">077C:00-&gt;FF-100CasbaCave#3</text:p>
      <text:p text:style-name="P132"/>
      <text:p text:style-name="P52">077F:00-&gt;FF—500SkureEntrance</text:p>
      <text:p text:style-name="P59">0780:00-&gt;FF—BurgerGuaronMorgue#2</text:p>
      <text:p text:style-name="P59">0781:00-&gt;FF—LaconianArmorGuaronMorgue#1</text:p>
      <text:p text:style-name="P63">0782:00-&gt;FF—Escaper<text:span text:style-name="T43">CoronaTower</text:span>#1</text:p>
      <text:p text:style-name="P63">0783:00-&gt;FF—Empty<text:span text:style-name="T43">CoronaTower</text:span>#2</text:p>
      <text:p text:style-name="P63">0784:00-&gt;FF—Burger<text:span text:style-name="T43">CoronaTower</text:span>#2</text:p>
      <text:p text:style-name="P63">0785:00-&gt;FF—500<text:span text:style-name="T43">CoronaTower</text:span>#2</text:p>
      <text:p text:style-name="P64">0786:00-&gt;FF—20<text:span text:style-name="T44">CoronaTower#</text:span>3</text:p>
      <text:p text:style-name="P64">0787:00-&gt;FF—Cola<text:span text:style-name="T44">CoronaTower#</text:span>3</text:p>
      <text:p text:style-name="P64">0788:00-&gt;FF-Flash<text:span text:style-name="T44">CoronaTower#</text:span>3</text:p>
      <text:p text:style-name="P133">0789:00-&gt;FF<text:span text:style-name="T45">—20CoronaTower#3</text:span></text:p>
      <text:p text:style-name="P64">078A:00-&gt;FF-<text:span text:style-name="T44">EmptyCoronaTower#</text:span>3</text:p>
      <text:p text:style-name="P134">078B:00-&gt;FF-<text:span text:style-name="T47">LaconianShieldLaconianShieldCave#</text:span>6</text:p>
      <text:p text:style-name="P55"><text:soft-page-break/><text:span text:style-name="T40">078C:00-&gt;FF-Empty</text:span>DezorianCavern1</text:p>
      <text:p text:style-name="P66">078D:00-&gt;FF-<text:span text:style-name="T40">Empty</text:span>LaconianShieldCave#<text:span text:style-name="T47">6</text:span></text:p>
      <text:p text:style-name="P135">078E:00-&gt;FF-100<text:span text:style-name="T39">DezorianCavern1</text:span></text:p>
      <text:p text:style-name="P136">078<text:span text:style-name="T41">F</text:span>:00-&gt;FF-<text:span text:style-name="T41">EmptyDezorianCavern3</text:span></text:p>
      <text:p text:style-name="P134">0790:00-&gt;FF—Empty<text:span text:style-name="T46">LaconianShieldCave#</text:span>2</text:p>
      <text:p text:style-name="P67">0791:00-&gt;FF-50<text:span text:style-name="T46">LaconianShieldCave#</text:span>1</text:p>
      <text:p text:style-name="P67">0792:00-&gt;FF—MagicHat<text:span text:style-name="T46">LaconianShieldCave#</text:span>1</text:p>
      <text:p text:style-name="P67">0793:00-&gt;FF—CeramicShield<text:span text:style-name="T46">LaconianShieldCave#</text:span>1</text:p>
      <text:p text:style-name="P58">0794:00-&gt;FF—MagicHatAeroPrismCave</text:p>
      <text:p text:style-name="P58"/>
      <text:p text:style-name="P107">07C1:00-&gt;FF—SkeletonTriadaPrison</text:p>
      <text:p text:style-name="P107"/>
      <text:p text:style-name="P43">07C5:00-&gt;FF—MedusaMedusa“sTower</text:p>
      <text:p text:style-name="P43"/>
      <text:p text:style-name="P23">07C9:00-&gt;FF—IronFang<text:span text:style-name="T15">ScionCave#4</text:span></text:p>
      <text:p text:style-name="P2"/>
      <text:p text:style-name="P128">07CB:00-&gt;FF-<text:span text:style-name="T23">RedDragonForgottenTower#</text:span>5<text:span text:style-name="T37">+Lac.Sw.</text:span></text:p>
      <text:p text:style-name="P29">07CC:00-&gt;FF—RedDragon<text:span text:style-name="T22">NaharuCave#</text:span>3</text:p>
      <text:p text:style-name="P2"/>
      <text:p text:style-name="P132">07CE:00-&gt;FF—BlueDragonCasbaCave#3<text:span text:style-name="T32">+Carbuncul</text:span></text:p>
      <text:p text:style-name="P2"/>
      <text:p text:style-name="P137">07D8:00-&gt;FF—Titan<text:span text:style-name="T42">AeroPrismCave</text:span>+<text:span text:style-name="T42">AeroPrism</text:span></text:p>
      <text:p text:style-name="P58"/>
      <text:p text:style-name="P2"/>
      <text:p text:style-name="P138">Интересно,еслиЛутзпрокачан,тоТаджиманебудетснимдраться,ноиничегонедаст</text:p>
      <text:p text:style-name="P2"/>
      <text:p text:style-name="P2"/>
      <text:p text:style-name="P62"/>
      <text:p text:style-name="P11"><text:bookmark-start text:name="__DdeLink__1910_1598143770"/>400→800→<text:span text:style-name="T52">C00→1000→1400</text:span><text:bookmark-end text:name="__DdeLink__1910_1598143770"/></text:p>
      <text:p text:style-name="P2"/>
      <text:p text:style-name="P2"/>
      <text:p text:style-name="P139">saves:</text:p>
      <text:p text:style-name="P140">1FFB</text:p>
      <text:p text:style-name="P140">7FFF</text:p>
      <text:p text:style-name="P2"/>
      <text:p text:style-name="P2"/>
      <text:p text:style-name="P2"/>
      <text:p text:style-name="P2"/>
      <text:p text:style-name="P139">USROM:</text:p>
      <text:p text:style-name="P2"/>
      <text:p text:style-name="P139">807-846:PHANTASYSTARBACKUPRAMPROGRAMMEDBYNAKAYUJI</text:p>
      <text:p text:style-name="P2"/>
      <text:p text:style-name="P139">7d17-7da2-алфавит,вероятноиспользуетсяприименованиислота</text:p>
      <text:p text:style-name="P139"/>
      <text:p text:style-name="P139">7da3-7faa—всепредметы</text:p>
      <text:p text:style-name="P139"/>
      <text:p text:style-name="P139">7ff0—TMRSEGA</text:p>
      <text:p text:style-name="P2"/>
      <text:p text:style-name="P141">8000-поинтеры</text:p>
      <text:p text:style-name="P2"/>
      <text:p text:style-name="P1"><text:span text:style-name="T80">82aa—ba80диалоги</text:span><text:a xlink:type="simple" xlink:href="mailto:I@M" text:style-name="Internet_20_link" text:visited-style-name="Visited_20_Internet_20_Link">I@M</text:a><text:span text:style-name="T80">SUENO,….</text:span></text:p>
      <text:p text:style-name="P2"/>
      <text:p text:style-name="P141">Ba81—поинтеры</text:p>
      <text:p text:style-name="P141"/>
      <text:p text:style-name="P141">bb81-bfffALISMYAUATTACKEFFECTIVEMAGIC,…</text:p>
      <text:p text:style-name="P141"/>
      <text:p text:style-name="P141">c000-с17а100С100С100С100B,...</text:p>
      <text:p text:style-name="P141"/>
      <text:p text:style-name="P141"/>
      <text:p text:style-name="P141">c69f-cfc6?—SWORM,...</text:p>
      <text:p text:style-name="P141">дальшеещёкакие-тотаблицы</text:p>
      <text:p text:style-name="P141"/>
      <text:p text:style-name="P141"/>
      <text:p text:style-name="P142">30000—мелодиякаминит???<text:span text:style-name="T53">можеттакжебытькодраспаковкизвука</text:span></text:p>
      <text:p text:style-name="P141"><text:soft-page-break/></text:p>
      <text:p text:style-name="P143">33108-33fffDODGES,SPEAKS,...</text:p>
      <text:p text:style-name="P141"/>
      <text:p text:style-name="P143">53ddc-53fff—STAFFJTOTALPLANNING...</text:p>
      <text:p text:style-name="P2"/>
      <text:p text:style-name="P143">7fffffъ</text:p>
      <text:p text:style-name="P2"/>
      <text:p text:style-name="P2"/>
      <text:p text:style-name="P144">Все кроме (K):</text:p>
      <text:p text:style-name="P2">F8AF — 1-й уровень Алисы. Каждые 8 байт — новый уровень.</text:p>
      <text:p text:style-name="P2">Всего 240 байт</text:p>
      <text:p text:style-name="P151"><text:bookmark-start text:name="__DdeLink__6228_866727538"/>DA38782018F60502<text:bookmark-end text:name="__DdeLink__6228_866727538"/>—30-й</text:p>
      <text:p text:style-name="P151"/>
      <text:p text:style-name="P237">K: F696</text:p>
      <text:p text:style-name="P151"/>
      <text:p text:style-name="P151">DA—HP</text:p>
      <text:p text:style-name="P151">38—Atk.</text:p>
      <text:p text:style-name="P151">78—Def.</text:p>
      <text:p text:style-name="P151">20—MP</text:p>
      <text:p text:style-name="P151">18F6(F618)—Exp.</text:p>
      <text:p text:style-name="P151">05—Боевыезаклинания</text:p>
      <text:p text:style-name="P151">02—Мирныезаклинания</text:p>
      <text:p text:style-name="P151"/>
      <text:p text:style-name="P151">F99F—Мяу</text:p>
      <text:p text:style-name="P243">D656763760EA0403</text:p>
      <text:p text:style-name="P151">FA8F—Тайлон</text:p>
      <text:p text:style-name="P151">FB7F-FC6E—Лутз</text:p>
      <text:p text:style-name="P152">C34B7B5350C30505</text:p>
      <text:p text:style-name="P152"/>
      <text:p text:style-name="P153">180h=384</text:p>
      <text:p text:style-name="P154">0000000002010000050202000F0100000F0300003F0600005F2300005F2100000000000020C0C000D0202000F8400000F8E00000FCB00000FCE00000FEC000005E2101005C23040454290E065B2C07035E3800038620505B5C132320783707003EC0C0009E6090909448B8B0EC18F0E03E0C00E0320000EC1FE4E2000FF6F000310E0F00110E0D000D020100050000030500000305000003090400030F000000C6387800C4385800D8204000D0000060D0000060D0000060C8100060F8000000</text:p>
      <text:p text:style-name="P154"/>
      <text:p text:style-name="P154">0000000002010000050202000F0000000F0000001F0000001F0000003F0000000000000020C0C000D2202000FD020000FD020000FD020000FD020000FE0000003F0000003F0000001F000000180D07021E0800033E1000093C13030038070700FE000000FE000000FE0000000DD8F2223E0800E43E0400C81CE0E00008F0F000100F0F00100F0F000F0003000700000307000003070000030D0000070F00000004F8F80004F8F800F8006000F0000060F0000060F0000060D8000070F8000000</text:p>
      <text:p text:style-name="P154"/>
      <text:p text:style-name="P155">ширинаоколо30</text:p>
      <text:p text:style-name="P155">bf=191</text:p>
      <text:p text:style-name="P155"/>
      <text:p text:style-name="P155"/>
      <text:p text:style-name="P155"/>
      <text:p text:style-name="P156">████████████████</text:p>
      <text:p text:style-name="P156">█A0000█80000000█</text:p>
      <text:p text:style-name="P156">█████0██████0█0█</text:p>
      <text:p text:style-name="P156">█████0████8█0█0█</text:p>
      <text:p text:style-name="P156">█0000000500█0█0█</text:p>
      <text:p text:style-name="P156">█0███0██████0█0█</text:p>
      <text:p text:style-name="P156">█0█8█0█804000█A█</text:p>
      <text:p text:style-name="P156">█5█0█0██████████</text:p>
      <text:p text:style-name="P156">█0█0000050000███</text:p>
      <text:p text:style-name="P156">█0█0████████000█</text:p>
      <text:p text:style-name="P156">█0000000000███0█</text:p>
      <text:p text:style-name="P156">██████████0███0█</text:p>
      <text:p text:style-name="P156">█0000050000█000█</text:p>
      <text:p text:style-name="P156">█0██████████0█0█</text:p>
      <text:p text:style-name="P156">█000000000000█A█</text:p>
      <text:p text:style-name="P156"><text:bookmark-start text:name="__DdeLink__1977_2133758965"/>█<text:bookmark-end text:name="__DdeLink__1977_2133758965"/>███████████████</text:p>
      <text:p text:style-name="P156"/>
      <text:p text:style-name="P238"><text:bookmark-start text:name="__DdeLink__6229_776048346"/><text:soft-page-break/>3DF6E<text:bookmark-end text:name="__DdeLink__6229_776048346"/> — map #0. 8 Bytes x 16 rows=0x80</text:p>
      <text:p text:style-name="P238">3FDED — последний байт</text:p>
      <text:p text:style-name="P290"><text:bookmark-start text:name="__DdeLink__6233_776048346"/><text:span text:style-name="T115">░</text:span><text:bookmark-end text:name="__DdeLink__6233_776048346"/><text:bookmark-start text:name="__DdeLink__6241_776048346"/><text:span text:style-name="T115">▲</text:span><text:bookmark-end text:name="__DdeLink__6241_776048346"/><text:bookmark-start text:name="__DdeLink__6239_776048346"/><text:span text:style-name="T115">☺</text:span><text:bookmark-end text:name="__DdeLink__6239_776048346"/><text:bookmark-start text:name="__DdeLink__6237_776048346"/><text:span text:style-name="T115">─</text:span><text:bookmark-end text:name="__DdeLink__6237_776048346"/><text:bookmark-start text:name="__DdeLink__6251_776048346"/><text:span text:style-name="T115">┼</text:span><text:bookmark-end text:name="__DdeLink__6251_776048346"/><text:bookmark-start text:name="__DdeLink__6253_776048346"/><text:span text:style-name="T115">╫</text:span><text:bookmark-end text:name="__DdeLink__6253_776048346"/><text:bookmark-start text:name="__DdeLink__6235_776048346"/><text:span text:style-name="T115">☻</text:span><text:bookmark-end text:name="__DdeLink__6235_776048346"/><text:bookmark-start text:name="__DdeLink__6245_776048346"/><text:span text:style-name="T116">▼</text:span><text:bookmark-end text:name="__DdeLink__6245_776048346"/><text:bookmark-start text:name="__DdeLink__6243_776048346"/><text:span text:style-name="T116">▫</text:span><text:bookmark-end text:name="__DdeLink__6243_776048346"/><text:span text:style-name="T116">▪</text:span><text:bookmark-start text:name="__DdeLink__6247_776048346"/><text:span text:style-name="T116">○</text:span><text:bookmark-end text:name="__DdeLink__6247_776048346"/><text:span text:style-name="T116">●</text:span><text:bookmark-start text:name="__DdeLink__6249_776048346"/><text:span text:style-name="T116">◊</text:span><text:bookmark-end text:name="__DdeLink__6249_776048346"/><text:bookmark-start text:name="__DdeLink__6255_776048346"/><text:span text:style-name="T117">╪</text:span><text:bookmark-end text:name="__DdeLink__6255_776048346"/><text:bookmark-start text:name="__DdeLink__6257_776048346"/><text:span text:style-name="T118">▓</text:span><text:bookmark-end text:name="__DdeLink__6257_776048346"/><text:bookmark-start text:name="__DdeLink__6259_776048346"/><text:span text:style-name="T118">▒</text:span><text:bookmark-end text:name="__DdeLink__6259_776048346"/><text:span text:style-name="T119">□</text:span><text:bookmark-start text:name="__DdeLink__6261_776048346"/><text:span text:style-name="T119">■</text:span><text:bookmark-end text:name="__DdeLink__6261_776048346"/></text:p>
      <text:p text:style-name="P238">3D карт (больше чем думалось!!!)</text:p>
      <text:p text:style-name="P238"/>
      <text:p text:style-name="P239"/>
      <text:p text:style-name="P240">████████████████</text:p>
      <text:p text:style-name="P240"><text:bookmark-start text:name="__DdeLink__6231_776048346"/>█<text:bookmark-end text:name="__DdeLink__6231_776048346"/>██████8████████</text:p>
      <text:p text:style-name="P240">███████0████████</text:p>
      <text:p text:style-name="P240">████D██5████████</text:p>
      <text:p text:style-name="P240">████0██0████████</text:p>
      <text:p text:style-name="P240">██000000000508██</text:p>
      <text:p text:style-name="P240">██0██0███0██████</text:p>
      <text:p text:style-name="P240">██5██D███D██████</text:p>
      <text:p text:style-name="P240">██0████D████D███</text:p>
      <text:p text:style-name="P240">██000██0████0███</text:p>
      <text:p text:style-name="P240">██0█000000000███</text:p>
      <text:p text:style-name="P240">██8██0███0██████</text:p>
      <text:p text:style-name="P240">██0██D███5██████</text:p>
      <text:p text:style-name="P240">██0██████0██████</text:p>
      <text:p text:style-name="P240">██C██████8██████</text:p>
      <text:p text:style-name="P240">████████████████</text:p>
      <text:p text:style-name="P240"/>
      <text:p text:style-name="P238"/>
      <text:p text:style-name="P238">████████████████</text:p>
      <text:p text:style-name="P238">████████████████</text:p>
      <text:p text:style-name="P238">████30007███████</text:p>
      <text:p text:style-name="P238">████████████████</text:p>
      <text:p text:style-name="P238">███000003███████</text:p>
      <text:p text:style-name="P238">█████0██████████</text:p>
      <text:p text:style-name="P238">████70██7███████</text:p>
      <text:p text:style-name="P238">█████0██0█7█████</text:p>
      <text:p text:style-name="P238">█████8██0000████</text:p>
      <text:p text:style-name="P238">█████0██8█0█████</text:p>
      <text:p text:style-name="P238">████████0█007███</text:p>
      <text:p text:style-name="P238">███████7██0█████</text:p>
      <text:p text:style-name="P238">█████0000007████</text:p>
      <text:p text:style-name="P238">███████0████████</text:p>
      <text:p text:style-name="P238">███████0████████</text:p>
      <text:p text:style-name="P238">███████0████████</text:p>
      <text:p text:style-name="P238"/>
      <text:p text:style-name="P238"/>
      <text:p text:style-name="P241">до подземелья</text:p>
      <text:p text:style-name="P238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86">0D6F6</text:p>
          </table:table-cell>
          <table:table-cell table:style-name="Таблица1.A1" office:value-type="string">
            <text:p text:style-name="P286"/>
          </table:table-cell>
        </table:table-row>
        <table:table-row>
          <table:table-cell table:style-name="Таблица1.A1" office:value-type="string">
            <text:p text:style-name="P286">0D6F7</text:p>
          </table:table-cell>
          <table:table-cell table:style-name="Таблица1.A1" office:value-type="string">
            <text:p text:style-name="P286"/>
          </table:table-cell>
        </table:table-row>
      </table:table>
      <text:p text:style-name="P238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86">30043</text:p>
          </table:table-cell>
          <table:table-cell table:style-name="Таблица2.A1" office:value-type="string">
            <text:p text:style-name="P286"/>
          </table:table-cell>
        </table:table-row>
      </table:table>
      <text:p text:style-name="P238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86">308C7</text:p>
          </table:table-cell>
          <table:table-cell table:style-name="Таблица3.A1" office:value-type="string">
            <text:p text:style-name="P286"/>
          </table:table-cell>
        </table:table-row>
      </table:table>
      <text:p text:style-name="P238"/>
      <text:p text:style-name="P238"/>
      <text:p text:style-name="P238"/>
      <text:p text:style-name="P242">Мелодия каминит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286">311AC</text:p>
          </table:table-cell>
          <table:table-cell table:style-name="Таблица4.A1" office:value-type="string">
            <text:p text:style-name="P286"/>
          </table:table-cell>
        </table:table-row>
      </table:table>
      <text:p text:style-name="P238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286">31258</text:p>
          </table:table-cell>
          <table:table-cell table:style-name="Таблица5.A1" office:value-type="string">
            <text:p text:style-name="P286"/>
          </table:table-cell>
        </table:table-row>
      </table:table>
      <text:p text:style-name="P238"/>
      <text:p text:style-name="P238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286">3287D</text:p>
          </table:table-cell>
          <table:table-cell table:style-name="Таблица6.A1" office:value-type="string">
            <text:p text:style-name="P286"/>
          </table:table-cell>
        </table:table-row>
      </table:table>
      <text:p text:style-name="P238"/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286">32968</text:p>
          </table:table-cell>
          <table:table-cell table:style-name="Таблица7.A1" office:value-type="string">
            <text:p text:style-name="P286"/>
          </table:table-cell>
        </table:table-row>
      </table:table>
      <text:p text:style-name="P238"><text:soft-page-break/></text:p>
      <text:p text:style-name="P238"/>
      <text:p text:style-name="P238"/>
      <text:p text:style-name="P241">Dung</text:p>
      <text:p text:style-name="P157"/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285">0D80C</text:p>
          </table:table-cell>
          <table:table-cell table:style-name="Таблица8.A1" office:value-type="string">
            <text:p text:style-name="P286">20582</text:p>
          </table:table-cell>
        </table:table-row>
      </table:table>
      <text:p text:style-name="P157"/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285">0D81E</text:p>
          </table:table-cell>
          <table:table-cell table:style-name="Таблица9.A1" office:value-type="string">
            <text:p text:style-name="P286">20582</text:p>
          </table:table-cell>
        </table:table-row>
      </table:table>
      <text:p text:style-name="P157"/>
      <text:p text:style-name="P157"/>
      <text:p text:style-name="P157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285">0EA4A</text:p>
          </table:table-cell>
          <table:table-cell table:style-name="Таблица10.A1" office:value-type="string">
            <text:p text:style-name="P286">2</text:p>
          </table:table-cell>
        </table:table-row>
      </table:table>
      <text:p text:style-name="P157"/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286">0EA91</text:p>
          </table:table-cell>
          <table:table-cell table:style-name="Таблица11.A1" office:value-type="string">
            <text:p text:style-name="P286">1</text:p>
          </table:table-cell>
        </table:table-row>
      </table:table>
      <text:p text:style-name="P157"/>
      <text:p text:style-name="P157"/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285">0F5C9</text:p>
          </table:table-cell>
          <table:table-cell table:style-name="Таблица12.A1" office:value-type="string">
            <text:p text:style-name="P286">2</text:p>
          </table:table-cell>
        </table:table-row>
      </table:table>
      <text:p text:style-name="P157"/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286">0F5D0</text:p>
          </table:table-cell>
          <table:table-cell table:style-name="Таблица13.A1" office:value-type="string">
            <text:p text:style-name="P286">1</text:p>
          </table:table-cell>
        </table:table-row>
      </table:table>
      <text:p text:style-name="P157"/>
      <text:p text:style-name="P157"/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285">0F621</text:p>
          </table:table-cell>
          <table:table-cell table:style-name="Таблица14.A1" office:value-type="string">
            <text:p text:style-name="P286">1</text:p>
          </table:table-cell>
        </table:table-row>
        <table:table-row>
          <table:table-cell table:style-name="Таблица14.A1" office:value-type="string">
            <text:p text:style-name="P286">0F622</text:p>
          </table:table-cell>
          <table:table-cell table:style-name="Таблица14.A1" office:value-type="string">
            <text:p text:style-name="P286">1</text:p>
          </table:table-cell>
        </table:table-row>
        <table:table-row>
          <table:table-cell table:style-name="Таблица14.A1" office:value-type="string">
            <text:p text:style-name="P286">0F623</text:p>
          </table:table-cell>
          <table:table-cell table:style-name="Таблица14.A1" office:value-type="string">
            <text:p text:style-name="P286">1</text:p>
          </table:table-cell>
        </table:table-row>
        <table:table-row>
          <table:table-cell table:style-name="Таблица14.A1" office:value-type="string">
            <text:p text:style-name="P286">0F624</text:p>
          </table:table-cell>
          <table:table-cell table:style-name="Таблица14.A1" office:value-type="string">
            <text:p text:style-name="P286">1</text:p>
          </table:table-cell>
        </table:table-row>
      </table:table>
      <text:p text:style-name="P157"/>
      <text:p text:style-name="P157"/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286">0FD83</text:p>
          </table:table-cell>
          <table:table-cell table:style-name="Таблица15.A1" office:value-type="string">
            <text:p text:style-name="P286">2</text:p>
          </table:table-cell>
        </table:table-row>
      </table:table>
      <text:p text:style-name="P157"/>
      <text:p text:style-name="P157"/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285">10B0F</text:p>
          </table:table-cell>
          <table:table-cell table:style-name="Таблица16.A1" office:value-type="string">
            <text:p text:style-name="P286">1</text:p>
          </table:table-cell>
        </table:table-row>
      </table:table>
      <text:p text:style-name="P157"/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P286">10ED3</text:p>
          </table:table-cell>
          <table:table-cell table:style-name="Таблица17.A1" office:value-type="string">
            <text:p text:style-name="P286">1</text:p>
          </table:table-cell>
        </table:table-row>
      </table:table>
      <text:p text:style-name="P157"/>
      <text:p text:style-name="P157"/>
      <text:p text:style-name="P157"/>
      <table:table table:name="Таблица18" table:style-name="Таблица18">
        <table:table-column table:style-name="Таблица18.A"/>
        <table:table-column table:style-name="Таблица18.B"/>
        <table:table-row>
          <table:table-cell table:style-name="Таблица18.A1" office:value-type="string">
            <text:p text:style-name="P286">1C000</text:p>
          </table:table-cell>
          <table:table-cell table:style-name="Таблица18.A1" office:value-type="string">
            <text:p text:style-name="P286">1</text:p>
          </table:table-cell>
        </table:table-row>
      </table:table>
      <text:p text:style-name="P157"/>
      <table:table table:name="Таблица19" table:style-name="Таблица19">
        <table:table-column table:style-name="Таблица19.A"/>
        <table:table-column table:style-name="Таблица19.B"/>
        <table:table-row>
          <table:table-cell table:style-name="Таблица19.A1" office:value-type="string">
            <text:p text:style-name="P286">1CA4A</text:p>
          </table:table-cell>
          <table:table-cell table:style-name="Таблица19.A1" office:value-type="string">
            <text:p text:style-name="P286">1</text:p>
          </table:table-cell>
        </table:table-row>
      </table:table>
      <text:p text:style-name="P157"/>
      <text:p text:style-name="P157"/>
      <text:p text:style-name="P157"/>
      <table:table table:name="Таблица20" table:style-name="Таблица20">
        <table:table-column table:style-name="Таблица20.A"/>
        <table:table-column table:style-name="Таблица20.B"/>
        <table:table-row>
          <table:table-cell table:style-name="Таблица20.A1" office:value-type="string">
            <text:p text:style-name="P286">30000</text:p>
          </table:table-cell>
          <table:table-cell table:style-name="Таблица20.A1" office:value-type="string">
            <text:p text:style-name="P286">1</text:p>
          </table:table-cell>
        </table:table-row>
      </table:table>
      <text:p text:style-name="P157">………….</text:p>
      <text:p text:style-name="P157"/>
      <table:table table:name="Таблица21" table:style-name="Таблица21">
        <table:table-column table:style-name="Таблица21.A"/>
        <table:table-column table:style-name="Таблица21.B"/>
        <table:table-row>
          <table:table-cell table:style-name="Таблица21.A1" office:value-type="string">
            <text:p text:style-name="P286">32C95</text:p>
          </table:table-cell>
          <table:table-cell table:style-name="Таблица21.A1" office:value-type="string">
            <text:p text:style-name="P286">120</text:p>
          </table:table-cell>
        </table:table-row>
      </table:table>
      <text:p text:style-name="P157"/>
      <text:p text:style-name="P157"/>
      <text:p text:style-name="P158">map</text:p>
      <table:table table:name="Таблица22" table:style-name="Таблица22">
        <table:table-column table:style-name="Таблица22.A"/>
        <table:table-column table:style-name="Таблица22.B"/>
        <table:table-row>
          <table:table-cell table:style-name="Таблица22.A1" office:value-type="string">
            <text:p text:style-name="P286">3E06E</text:p>
          </table:table-cell>
          <table:table-cell table:style-name="Таблица22.A1" office:value-type="string">
            <text:p text:style-name="P286">2</text:p>
          </table:table-cell>
        </table:table-row>
      </table:table>
      <text:p text:style-name="P157"/>
      <table:table table:name="Таблица23" table:style-name="Таблица23">
        <table:table-column table:style-name="Таблица23.A"/>
        <table:table-column table:style-name="Таблица23.B"/>
        <table:table-row>
          <table:table-cell table:style-name="Таблица23.A1" office:value-type="string">
            <text:p text:style-name="P286">3E0ED</text:p>
          </table:table-cell>
          <table:table-cell table:style-name="Таблица23.A1" office:value-type="string">
            <text:p text:style-name="P286">2</text:p>
          </table:table-cell>
        </table:table-row>
      </table:table>
      <text:p text:style-name="P157"/>
      <text:p text:style-name="P157"/>
      <table:table table:name="Таблица24" table:style-name="Таблица24">
        <table:table-column table:style-name="Таблица24.A"/>
        <table:table-column table:style-name="Таблица24.B"/>
        <table:table-row>
          <table:table-cell table:style-name="Таблица24.A1" office:value-type="string">
            <text:p text:style-name="P285">43AD8</text:p>
          </table:table-cell>
          <table:table-cell table:style-name="Таблица24.A1" office:value-type="string">
            <text:p text:style-name="P286">1</text:p>
          </table:table-cell>
        </table:table-row>
      </table:table>
      <text:p text:style-name="P157"/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P286">43DF7</text:p>
          </table:table-cell>
          <table:table-cell table:style-name="Таблица25.A1" office:value-type="string">
            <text:p text:style-name="P286">1</text:p>
          </table:table-cell>
        </table:table-row>
      </table:table>
      <text:p text:style-name="P157"><text:soft-page-break/></text:p>
      <text:p text:style-name="P157"/>
      <text:p text:style-name="P157"/>
      <table:table table:name="Таблица26" table:style-name="Таблица26">
        <table:table-column table:style-name="Таблица26.A"/>
        <table:table-column table:style-name="Таблица26.B"/>
        <table:table-row>
          <table:table-cell table:style-name="Таблица26.A1" office:value-type="string">
            <text:p text:style-name="P286">58568</text:p>
          </table:table-cell>
          <table:table-cell table:style-name="Таблица26.A1" office:value-type="string">
            <text:p text:style-name="P286">256</text:p>
          </table:table-cell>
        </table:table-row>
        <table:table-row>
          <table:table-cell table:style-name="Таблица26.A1" office:value-type="string">
            <text:p text:style-name="P286">58569</text:p>
          </table:table-cell>
          <table:table-cell table:style-name="Таблица26.A1" office:value-type="string">
            <text:p text:style-name="P286">256</text:p>
          </table:table-cell>
        </table:table-row>
        <table:table-row>
          <table:table-cell table:style-name="Таблица26.A1" office:value-type="string">
            <text:p text:style-name="P286">5856A</text:p>
          </table:table-cell>
          <table:table-cell table:style-name="Таблица26.A1" office:value-type="string">
            <text:p text:style-name="P286">256</text:p>
          </table:table-cell>
        </table:table-row>
        <table:table-row>
          <table:table-cell table:style-name="Таблица26.A1" office:value-type="string">
            <text:p text:style-name="P286">5856B</text:p>
          </table:table-cell>
          <table:table-cell table:style-name="Таблица26.A1" office:value-type="string">
            <text:p text:style-name="P286">256</text:p>
          </table:table-cell>
        </table:table-row>
        <table:table-row>
          <table:table-cell table:style-name="Таблица26.A1" office:value-type="string">
            <text:p text:style-name="P286">5856C</text:p>
          </table:table-cell>
          <table:table-cell table:style-name="Таблица26.A1" office:value-type="string">
            <text:p text:style-name="P286">256</text:p>
          </table:table-cell>
        </table:table-row>
        <table:table-row>
          <table:table-cell table:style-name="Таблица26.A1" office:value-type="string">
            <text:p text:style-name="P286">5856D</text:p>
          </table:table-cell>
          <table:table-cell table:style-name="Таблица26.A1" office:value-type="string">
            <text:p text:style-name="P286">256</text:p>
          </table:table-cell>
        </table:table-row>
        <table:table-row>
          <table:table-cell table:style-name="Таблица26.A1" office:value-type="string">
            <text:p text:style-name="P286">5856E</text:p>
          </table:table-cell>
          <table:table-cell table:style-name="Таблица26.A1" office:value-type="string">
            <text:p text:style-name="P286">256</text:p>
          </table:table-cell>
        </table:table-row>
        <table:table-row>
          <table:table-cell table:style-name="Таблица26.A1" office:value-type="string">
            <text:p text:style-name="P286">5856F</text:p>
          </table:table-cell>
          <table:table-cell table:style-name="Таблица26.A1" office:value-type="string">
            <text:p text:style-name="P286">256</text:p>
          </table:table-cell>
        </table:table-row>
      </table:table>
      <text:p text:style-name="P157"/>
      <text:p text:style-name="P157"/>
      <text:p text:style-name="P158">sprite</text:p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P286">70480</text:p>
          </table:table-cell>
          <table:table-cell table:style-name="Таблица27.A1" office:value-type="string">
            <text:p text:style-name="P286">1</text:p>
          </table:table-cell>
        </table:table-row>
      </table:table>
      <text:p text:style-name="P157"/>
      <table:table table:name="Таблица28" table:style-name="Таблица28">
        <table:table-column table:style-name="Таблица28.A"/>
        <table:table-column table:style-name="Таблица28.B"/>
        <table:table-row>
          <table:table-cell table:style-name="Таблица28.A1" office:value-type="string">
            <text:p text:style-name="P286">705FF</text:p>
          </table:table-cell>
          <table:table-cell table:style-name="Таблица28.A1" office:value-type="string">
            <text:p text:style-name="P286">1</text:p>
          </table:table-cell>
        </table:table-row>
      </table:table>
      <text:p text:style-name="P157"/>
      <text:p text:style-name="P157"/>
      <text:p text:style-name="P157"/>
      <text:p text:style-name="P157"/>
      <text:p text:style-name="P157"/>
      <text:p text:style-name="P157"/>
      <text:p text:style-name="P159">Main game cycle</text:p>
      <table:table table:name="Таблица33" table:style-name="Таблица33">
        <table:table-column table:style-name="Таблица33.A"/>
        <table:table-column table:style-name="Таблица33.B"/>
        <table:table-row>
          <table:table-cell table:style-name="Таблица33.A1" office:value-type="string">
            <text:p text:style-name="P286">00008</text:p>
          </table:table-cell>
          <table:table-cell table:style-name="Таблица33.A1" office:value-type="string">
            <text:p text:style-name="P286">213491</text:p>
          </table:table-cell>
        </table:table-row>
      </table:table>
      <text:p text:style-name="P157"/>
      <table:table table:name="Таблица34" table:style-name="Таблица34">
        <table:table-column table:style-name="Таблица34.A"/>
        <table:table-column table:style-name="Таблица34.B"/>
        <table:table-row>
          <table:table-cell table:style-name="Таблица34.A1" office:value-type="string">
            <text:p text:style-name="P286">0000E</text:p>
          </table:table-cell>
          <table:table-cell table:style-name="Таблица34.A1" office:value-type="string">
            <text:p text:style-name="P286">222999</text:p>
          </table:table-cell>
        </table:table-row>
      </table:table>
      <text:p text:style-name="P157"/>
      <text:p text:style-name="P157"/>
      <text:p text:style-name="P159">Palma music</text:p>
      <table:table table:name="Таблица35" table:style-name="Таблица35">
        <table:table-column table:style-name="Таблица35.A"/>
        <table:table-column table:style-name="Таблица35.B"/>
        <table:table-row>
          <table:table-cell table:style-name="Таблица35.A1" office:value-type="string">
            <text:p text:style-name="P286">3A3E8</text:p>
          </table:table-cell>
          <table:table-cell table:style-name="Таблица35.A1" office:value-type="string">
            <text:p text:style-name="P286">8</text:p>
          </table:table-cell>
        </table:table-row>
      </table:table>
      <text:p text:style-name="P157"/>
      <table:table table:name="Таблица36" table:style-name="Таблица36">
        <table:table-column table:style-name="Таблица36.A"/>
        <table:table-column table:style-name="Таблица36.B"/>
        <table:table-row>
          <table:table-cell table:style-name="Таблица36.A1" office:value-type="string">
            <text:p text:style-name="P286">3B2E7</text:p>
          </table:table-cell>
          <table:table-cell table:style-name="Таблица36.A1" office:value-type="string">
            <text:p text:style-name="P286">23</text:p>
          </table:table-cell>
        </table:table-row>
      </table:table>
      <text:p text:style-name="P157"/>
      <text:p text:style-name="P157"/>
      <text:p text:style-name="P157"/>
      <text:p text:style-name="P159">Title screen map</text:p>
      <table:table table:name="Таблица29" table:style-name="Таблица29">
        <table:table-column table:style-name="Таблица29.A"/>
        <table:table-column table:style-name="Таблица29.B"/>
        <table:table-row>
          <table:table-cell table:style-name="Таблица29.A1" office:value-type="string">
            <text:p text:style-name="P286">3BC68</text:p>
          </table:table-cell>
          <table:table-cell table:style-name="Таблица29.A1" office:value-type="string">
            <text:p text:style-name="P286">1</text:p>
          </table:table-cell>
        </table:table-row>
      </table:table>
      <text:p text:style-name="P157"/>
      <table:table table:name="Таблица30" table:style-name="Таблица30">
        <table:table-column table:style-name="Таблица30.A"/>
        <table:table-column table:style-name="Таблица30.B"/>
        <table:table-row>
          <table:table-cell table:style-name="Таблица30.A1" office:value-type="string">
            <text:p text:style-name="P286">3BF5F</text:p>
          </table:table-cell>
          <table:table-cell table:style-name="Таблица30.A1" office:value-type="string">
            <text:p text:style-name="P286">1</text:p>
          </table:table-cell>
        </table:table-row>
      </table:table>
      <text:p text:style-name="P157"/>
      <text:p text:style-name="P157"/>
      <text:p text:style-name="P160">70000-726BF — sprites</text:p>
      <text:p text:style-name="P160"/>
      <text:p text:style-name="P159">Title screen sprites</text:p>
      <text:p text:style-name="P157"/>
      <table:table table:name="Таблица31" table:style-name="Таблица31">
        <table:table-column table:style-name="Таблица31.A"/>
        <table:table-column table:style-name="Таблица31.B"/>
        <table:table-row>
          <table:table-cell table:style-name="Таблица31.A1" office:value-type="string">
            <text:p text:style-name="P286">7E8BD</text:p>
          </table:table-cell>
          <table:table-cell table:style-name="Таблица31.A1" office:value-type="string">
            <text:p text:style-name="P286">1</text:p>
          </table:table-cell>
        </table:table-row>
      </table:table>
      <text:p text:style-name="P157"/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286">7FFFE</text:p>
          </table:table-cell>
          <table:table-cell table:style-name="Таблица32.A1" office:value-type="string">
            <text:p text:style-name="P286">1</text:p>
          </table:table-cell>
        </table:table-row>
      </table:table>
      <text:p text:style-name="P157"/>
      <text:p text:style-name="P161"/>
      <text:p text:style-name="P162"/>
      <text:p text:style-name="P282"/>
      <text:p text:style-name="P163"/>
      <text:p text:style-name="P162"/>
      <text:p text:style-name="P162"/>
      <table:table table:name="Таблица42" table:style-name="Таблица42">
        <table:table-column table:style-name="Таблица42.A"/>
        <table:table-column table:style-name="Таблица42.B"/>
        <table:table-row>
          <table:table-cell table:style-name="Таблица42.A1" office:value-type="string">
            <text:p text:style-name="P286">0FD9B</text:p>
          </table:table-cell>
          <table:table-cell table:style-name="Таблица42.A1" office:value-type="string">
            <text:p text:style-name="P286">1</text:p>
          </table:table-cell>
        </table:table-row>
      </table:table>
      <text:p text:style-name="P164">82</text:p>
      <text:p text:style-name="P162"/>
      <text:p text:style-name="P162"><text:soft-page-break/></text:p>
      <text:p text:style-name="P167">58000-<text:span text:style-name="T62">58338 — большие тайлы 4x4</text:span></text:p>
      <text:p text:style-name="P167"/>
      <text:p text:style-name="P167">0 00 00 00 00 00 00 00 00 - пусто</text:p>
      <text:p text:style-name="P167">1 01 00 01 00 01 00 01 00 - пусто, серый</text:p>
      <text:p text:style-name="P167"><text:bookmark-start text:name="__DdeLink__3649_1465995002"/>2 02 08 02 08 04 08 05 00 — трава трава трава, уголок<text:bookmark-end text:name="__DdeLink__3649_1465995002"/></text:p>
      <text:p text:style-name="P167">3 02 08 02 08 06 00 07 08 — трава трава закр. Уголок трава</text:p>
      <text:p text:style-name="P167">4 02 08 08 00 04 08 07 08 — нижний левый угол</text:p>
      <text:p text:style-name="P167">5 09 00 02 08 04 08 07 08 — нижний правый угол</text:p>
      <text:p text:style-name="P167">6 02 08 0A 00 04 08 0B 00 — <text:span text:style-name="T61">трава, верт. стена</text:span></text:p>
      <text:p text:style-name="P167">7 02 08 02 08 0C 00 0D 00 — <text:span text:style-name="T61">трава трава гор. стена</text:span></text:p>
      <text:p text:style-name="P167">8 0E 00 02 08 0F 00 07 08 </text:p>
      <text:p text:style-name="P167">9 0C 00 0D 00 04 08 07 08 </text:p>
      <text:p text:style-name="P167">A 10 00 11 00 12 00 13 00 </text:p>
      <text:p text:style-name="P167">B 14 00 15 00 16 00 17 00 </text:p>
      <text:p text:style-name="P167">C 18 00 19 00 1A 00 1B 00 </text:p>
      <text:p text:style-name="P167">D 1C 00 1D 00 1E 00 1F 00 <text:s/></text:p>
      <text:p text:style-name="P168">E 20 00 21 00 22 00 23 00 <text:s/><text:span text:style-name="T58">голубой домик</text:span></text:p>
      <text:p text:style-name="P168">F 24 00 25 00 26 00 27 00 <text:s/><text:span text:style-name="T58">голубой домик</text:span></text:p>
      <text:p text:style-name="P167"><text:span text:style-name="T61">10 </text:span>28 00 29 00 2A 00 2B 00 — <text:span text:style-name="T61">нижняя часть голубого дома слева</text:span></text:p>
      <text:p text:style-name="P168"><text:span text:style-name="T61">11 </text:span>2C 00 2D 00 2E 00 2F 00 — <text:span text:style-name="T61">нижняя часть голубого дома справа</text:span></text:p>
      <text:p text:style-name="P167"><text:span text:style-name="T61">12 </text:span>30 00 31 00 32 00 33 00 </text:p>
      <text:p text:style-name="P167"><text:span text:style-name="T61">13 </text:span>34 00 35 00 01 00 36 00 </text:p>
      <text:p text:style-name="P167"><text:span text:style-name="T61">14 </text:span>37 00 38 00 39 00 3A 00 </text:p>
      <text:p text:style-name="P167"><text:span text:style-name="T61">15 </text:span>3B 00 3C 00 3D 00 3E 00 </text:p>
      <text:p text:style-name="P168"><text:span text:style-name="T61">16 </text:span>3F 00 40 00 41 00 42 00 <text:s/><text:span text:style-name="T58">EXIT</text:span></text:p>
      <text:p text:style-name="P168"><text:span text:style-name="T61">17 </text:span>43 00 44 00 45 00 46 00 <text:s/><text:span text:style-name="T58">EXIT</text:span></text:p>
      <text:p text:style-name="P167"><text:span text:style-name="T61">18 </text:span>47 00 48 00 49 00 4A 00 </text:p>
      <text:p text:style-name="P167"><text:span text:style-name="T61">19 </text:span>4B 00 4C 00 4D 00 4E 00 </text:p>
      <text:p text:style-name="P167"><text:span text:style-name="T61">1A </text:span>4F 00 50 00 51 00 52 00 </text:p>
      <text:p text:style-name="P167"><text:span text:style-name="T61">1B </text:span>53 00 54 00 55 00 56 00 </text:p>
      <text:p text:style-name="P167"><text:span text:style-name="T61">1C </text:span>57 00 58 00 59 00 5A 00 </text:p>
      <text:p text:style-name="P167"><text:span text:style-name="T61">1D </text:span>5B 00 5C 00 5D 00 5E 00 </text:p>
      <text:p text:style-name="P167"><text:span text:style-name="T61">1E </text:span>5F 00 60 00 61 00 62 00 </text:p>
      <text:p text:style-name="P167"><text:span text:style-name="T61">1F </text:span>63 00 64 00 65 00 66 00</text:p>
      <text:p text:style-name="P169">20 <text:span text:style-name="T57">5F 00 60 00 61 00 62 00 </text:span></text:p>
      <text:p text:style-name="P165"><text:span text:style-name="T61">21 </text:span>63 00 64 00 65 00 66 00 <text:span text:style-name="T58">SHOP</text:span></text:p>
      <text:p text:style-name="P165"><text:span text:style-name="T61">22 </text:span>67 00 68 00 69 00 6A 00 <text:span text:style-name="T58">SHOP</text:span></text:p>
      <text:p text:style-name="P165"><text:span text:style-name="T61">23 </text:span>6B 00 6C 00 6D 00 6E 00 <text:span text:style-name="T58">SHOP</text:span></text:p>
      <text:p text:style-name="P170"/>
      <text:p text:style-name="P166"/>
      <text:p text:style-name="P164">74 00 75 00 73 00 72 00</text:p>
      <text:p text:style-name="P170">травка</text:p>
      <text:p text:style-name="P171">71 00 75 00 71 00 72 00 </text:p>
      <text:p text:style-name="P170">травка</text:p>
      <text:p text:style-name="P171">74 00 75 00 76 00 76 00 </text:p>
      <text:p text:style-name="P170">травка, кустик</text:p>
      <text:p text:style-name="P171">76 00 76 00 72 00 73 00 </text:p>
      <text:p text:style-name="P170">кустик, травка</text:p>
      <text:p text:style-name="P171">76 00 76 00 76 00 76 00</text:p>
      <text:p text:style-name="P170">кустики</text:p>
      <text:p text:style-name="P172"/>
      <text:p text:style-name="P171">7B 00 7C 00 79 00 7A 00 </text:p>
      <text:p text:style-name="P170">дерево</text:p>
      <text:p text:style-name="P171">7D 00 7E 00 7F 00 80 00 </text:p>
      <text:p text:style-name="P170">плита</text:p>
      <text:p text:style-name="P171">81 00 82 00 82 00 81 00</text:p>
      <text:p text:style-name="P170">дорога <text:span text:style-name="T59">58-59 - 60</text:span></text:p>
      <text:p text:style-name="P172"/>
      <text:p text:style-name="P173">85 00 86 00 87 00 88 00 </text:p>
      <text:p text:style-name="P170">вход трубы (арка)</text:p>
      <text:p text:style-name="P173">89 00 8A 00 8B 00 8C 00</text:p>
      <text:p text:style-name="P170">выход трубы</text:p>
      <text:p text:style-name="P171"/>
      <text:p text:style-name="P173"><text:soft-page-break/>8E 00 8F 00 90 00 91 00 </text:p>
      <text:p text:style-name="P170">вход трубы (арка) ниже</text:p>
      <text:p text:style-name="P173">92 00 8C 00 93 00 94 00</text:p>
      <text:p text:style-name="P170">выход трубы ниже</text:p>
      <text:p text:style-name="P162"/>
      <text:p text:style-name="P172"/>
      <text:p text:style-name="P171">A4 00 A5 00 A6 00 A7 00 </text:p>
      <text:p text:style-name="P171">A8 00 A9 00 7F 00 80 00 </text:p>
      <text:p text:style-name="P171">спрайты робота</text:p>
      <text:p text:style-name="P171">AA 00 AB 00 AC 00 AD 00 </text:p>
      <text:p text:style-name="P171">AE 00 AF 00 82 00 81 00</text:p>
      <text:p text:style-name="P171">человека в красном</text:p>
      <text:p text:style-name="P163">AA 00 AB 00 AC 00 AD 00 </text:p>
      <text:p text:style-name="P163">AE 00 AF 00 82 00 81 00</text:p>
      <text:p text:style-name="P163"/>
      <text:p text:style-name="P163">что интересно — подгрузилось на 2 головы робота больше, именно они видны на картинке. Без ног.</text:p>
      <text:p text:style-name="P163"/>
      <text:p text:style-name="P162"/>
      <text:p text:style-name="P170">Нет ни намёка на обрамляющую траву — она рисуется отдельно как фон. Отрисовывается только в случае заборчика слева</text:p>
      <text:p text:style-name="P162"/>
      <text:p text:style-name="P162"/>
      <text:p text:style-name="P162"/>
      <table:table table:name="Таблица38" table:style-name="Таблица38">
        <table:table-column table:style-name="Таблица38.A"/>
        <table:table-column table:style-name="Таблица38.B"/>
        <table:table-row>
          <table:table-cell table:style-name="Таблица38.A1" office:value-type="string">
            <text:p text:style-name="P286">6001C</text:p>
          </table:table-cell>
          <table:table-cell table:style-name="Таблица38.A1" office:value-type="string">
            <text:p text:style-name="P286">1</text:p>
          </table:table-cell>
        </table:table-row>
        <table:table-row>
          <table:table-cell table:style-name="Таблица38.A1" office:value-type="string">
            <text:p text:style-name="P286">6001D</text:p>
          </table:table-cell>
          <table:table-cell table:style-name="Таблица38.A1" office:value-type="string">
            <text:p text:style-name="P286">1</text:p>
          </table:table-cell>
        </table:table-row>
        <table:table-row>
          <table:table-cell table:style-name="Таблица38.A1" office:value-type="string">
            <text:p text:style-name="P286">6001E</text:p>
          </table:table-cell>
          <table:table-cell table:style-name="Таблица38.A1" office:value-type="string">
            <text:p text:style-name="P286">1</text:p>
          </table:table-cell>
        </table:table-row>
        <table:table-row>
          <table:table-cell table:style-name="Таблица38.A1" office:value-type="string">
            <text:p text:style-name="P286">6001F</text:p>
          </table:table-cell>
          <table:table-cell table:style-name="Таблица38.A1" office:value-type="string">
            <text:p text:style-name="P286">1</text:p>
          </table:table-cell>
        </table:table-row>
      </table:table>
      <text:p text:style-name="P162">6E 81 0B 82</text:p>
      <text:p text:style-name="P162"/>
      <text:p text:style-name="P162"/>
      <table:table table:name="Таблица39" table:style-name="Таблица39">
        <table:table-column table:style-name="Таблица39.A"/>
        <table:table-column table:style-name="Таблица39.B"/>
        <table:table-row>
          <table:table-cell table:style-name="Таблица39.A1" office:value-type="string">
            <text:p text:style-name="P286">6002E</text:p>
          </table:table-cell>
          <table:table-cell table:style-name="Таблица39.A1" office:value-type="string">
            <text:p text:style-name="P286">1</text:p>
          </table:table-cell>
        </table:table-row>
        <table:table-row>
          <table:table-cell table:style-name="Таблица39.A1" office:value-type="string">
            <text:p text:style-name="P286">6002F</text:p>
          </table:table-cell>
          <table:table-cell table:style-name="Таблица39.A1" office:value-type="string">
            <text:p text:style-name="P286">1</text:p>
          </table:table-cell>
        </table:table-row>
        <table:table-row>
          <table:table-cell table:style-name="Таблица39.A1" office:value-type="string">
            <text:p text:style-name="P286">60030</text:p>
          </table:table-cell>
          <table:table-cell table:style-name="Таблица39.A1" office:value-type="string">
            <text:p text:style-name="P286">1</text:p>
          </table:table-cell>
        </table:table-row>
        <table:table-row>
          <table:table-cell table:style-name="Таблица39.A1" office:value-type="string">
            <text:p text:style-name="P286">60031</text:p>
          </table:table-cell>
          <table:table-cell table:style-name="Таблица39.A1" office:value-type="string">
            <text:p text:style-name="P286">1</text:p>
          </table:table-cell>
        </table:table-row>
      </table:table>
      <text:p text:style-name="P164">8E 83 2A 84</text:p>
      <text:p text:style-name="P164"/>
      <text:p text:style-name="P164"/>
      <table:table table:name="Таблица40" table:style-name="Таблица40">
        <table:table-column table:style-name="Таблица40.A"/>
        <table:table-column table:style-name="Таблица40.B"/>
        <table:table-row>
          <table:table-cell table:style-name="Таблица40.A1" office:value-type="string">
            <text:p text:style-name="P286">6016E</text:p>
          </table:table-cell>
          <table:table-cell table:style-name="Таблица40.A1" office:value-type="string">
            <text:p text:style-name="P286">1</text:p>
          </table:table-cell>
        </table:table-row>
      </table:table>
      <text:p text:style-name="P164"/>
      <table:table table:name="Таблица41" table:style-name="Таблица41">
        <table:table-column table:style-name="Таблица41.A"/>
        <table:table-column table:style-name="Таблица41.B"/>
        <table:table-row>
          <table:table-cell table:style-name="Таблица41.A1" office:value-type="string">
            <text:p text:style-name="P286">6029B</text:p>
          </table:table-cell>
          <table:table-cell table:style-name="Таблица41.A1" office:value-type="string">
            <text:p text:style-name="P287">1</text:p>
          </table:table-cell>
        </table:table-row>
      </table:table>
      <text:p text:style-name="P164">1x</text:p>
      <text:p text:style-name="P164">82 AD 02 0E 07 83 AD 06 22 04 29 06 23 03 29 84 AD 06 25 2A 04 26 81 2A 03 24 02 2A 8A 47 2C AD 06 25 24 28 0E 0F 28 05 24 8A 2A 48 2C AD 06 25 2A 28 10 11 02 28 02 2A 02 24 03 2A 84 AD 06 25 24 05 2C 81 28 06 26 88 AD 06 25 2A 2C 27 27 28 08 2C 85 AD 06 25 2A 2C 03 24 03 27 8A 28 2C 2C 28 27 AD 06 25 2A 2C 02 2A 03 24 8B 2A 24 47 2C 2A 24 AD 06 2B 2A 2C 03 2A 03 24 87 2A 48 2C 24 24 AD 06 03 2B 02 24 02 2A 8A 24 2A 24 2C 2C 2A 24 AD 06 45 02 2B 07 24 02 2C 02 24 00 0F 07 81 03 07 29 04 23 04 29 81 08 06 2C 81 2A 03 24 02 2A 84 12 13 2A 08 06 2C 82 2A 24 04 2A 84 14 15 2A 08 05 2A 8B 2C 2A 24 2A 0A 0B 24 2C 2C 2A 08 04 26 82 24 2C 03 24 87 0C 0D 24 2C 2A 2A 08 0D 2C 83 2A 24 08 04 27 92 2A 2C 2A 27 2A 27 2A 27 2A 24 2A 08 24 2A 24 2A 2A 2C 03 28 03 24 03 26 83 08 2A 24 03 2A 9B 2C 0A 0B 28 24 24 2A 45 2B 2B 08 24 2A 2A 24 2A 2C 0C 0D 28 26 26 2A 46 16 17 08 03 24 02 2A 07 2C 84 2B 18 19 08</text:p>
      <text:p text:style-name="P164"/>
      <text:p text:style-name="P164"/>
      <table:table table:name="Таблица43" table:style-name="Таблица43">
        <table:table-column table:style-name="Таблица43.A"/>
        <table:table-column table:style-name="Таблица43.B"/>
        <table:table-row>
          <table:table-cell table:style-name="Таблица43.A1" office:value-type="string">
            <text:p text:style-name="P286">6038E</text:p>
          </table:table-cell>
          <table:table-cell table:style-name="Таблица43.A1" office:value-type="string">
            <text:p text:style-name="P286">1</text:p>
          </table:table-cell>
        </table:table-row>
      </table:table>
      <text:p text:style-name="P164"/>
      <table:table table:name="Таблица44" table:style-name="Таблица44">
        <table:table-column table:style-name="Таблица44.A"/>
        <table:table-column table:style-name="Таблица44.B"/>
        <table:table-row>
          <table:table-cell table:style-name="Таблица44.A1" office:value-type="string">
            <text:p text:style-name="P286">604CA</text:p>
          </table:table-cell>
          <table:table-cell table:style-name="Таблица44.A1" office:value-type="string">
            <text:p text:style-name="P286">1</text:p>
          </table:table-cell>
        </table:table-row>
      </table:table>
      <text:p text:style-name="P164">1x</text:p>
      <text:p text:style-name="P164"><text:soft-page-break/>83 2E 2F 46 02 2B 02 24 83 2A 0E 0F 02 24 02 2C 8C 1E 1F 31 32 45 2B 2B 2A 26 26 10 11 02 24 02 2C 85 20 21 AD 06 46 0D 2C 86 AD 06 2B 2C 2C 47 03 2C 05 27 02 2C 86 AD 06 2B 28 2C 48 03 2C 04 24 86 2A 47 2C AD 06 2B 04 27 8B 28 2C 24 2A 24 2A 2A 48 2C AD 06 03 2B 85 24 2A 28 2C 24 04 2B 02 2C 94 AD 06 2B 2A 2B 2A 24 28 2C 24 45 16 17 45 2C 2C AD 06 2B 24 03 2A 8B 28 2C 2A 46 18 19 46 2C 2C AD 06 02 2B 02 2A 02 28 08 2C 82 AD 06 03 2B 81 2A 0A 28 82 AD 04 0E 09 00 8A 24 1E 1F 1E 1F 2C 24 24 28 2C 02 2A 02 2B 92 45 08 2A 20 21 20 21 2C 24 24 28 2C 24 2A 2B 2B 46 08 06 2C 02 24 82 28 2C 05 24 81 08 04 27 86 28 2C 2A 24 28 2C 03 24 02 2A 8B 08 2A 24 2A 24 28 2C 24 24 28 2C 04 2A 92 24 08 24 2A 24 2A 28 2C 2A 24 28 2C 2A 60 61 2A 2A 08 03 2A 02 28 92 2C 24 2A 28 2C 2A 62 63 2A 24 08 24 2A 2A 0A 0B 2C 24 02 2A 04 2C 02 2A 87 08 2A 2A 24 0C 0D 2C 03 2A 04 27 02 2A 81 08 06 2C 04 2A 02 24 02 2A 82 24 08 06 28 05 2A 03 24 82 2A 08 0F 09 81 05</text:p>
      <text:p text:style-name="P164"/>
      <text:p text:style-name="P164"/>
      <text:p text:style-name="P174">RAM</text:p>
      <text:p text:style-name="P174">CB00-CBFF — карта подземелья, распакованная, 1 байт — 1 клетка</text:p>
      <text:p text:style-name="P174"/>
      <text:p text:style-name="P175">СС00-СCBF — AD AD (600A3, 600A5)</text:p>
      <text:p text:style-name="P175">CCC0-CCFF — 00 <text:s text:c="2"/>3E06E</text:p>
      <text:p text:style-name="P175">CD00-CDBF — карта?</text:p>
      <text:p text:style-name="P175">CDC0-CDFF - 00 <text:s text:c="2"/>3E06E</text:p>
      <text:p text:style-name="P175">CD00-CDBF — карта? 6016F, 60170, 172, … 209 RLE? AD 02 07 07 07, ...</text:p>
      <text:p text:style-name="P175">CDC0-CDFF - 00 <text:s text:c="2"/>3E06E</text:p>
      <text:p text:style-name="P175">CE00-CEBF — пустая карта? 60386, 88, 8C</text:p>
      <text:p text:style-name="P175">CEC0-CEFF - 00 <text:s text:c="2"/>3E06E</text:p>
      <text:p text:style-name="P175">CF00-CFBF — карта? 6038F, 428 RLE? 2E 2F 46 2B 2B, ...</text:p>
      <text:p text:style-name="P175">CFC0-CFFF - 00 <text:s text:c="2"/>3E06E</text:p>
      <text:p text:style-name="P175"/>
      <text:p text:style-name="P175">D000- <text:s text:c="2"/>карта в виде тайлов 58568, … <text:span text:style-name="T60">02 08 02 08 02 08 0A 00 A8 00 A9 00 81 00 82 00, …</text:span></text:p>
      <text:p text:style-name="P176">одна строка 0x16 * 3 / 2 = 21 (33)</text:p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69">6016F - … карта Каминита (RLE, тайлы 2x2), <text:span text:style-name="T62">блоки 16x12, 4 штуки</text:span></text:p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77">000<text:bookmark-start text:name="__DdeLink__3601_209411696"/>D1E<text:bookmark-end text:name="__DdeLink__3601_209411696"/></text:p>
      <text:p text:style-name="P177">09 00 3F 06 2F 0B 0C 04 2A 25 3C 38 30 03 02 08 </text:p>
      <text:p text:style-name="P177">09 08 0C 08 00 3F 06 2F 0B 0C 04 2A 25 3C 38 30 </text:p>
      <text:p text:style-name="P177">палитра каминита</text:p>
      <text:p text:style-name="P177"/>
      <text:p text:style-name="P177">палитра подземелий считается динамически :(</text:p>
      <text:p text:style-name="P177"/>
      <text:p text:style-name="P177">RAM:</text:p>
      <text:p text:style-name="P177">C220-C23F - рабочая палитра (с эффектом затухания)</text:p>
      <text:p text:style-name="P177">C240-C25F - эталонная палитра (из ROM)</text:p>
      <text:p text:style-name="P177"/>
      <text:p text:style-name="P177"/>
      <text:p text:style-name="P177">0D6F6<text:tab/>96</text:p>
      <text:p text:style-name="P177">0D6F7<text:tab/>96</text:p>
      <text:p text:style-name="P177"><text:soft-page-break/>0C 98 , 1F 98 32 98 45 98 52 98 83 98 90 98 9D 98 B3 98 C6 98 CD 98 DA 98 F3 98 09 99 10 99 17 99 1B 99</text:p>
      <text:p text:style-name="P177">указатель на 0D80C</text:p>
      <text:p text:style-name="P177"/>
      <text:p text:style-name="P177"/>
      <text:p text:style-name="P177">0D80C-0D81E<text:tab/>96</text:p>
      <text:p text:style-name="P177">06 F7 F7 FF FF 07 07 00 AA 08 AB 00 AC 08 AD 00 AE 08 AF</text:p>
      <text:p text:style-name="P177">19 байт - фз. после 06 всё похоже на пары. 00 AA 08 AB 00 AC 08 AD 00 AE 08 AF - спрайт Алисы</text:p>
      <text:p text:style-name="P177"/>
      <text:p text:style-name="P177">0F473<text:tab/>1</text:p>
      <text:p text:style-name="P177">...</text:p>
      <text:p text:style-name="P177">0F5B8<text:tab/>1</text:p>
      <text:p text:style-name="P177">00 EE 05 27 12 </text:p>
      <text:p text:style-name="P177">00 5C FF 7F 00 </text:p>
      <text:p text:style-name="P177">00 1E 07 14 2D </text:p>
      <text:p text:style-name="P177">00 EC 00 54 4E </text:p>
      <text:p text:style-name="P177">00 6A 00 12 79 </text:p>
      <text:p text:style-name="P177">00 14 00 07 74 </text:p>
      <text:p text:style-name="P177">01 34 FF 84 33 </text:p>
      <text:p text:style-name="P177">01 75 FF 85 33 </text:p>
      <text:p text:style-name="P177">01...</text:p>
      <text:p text:style-name="P177">зебра, вычитан каждый 5-й байт. фз</text:p>
      <text:p text:style-name="P177">числа идут по нарастающей до 32, 39, 3A, 3F, FF</text:p>
      <text:p text:style-name="P177"/>
      <text:p text:style-name="P177">0F5B8<text:tab/>1</text:p>
      <text:p text:style-name="P177">FF</text:p>
      <text:p text:style-name="P177">фз</text:p>
      <text:p text:style-name="P177"/>
      <text:p text:style-name="P177"/>
      <text:p text:style-name="P177"/>
      <text:p text:style-name="P177">58018 - 5801F<text:tab/>1</text:p>
      <text:p text:style-name="P177">02 08 02 08 06 00 07 08</text:p>
      <text:p text:style-name="P177">большой тайл (2x2)</text:p>
      <text:p text:style-name="P177">...</text:p>
      <text:p text:style-name="P177">58568 - 5856F<text:tab/>72</text:p>
      <text:p text:style-name="P177">02 08 02 08 04 08 07 08</text:p>
      <text:p text:style-name="P177"/>
      <text:p text:style-name="P177"/>
      <text:p text:style-name="P177"><text:bookmark-start text:name="__DdeLink__3606_209411696"/><text:bookmark-start text:name="__DdeLink__3604_209411696"/>58570<text:bookmark-end text:name="__DdeLink__3606_209411696"/><text:bookmark-end text:name="__DdeLink__3604_209411696"/><text:tab/>1</text:p>
      <text:p text:style-name="P177">58571<text:tab/>16</text:p>
      <text:p text:style-name="P177">58572<text:tab/>1</text:p>
      <text:p text:style-name="P177">58573<text:tab/>1</text:p>
      <text:p text:style-name="P177">58574<text:tab/>1</text:p>
      <text:p text:style-name="P177">58575<text:tab/>1</text:p>
      <text:p text:style-name="P177">58576<text:tab/>1</text:p>
      <text:p text:style-name="P177">58577<text:tab/>1</text:p>
      <text:p text:style-name="P177">58578<text:tab/>1</text:p>
      <text:p text:style-name="P177">58579<text:tab/>1</text:p>
      <text:p text:style-name="P177">5857A<text:tab/>1</text:p>
      <text:p text:style-name="P177">5857B<text:tab/>1</text:p>
      <text:p text:style-name="P177">5857C<text:tab/>1</text:p>
      <text:p text:style-name="P177">5857D<text:tab/>3</text:p>
      <text:p text:style-name="P177">10 00 89 10 00 80 00 08 00 02 00 01 03 00 90 20</text:p>
      <text:p text:style-name="P177">...</text:p>
      <text:p text:style-name="P177"/>
      <text:p text:style-name="P177">5AC74<text:tab/>1</text:p>
      <text:p text:style-name="P177">5AC75<text:tab/>5</text:p>
      <text:p text:style-name="P177">5AC76<text:tab/>1</text:p>
      <text:p text:style-name="P177">5AC77<text:tab/>8</text:p>
      <text:p text:style-name="P177">5AC78<text:tab/>1</text:p>
      <text:p text:style-name="P177">5AC79<text:tab/>5</text:p>
      <text:p text:style-name="P177">5AC7A<text:tab/>1</text:p>
      <text:p text:style-name="P177">5AC7B<text:tab/>43</text:p>
      <text:p text:style-name="P177"><text:soft-page-break/>5AC7C<text:tab/>1</text:p>
      <text:p text:style-name="P177">05 07 08 00 05 07 2B 00 00</text:p>
      <text:p text:style-name="P177">тайлы каминита.</text:p>
      <text:p text:style-name="P177"/>
      <text:p text:style-name="P177"/>
      <text:p text:style-name="P177"/>
      <text:p text:style-name="P177">6000C-6000F<text:tab/>1</text:p>
      <text:p text:style-name="P177">A2 80 A2 80</text:p>
      <text:p text:style-name="P177"/>
      <text:p text:style-name="P177">6001E-60021<text:tab/>1</text:p>
      <text:p text:style-name="P177">0B 82 A2 80</text:p>
      <text:p text:style-name="P177"/>
      <text:p text:style-name="P177">600A2-600A6<text:tab/>3</text:p>
      <text:p text:style-name="P177">7F AD 41 AD 00</text:p>
      <text:p text:style-name="P177"/>
      <text:p text:style-name="P177"/>
      <text:p text:style-name="P177"><text:bookmark-start text:name="__DdeLink__3612_2042492572"/><text:bookmark-start text:name="__DdeLink__3614_2042492572"/>6020B<text:bookmark-end text:name="__DdeLink__3612_2042492572"/><text:bookmark-end text:name="__DdeLink__3614_2042492572"/> - 6029B<text:tab/>1</text:p>
      <text:p text:style-name="P177">0F 07 81 03 07 29 04 23 04 29 81 08 06 2C 81 2A 03 24 02 2A 84 12 13 2A 08 06 2C 82 2A 24 04 2A 84 14 15 2A 08 05 2A 8B 2C 2A 24 2A 0A 0B 24 2C 2C 2A 08 04 26 82 24 2C 03 24 87 0C 0D 24 2C 2A 2A 08 0D 2C 83 2A 24 08 04 27 92 2A 2C 2A 27 2A 27 2A 27 2A 24 2A 08 24 2A 24 2A 2A 2C 03 28 03 24 03 26 83 08 2A 24 03 2A 9B 2C 0A 0B 28 24 24 2A 45 2B 2B 08 24 2A 2A 24 2A 2C 0C 0D 28 26 26 2A 46 16 17 08 03 24 02 2A 07 2C 84 2B 18 19 08 00 8B 06 28 28 29 28 46 46 A8 28 28 29 03 28 02 A7 81 06 04 28 81 A8 08 28 02 A7 82 06 28 0C A8 02 A7 82 06 28 0C A8 02 A7 83 06 28 A8 0B 28 02 A7 8C 06 28 A8 28 A7 4D 4E A7 A7 4D 4E A7 02 28 02 A7 8C 06 28 A8 28 A7 4F 50 4D 4E 4F 50 A7 02 28 02 A7 8C 06 28 A8 28 A7 51 52 4F 50 51 52 A7 02 28 02 A7 84 06 28 4C 28 03 A7 82 51 52 03 A7 02 28 83 A7 A8 06 0D 28 83 A7 A8 04 0F 09 10 AD 00 0C A7 87 A8 46 33 34 A7 92 93 09 A7 87 A8 45 36 37 A7 94 95 09 A7 84 A8 46</text:p>
      <text:p text:style-name="P177">0x90 = 144</text:p>
      <text:p text:style-name="P177">В RAM: 07 07 07 07 07 07 07 07 07 07 07 07 07 07 07 03 29 29 29 29 29 29 29 23 23 23 23, ...</text:p>
      <text:p text:style-name="P177">карта Каминита, RLE</text:p>
      <text:p text:style-name="P177"/>
      <text:p text:style-name="P177"/>
      <text:p text:style-name="P177">70000-700BF<text:tab/>1</text:p>
      <text:p text:style-name="P177">спрайты Алисы</text:p>
      <text:p text:style-name="P177"/>
      <text:p text:style-name="P177"/>
      <text:p text:style-name="P177"/>
      <text:p text:style-name="P244">"Phantasy Star" RLE</text:p>
      <text:p text:style-name="P284">This format is used to compress both tiles and tilemap data.</text:p>
      <text:p text:style-name="P284">The data is deinterleaved, and each bitplane is then classified into runs of consecutive identical bytes,</text:p>
      <text:p text:style-name="P284">and runs of consecutive non-identical bytes. Any runs of more than 127 bytes are split into multiple runs.</text:p>
      <text:p text:style-name="P284">They are then stored in the format:</text:p>
      <text:p text:style-name="P284">%0nnnnnnn dd <text:s text:c="9"/>; run of n consecutive identical bytes, value dd</text:p>
      <text:p text:style-name="P284">%1nnnnnnn dd dd dd... ; run of n consecutive non-identical bytes; values follow</text:p>
      <text:p text:style-name="P283">%00000000 <text:s text:c="12"/>; end of bitplane</text:p>
      <text:p text:style-name="P177"/>
      <text:p text:style-name="P177"/>
      <text:p text:style-name="P177"/>
      <text:p text:style-name="P181"><text:span text:style-name="T69">0x58000-0x5856F</text:span> — Big tiles (All cities, villages) = 2x2 tile<text:span text:style-name="T68">maps</text:span></text:p>
      <text:p text:style-name="P181">Count: 174</text:p>
      <text:p text:style-name="P181">Example (2): <text:span text:style-name="T67">02 08 02 08 04 08 05 00 — трава трава трава, уголок </text:span>забора</text:p>
      <text:p text:style-name="P183">Tilemap format:</text:p>
      <text:p text:style-name="P183">First byte — tile id, second — flags.</text:p>
      <text:p text:style-name="P183">Explain from smspower: </text:p>
      <text:p text:style-name="P244">//Bit <text:s text:c="2"/>|15|14|13| <text:s text:c="3"/>12 <text:s text:c="3"/>| <text:s text:c="3"/>11 <text:s text:c="2"/>| <text:s text:c="6"/>10 <text:s text:c="5"/>| <text:s text:c="7"/>9 <text:s text:c="7"/>|8||7|6|5|4|3|2|1|0|</text:p>
      <text:p text:style-name="P283"><text:soft-page-break/>//Data <text:s/>| Unused | Priority | Palette | Vertical flip | Horizontal flip | <text:s text:c="3"/>Tile number <text:s text:c="2"/>|</text:p>
      <text:p text:style-name="P178"><text:span text:style-name="T69">0x58570</text:span><text:span text:style-name="T70">-0x5AC7C</text:span><text:span text:style-name="T79"> 4 bitplanes for tiles. RLE compressed</text:span></text:p>
      <text:p text:style-name="P183">Example:</text:p>
      <text:p text:style-name="P184"><text:span text:style-name="T63">58573<text:tab/><text:tab/></text:span>10 00 80 00 08 00 02 00 <text:span text:style-name="T63">трава</text:span></text:p>
      <text:p text:style-name="P185">59000<text:tab/><text:tab/>10 08 80 02 08 41 12 00</text:p>
      <text:p text:style-name="P185">59A46<text:tab/><text:tab/>10 08 80 02 08 41 12 00</text:p>
      <text:p text:style-name="P185">5A292<text:tab/><text:tab/>10 08 80 02 08 41 12 00</text:p>
      <text:p text:style-name="P185"/>
      <text:p text:style-name="P186">00010000<text:tab/>00010000<text:tab/>00010000<text:tab/>00010000<text:tab/><text:span text:style-name="T79">=<text:tab/>000</text:span><text:span text:style-name="T70">F</text:span><text:span text:style-name="T79">0000</text:span></text:p>
      <text:p text:style-name="P186">00000000<text:tab/>00001000<text:tab/>00001000<text:tab/>00001000<text:tab/><text:span text:style-name="T79">=<text:tab/>0000</text:span><text:span text:style-name="T70">E</text:span><text:span text:style-name="T79">000</text:span></text:p>
      <text:p text:style-name="P186">10000000<text:tab/>10000000<text:tab/>10000000<text:tab/>10000000<text:tab/><text:span text:style-name="T79">=<text:tab/></text:span><text:span text:style-name="T70">F</text:span><text:span text:style-name="T79">0000000</text:span></text:p>
      <text:p text:style-name="P186">00000000<text:tab/>00000010<text:tab/>00000010<text:tab/>00000010<text:tab/><text:span text:style-name="T79">=<text:tab/>000000</text:span><text:span text:style-name="T70">E</text:span><text:span text:style-name="T79">0</text:span></text:p>
      <text:p text:style-name="P186">00001000<text:tab/>00001000<text:tab/>00001000<text:tab/>00001000<text:tab/><text:span text:style-name="T79">=<text:tab/>0000</text:span><text:span text:style-name="T70">F</text:span><text:span text:style-name="T79">000</text:span></text:p>
      <text:p text:style-name="P186">00000000<text:tab/>01000001<text:tab/>01000001<text:tab/>01000001<text:tab/><text:span text:style-name="T79">=<text:tab/>0</text:span><text:span text:style-name="T70">E</text:span><text:span text:style-name="T79">00000</text:span><text:span text:style-name="T70">E</text:span></text:p>
      <text:p text:style-name="P186">00000010<text:tab/>00010010<text:tab/>00010010<text:tab/>00010010<text:tab/><text:span text:style-name="T79">=<text:tab/>000</text:span><text:span text:style-name="T70">E</text:span><text:span text:style-name="T79">00</text:span><text:span text:style-name="T70">F</text:span><text:span text:style-name="T79">0</text:span></text:p>
      <text:p text:style-name="P186">00000000<text:tab/>00000000<text:tab/>00000000<text:tab/>00000000<text:tab/><text:span text:style-name="T79">=<text:tab/>00000000</text:span></text:p>
      <text:p text:style-name="P187">складываются биты, <text:span text:style-name="T64">сзади наперёд,</text:span> результат 0-15</text:p>
      <text:p text:style-name="P177"/>
      <text:p text:style-name="P177"/>
      <text:p text:style-name="P192"><text:bookmark-start text:name="__DdeLink__3656_14659950022"/><text:span text:style-name="T69">0x60000-0x600A1</text:span> - MapPiece pointers #0<text:bookmark-end text:name="__DdeLink__3656_14659950022"/></text:p>
      <text:p text:style-name="P195">9x9 pointers — addresses of 81 Map Piece for one Map.</text:p>
      <text:p text:style-name="P195"/>
      <text:p text:style-name="P195">0 1 2</text:p>
      <text:p text:style-name="P195">3 4 5</text:p>
      <text:p text:style-name="P195">6 7 8</text:p>
      <text:p text:style-name="P195"/>
      <text:p text:style-name="P192"/>
      <text:p text:style-name="P192"><text:span text:style-name="T71">0x600A2-0x60761</text:span><text:bookmark-start text:name="__DdeLink__3654_14659950022"/> - MapPieces #0<text:bookmark-end text:name="__DdeLink__3654_14659950022"/> <text:span text:style-name="T82">(RLE compressed)</text:span></text:p>
      <text:p text:style-name="P195">16x12 Big Tiles</text:p>
      <text:p text:style-name="P177"/>
      <text:p text:style-name="P195">00 01 02 03 04 05 06 07 08 09 0A 0B 0C 0D 0E 0F</text:p>
      <text:p text:style-name="P195">10 11 12 13 14 15 16 17 18 19 1A 1B 1C 1D 1E 1F</text:p>
      <text:p text:style-name="P177">…</text:p>
      <text:p text:style-name="P177">B0 B1 B2 B3 B4 B5 B6 B7 B8 B9 BA BB BC BD BE BF</text:p>
      <text:p text:style-name="P177"/>
      <text:p text:style-name="P177"/>
      <text:p text:style-name="P177"/>
      <text:p text:style-name="P177"/>
      <text:p text:style-name="P177"/>
      <text:p text:style-name="P177"/>
      <text:p text:style-name="P213">RLE data:</text:p>
      <text:p text:style-name="P213">0xD671-0xD690 31 15</text:p>
      <text:p text:style-name="P213">0x10906-0x10ED3 1485 96</text:p>
      <text:p text:style-name="P213">0x10A8D-0x11155 1736 96</text:p>
      <text:p text:style-name="P213">0x10B0F-0x112A3 1940 96</text:p>
      <text:p text:style-name="P213">0x10D8C-0x11524 1944 96</text:p>
      <text:p text:style-name="P213">0x10ED4-0x11672 1950 96</text:p>
      <text:p text:style-name="P213">0x11156-0x118EB 1941 96</text:p>
      <text:p text:style-name="P213">0x112A4-0x11A33 1935 96</text:p>
      <text:p text:style-name="P213">0x11525-0x11CB5 1936 96</text:p>
      <text:p text:style-name="P213">0x11673-0x11E01 1934 96</text:p>
      <text:p text:style-name="P213">0x118EC-0x12082 1942 96</text:p>
      <text:p text:style-name="P213">0x11A34-0x121D2 1950 96</text:p>
      <text:p text:style-name="P213">0x11CB6-0x12463 1965 96</text:p>
      <text:p text:style-name="P213">0x11E02-0x12534 1842 96</text:p>
      <text:p text:style-name="P213">0x12083-0x127BE 1851 96</text:p>
      <text:p text:style-name="P213">0x121D3-0x1287F 1708 96</text:p>
      <text:p text:style-name="P213">0x12464-0x12AED 1673 96</text:p>
      <text:p text:style-name="P213">0x12535-0x12BA5 1648 96</text:p>
      <text:p text:style-name="P213">0x127BF-0x12E1C 1629 96</text:p>
      <text:p text:style-name="P213">0x12880-0x12F5A 1754 96</text:p>
      <text:p text:style-name="P213"><text:soft-page-break/>0x12AEE-0x131C8 1754 96</text:p>
      <text:p text:style-name="P213">0x12BA6-0x1333C 1942 96</text:p>
      <text:p text:style-name="P213">0x12E1D-0x135C7 1962 96</text:p>
      <text:p text:style-name="P213">0x12F5B-0x1376B 2064 96</text:p>
      <text:p text:style-name="P213">0x131C9-0x139FA 2097 96</text:p>
      <text:p text:style-name="P213">0x1333D-0x13BBD 2176 96</text:p>
      <text:p text:style-name="P213">0x135C8-0x13E49 2177 96</text:p>
      <text:p text:style-name="P213">0x1376C-0x13FFF 2195 96</text:p>
      <text:p text:style-name="P213">0x139FB-0x1428C 2193 96</text:p>
      <text:p text:style-name="P213">0x13BBE-0x14366 1960 96</text:p>
      <text:p text:style-name="P213">0x13E4A-0x145E5 1947 96</text:p>
      <text:p text:style-name="P213">0x14000-0x14694 1684 96</text:p>
      <text:p text:style-name="P213">0x1428D-0x148EB 1630 96</text:p>
      <text:p text:style-name="P213">0x14367-0x14979 1554 96</text:p>
      <text:p text:style-name="P213">0x145E6-0x14BBC 1494 96</text:p>
      <text:p text:style-name="P213">0x14695-0x14C61 1484 96</text:p>
      <text:p text:style-name="P213">0x148EC-0x14EA5 1465 96</text:p>
      <text:p text:style-name="P213">0x1497A-0x14F17 1437 96</text:p>
      <text:p text:style-name="P213">0x14BBD-0x15123 1382 96</text:p>
      <text:p text:style-name="P213">0x14C62-0x1518E 1324 96</text:p>
      <text:p text:style-name="P213">0x14EA6-0x15370 1226 96</text:p>
      <text:p text:style-name="P213">0x14F18-0x153C5 1197 96</text:p>
      <text:p text:style-name="P213">0x15124-0x155A8 1156 96</text:p>
      <text:p text:style-name="P213">0x1518F-0x1572D 1438 96</text:p>
      <text:p text:style-name="P213">0x15371-0x15939 1480 96</text:p>
      <text:p text:style-name="P213">0x153C6-0x15AAC 1766 96</text:p>
      <text:p text:style-name="P213">0x155A9-0x15CF0 1863 96</text:p>
      <text:p text:style-name="P213">0x1572E-0x15E7D 1871 96</text:p>
      <text:p text:style-name="P213">0x15935-0x160C0 1931 96</text:p>
      <text:p text:style-name="P213">0x15AAD-0x16247 1946 96</text:p>
      <text:p text:style-name="P213">0x15CF1-0x1649E 1965 96</text:p>
      <text:p text:style-name="P213">0x15E7E-0x16611 1939 96</text:p>
      <text:p text:style-name="P213">0x160C1-0x1688F 1998 96</text:p>
      <text:p text:style-name="P213">0x16248-0x16A26 2014 96</text:p>
      <text:p text:style-name="P213">0x188F6-0x1890D 23 0</text:p>
      <text:p text:style-name="P213">0x1B548-0x1B5A7 95 9</text:p>
      <text:p text:style-name="P213">0x1B560-0x1B5BF 95 9</text:p>
      <text:p text:style-name="P213">0x1B578-0x1B5D7 95 9</text:p>
      <text:p text:style-name="P213">0x1B590-0x1B5EF 95 9</text:p>
      <text:p text:style-name="P213">0x1BAA0-0x1BAFF 95 9</text:p>
      <text:p text:style-name="P213">0x1BB80-0x1BFFA 1146 42</text:p>
      <text:p text:style-name="P213">0x24B3D-0x24CC2 389 15</text:p>
      <text:p text:style-name="P213">0x26227-0x263AC 389 15</text:p>
      <text:p text:style-name="P213">0x27471-0x2778A 793 46</text:p>
      <text:p text:style-name="P213">0x27B24-0x27F3D 1049 94</text:p>
      <text:p text:style-name="P213">0x28000-0x28D7D 3453 157</text:p>
      <text:p text:style-name="P213">0x28D7E-0x29B84 3590 153</text:p>
      <text:p text:style-name="P213">0x299EB-0x29F65 1402 68</text:p>
      <text:p text:style-name="P213">0x29B85-0x2A043 1214 68</text:p>
      <text:p text:style-name="P213">0x2A044-0x2AA8B 2631 111</text:p>
      <text:p text:style-name="P213">0x2AA8C-0x2B7E3 3415 151</text:p>
      <text:p text:style-name="P213">0x2B7E4-0x2BFF8 2068 78</text:p>
      <text:p text:style-name="P213">0x2C010-0x2CAEA 2778 116</text:p>
      <text:p text:style-name="P213">0x2CAEB-0x2D900 3605 148</text:p>
      <text:p text:style-name="P213">0x2D901-0x2DAEF 494 23</text:p>
      <text:p text:style-name="P213">0x2DAF0-0x2DCD9 489 29</text:p>
      <text:p text:style-name="P213">0x2DCDA-0x2E25E 1412 56</text:p>
      <text:p text:style-name="P213">0x2E25F-0x2ED78 2841 102</text:p>
      <text:p text:style-name="P213">0x2ED76-0x2F868 2802 159</text:p>
      <text:p text:style-name="P213">0x2F869-0x2FE3D 1492 90</text:p>
      <text:p text:style-name="P213"><text:bookmark-start text:name="__DdeLink__4935_547612281"/>0x340A1<text:bookmark-end text:name="__DdeLink__4935_547612281"/>-0x3418C 235 24</text:p>
      <text:p text:style-name="P213">0x340E8-0x341DB 243 24</text:p>
      <text:p text:style-name="P213">0x34118-0x34249 305 24</text:p>
      <text:p text:style-name="P213">0x34141-0x342D5 404 24</text:p>
      <text:p text:style-name="P213"><text:soft-page-break/>0x3418D-0x34370 483 24</text:p>
      <text:p text:style-name="P213">0x341DC-0x34403 551 24</text:p>
      <text:p text:style-name="P213">0x3424A-0x344A5 603 24</text:p>
      <text:p text:style-name="P213">0x342D6-0x34547 625 24</text:p>
      <text:p text:style-name="P213">0x34371-0x345D9 616 24</text:p>
      <text:p text:style-name="P213">0x34404-0x34671 621 24</text:p>
      <text:p text:style-name="P213">0x344A6-0x34717 625 24</text:p>
      <text:p text:style-name="P213">0x34548-0x347D4 652 24</text:p>
      <text:p text:style-name="P213">0x345DA-0x34886 684 24</text:p>
      <text:p text:style-name="P213">0x34672-0x34905 659 24</text:p>
      <text:p text:style-name="P213">0x34713-0x349B1 670 24</text:p>
      <text:p text:style-name="P213">0x347D5-0x34A42 621 24</text:p>
      <text:p text:style-name="P213">0x34887-0x34AED 614 24</text:p>
      <text:p text:style-name="P213">0x34906-0x34BA7 673 24</text:p>
      <text:p text:style-name="P213">0x349B2-0x34C2B 633 24</text:p>
      <text:p text:style-name="P213">0x34A43-0x34CD9 662 24</text:p>
      <text:p text:style-name="P213">0x34AEE-0x34D56 616 24</text:p>
      <text:p text:style-name="P213">0x34BA8-0x34DBC 532 24</text:p>
      <text:p text:style-name="P213">0x34C2C-0x34E68 572 24</text:p>
      <text:p text:style-name="P213">0x34CDA-0x34F01 551 24</text:p>
      <text:p text:style-name="P213">0x34D57-0x34FB4 605 24</text:p>
      <text:p text:style-name="P213">0x34DBD-0x35048 651 24</text:p>
      <text:p text:style-name="P213">0x34E69-0x350E9 640 24</text:p>
      <text:p text:style-name="P213">0x34F02-0x3517A 632 24</text:p>
      <text:p text:style-name="P213">0x34FB5-0x351C7 530 24</text:p>
      <text:p text:style-name="P213">0x35049-0x351FE 437 24</text:p>
      <text:p text:style-name="P213">0x350EA-0x35298 430 24</text:p>
      <text:p text:style-name="P213">0x3517B-0x35301 390 24</text:p>
      <text:p text:style-name="P213">0x351C8-0x353BC 500 24</text:p>
      <text:p text:style-name="P213">0x351FF-0x35452 595 24</text:p>
      <text:p text:style-name="P213">0x35299-0x354D5 572 24</text:p>
      <text:p text:style-name="P213">0x35302-0x35594 658 24</text:p>
      <text:p text:style-name="P213">0x353BD-0x3563B 638 24</text:p>
      <text:p text:style-name="P213">0x35453-0x3568C 569 24</text:p>
      <text:p text:style-name="P213">0x354D6-0x35730 602 24</text:p>
      <text:p text:style-name="P213">0x35595-0x357DE 585 24</text:p>
      <text:p text:style-name="P213">0x3563C-0x35894 600 24</text:p>
      <text:p text:style-name="P213">0x3568D-0x35933 678 24</text:p>
      <text:p text:style-name="P213">0x35731-0x359E0 687 24</text:p>
      <text:p text:style-name="P213">0x357DF-0x35A7F 672 24</text:p>
      <text:p text:style-name="P213">0x35895-0x35ADC 583 24</text:p>
      <text:p text:style-name="P213">0x35934-0x35B1C 488 24</text:p>
      <text:p text:style-name="P213">0x359E1-0x35BD0 495 24</text:p>
      <text:p text:style-name="P213">0x35A80-0x35C92 530 24</text:p>
      <text:p text:style-name="P213">0x35ADD-0x35D4E 625 24</text:p>
      <text:p text:style-name="P213">0x35B1D-0x35E10 755 24</text:p>
      <text:p text:style-name="P213">0x35BD1-0x35EC4 755 24</text:p>
      <text:p text:style-name="P213">0x35C93-0x35F0B 632 24</text:p>
      <text:p text:style-name="P213">0x35D4F-0x35F6B 540 24</text:p>
      <text:p text:style-name="P213">0x35E11-0x35FB1 416 24</text:p>
      <text:p text:style-name="P213">0x35EC5-0x3603C 375 24</text:p>
      <text:p text:style-name="P213">0x35F0C-0x360CA 446 24</text:p>
      <text:p text:style-name="P213">0x35F6C-0x36159 493 24</text:p>
      <text:p text:style-name="P213">0x35FB2-0x361A9 503 24</text:p>
      <text:p text:style-name="P213">0x3603D-0x36203 454 24</text:p>
      <text:p text:style-name="P213">0x360CB-0x3623C 369 24</text:p>
      <text:p text:style-name="P213">0x3615A-0x36275 283 24</text:p>
      <text:p text:style-name="P213">0x36318-0x3646D 341 24</text:p>
      <text:p text:style-name="P213">0x3632F-0x36522 499 24</text:p>
      <text:p text:style-name="P213">0x36357-0x365B0 601 24</text:p>
      <text:p text:style-name="P213">0x363B4-0x36618 612 24</text:p>
      <text:p text:style-name="P213">0x3646E-0x3666A 508 24</text:p>
      <text:p text:style-name="P213">0x36523-0x36681 350 24</text:p>
      <text:p text:style-name="P213">0x365B1-0x366B7 262 24</text:p>
      <text:p text:style-name="P213"><text:soft-page-break/>0x36619-0x36744 299 24</text:p>
      <text:p text:style-name="P213">0x3666B-0x367F8 397 24</text:p>
      <text:p text:style-name="P213">0x36682-0x368A4 546 24</text:p>
      <text:p text:style-name="P213">0x366B8-0x36957 671 24</text:p>
      <text:p text:style-name="P213">0x36745-0x36A00 699 24</text:p>
      <text:p text:style-name="P213">0x367F9-0x36AC1 712 24</text:p>
      <text:p text:style-name="P213">0x368A5-0x36B1A 629 24</text:p>
      <text:p text:style-name="P213">0x36958-0x36B6A 530 24</text:p>
      <text:p text:style-name="P213">0x36A01-0x36BBB 442 24</text:p>
      <text:p text:style-name="P213">0x36AC2-0x36C50 398 24</text:p>
      <text:p text:style-name="P213">0x36B1B-0x36C9C 385 24</text:p>
      <text:p text:style-name="P213">0x36B35-0x36CFE 457 24</text:p>
      <text:p text:style-name="P213">0x36BAA-0x36D8B 481 24</text:p>
      <text:p text:style-name="P213">0x36C51-0x36E4C 507 24</text:p>
      <text:p text:style-name="P213">0x36C9D-0x36E69 460 24</text:p>
      <text:p text:style-name="P213">0x36CFF-0x36EBD 446 24</text:p>
      <text:p text:style-name="P213">0x36D8C-0x36F32 422 24</text:p>
      <text:p text:style-name="P213">0x36E4D-0x36F51 260 24</text:p>
      <text:p text:style-name="P213">0x36E6A-0x36F74 266 24</text:p>
      <text:p text:style-name="P213">0x36EBE-0x36FFB 317 24</text:p>
      <text:p text:style-name="P213">0x36F33-0x3705A 295 24</text:p>
      <text:p text:style-name="P213">0x36F52-0x37107 437 24</text:p>
      <text:p text:style-name="P213">0x36F75-0x37137 450 24</text:p>
      <text:p text:style-name="P213">0x36FFC-0x3719F 419 24</text:p>
      <text:p text:style-name="P213">0x3705B-0x37221 454 24</text:p>
      <text:p text:style-name="P213">0x37108-0x372D6 462 24</text:p>
      <text:p text:style-name="P213">0x37138-0x3734E 534 24</text:p>
      <text:p text:style-name="P213">0x371A0-0x37408 616 24</text:p>
      <text:p text:style-name="P213">0x37222-0x374B0 654 24</text:p>
      <text:p text:style-name="P213">0x372D7-0x3756F 664 24</text:p>
      <text:p text:style-name="P213">0x3734F-0x375B6 615 24</text:p>
      <text:p text:style-name="P213">0x37409-0x37622 537 24</text:p>
      <text:p text:style-name="P213">0x374B1-0x376C7 534 24</text:p>
      <text:p text:style-name="P213">0x37570-0x37780 528 24</text:p>
      <text:p text:style-name="P213">0x375B7-0x377E0 553 24</text:p>
      <text:p text:style-name="P213">0x37623-0x377FB 472 24</text:p>
      <text:p text:style-name="P213">0x376C8-0x37829 353 24</text:p>
      <text:p text:style-name="P213">0x37781-0x3786C 235 24</text:p>
      <text:p text:style-name="P213">0x377E1-0x378A2 193 24</text:p>
      <text:p text:style-name="P213">0x377FC-0x378F4 248 24</text:p>
      <text:p text:style-name="P213">0x3782A-0x379A0 374 24</text:p>
      <text:p text:style-name="P213">0x3786D-0x37A42 469 24</text:p>
      <text:p text:style-name="P213">0x378A3-0x37ABE 539 24</text:p>
      <text:p text:style-name="P213">0x378F5-0x37AF5 512 24</text:p>
      <text:p text:style-name="P213">0x379A1-0x37B21 384 24</text:p>
      <text:p text:style-name="P213">0x37A43-0x37B4C 265 24</text:p>
      <text:p text:style-name="P213">0x37ABF-0x37B7B 188 24</text:p>
      <text:p text:style-name="P213">0x37AF6-0x37BA6 176 24</text:p>
      <text:p text:style-name="P213">0x37B22-0x37C07 229 24</text:p>
      <text:p text:style-name="P213">0x37B4D-0x37C7F 306 24</text:p>
      <text:p text:style-name="P213">0x37B7C-0x37CCF 339 24</text:p>
      <text:p text:style-name="P213">0x37BA7-0x37D39 402 24</text:p>
      <text:p text:style-name="P213">0x37C08-0x37D77 367 24</text:p>
      <text:p text:style-name="P213">0x37C80-0x37DB0 304 24</text:p>
      <text:p text:style-name="P213">0x38089-0x382F6 621 24</text:p>
      <text:p text:style-name="P213">0x380CD-0x383B9 748 24</text:p>
      <text:p text:style-name="P213">0x38176-0x38430 698 24</text:p>
      <text:p text:style-name="P213">0x38239-0x384EF 694 24</text:p>
      <text:p text:style-name="P213">0x382F7-0x38520 553 24</text:p>
      <text:p text:style-name="P213">0x383BA-0x385A9 495 24</text:p>
      <text:p text:style-name="P213">0x38431-0x38617 486 24</text:p>
      <text:p text:style-name="P213">0x384F0-0x3867F 399 24</text:p>
      <text:p text:style-name="P213">0x38521-0x386B6 405 24</text:p>
      <text:p text:style-name="P213">0x385AA-0x38714 362 24</text:p>
      <text:p text:style-name="P213"><text:soft-page-break/>0x38618-0x387B3 411 24</text:p>
      <text:p text:style-name="P213">0x38680-0x38818 408 24</text:p>
      <text:p text:style-name="P213">0x386B7-0x388BC 517 24</text:p>
      <text:p text:style-name="P213">0x38715-0x3896A 597 24</text:p>
      <text:p text:style-name="P213">0x387B4-0x389D6 546 24</text:p>
      <text:p text:style-name="P213">0x38819-0x38A34 539 24</text:p>
      <text:p text:style-name="P213">0x388BD-0x38A61 420 24</text:p>
      <text:p text:style-name="P213">0x3896B-0x38ADD 370 24</text:p>
      <text:p text:style-name="P213">0x389D7-0x38B44 365 24</text:p>
      <text:p text:style-name="P213">0x38A35-0x38BF1 444 24</text:p>
      <text:p text:style-name="P213">0x38A62-0x38C76 532 24</text:p>
      <text:p text:style-name="P213">0x38ADE-0x38D2B 589 24</text:p>
      <text:p text:style-name="P213">0x38B45-0x38DDC 663 24</text:p>
      <text:p text:style-name="P213">0x38BF2-0x38E69 631 24</text:p>
      <text:p text:style-name="P213">0x38C77-0x38F2C 693 24</text:p>
      <text:p text:style-name="P213">0x38D2C-0x38FD0 676 24</text:p>
      <text:p text:style-name="P213">0x38DDD-0x3907C 671 24</text:p>
      <text:p text:style-name="P213">0x38E6A-0x390DD 627 24</text:p>
      <text:p text:style-name="P213">0x38F2D-0x39122 501 24</text:p>
      <text:p text:style-name="P213">0x38FD1-0x391B1 480 24</text:p>
      <text:p text:style-name="P213">0x3907D-0x39215 408 24</text:p>
      <text:p text:style-name="P213">0x390DE-0x392BB 477 24</text:p>
      <text:p text:style-name="P213">0x39123-0x3936A 583 24</text:p>
      <text:p text:style-name="P213">0x391B2-0x3942D 635 24</text:p>
      <text:p text:style-name="P213">0x39200-0x39486 646 24</text:p>
      <text:p text:style-name="P213">0x392BC-0x3948B 463 24</text:p>
      <text:p text:style-name="P213">0x3936B-0x394A0 309 24</text:p>
      <text:p text:style-name="P213">0x3942E-0x39532 260 24</text:p>
      <text:p text:style-name="P213">0x39487-0x395E9 354 24</text:p>
      <text:p text:style-name="P213">0x3948C-0x39678 492 24</text:p>
      <text:p text:style-name="P213">0x394A1-0x3973D 668 24</text:p>
      <text:p text:style-name="P213">0x39533-0x39800 717 24</text:p>
      <text:p text:style-name="P213">0x395EA-0x398AA 704 24</text:p>
      <text:p text:style-name="P213">0x39679-0x398B1 568 24</text:p>
      <text:p text:style-name="P213">0x3973E-0x3992A 492 24</text:p>
      <text:p text:style-name="P213">0x39801-0x399E7 486 24</text:p>
      <text:p text:style-name="P213">0x398AB-0x39A97 492 24</text:p>
      <text:p text:style-name="P213">0x398B2-0x39B2E 636 24</text:p>
      <text:p text:style-name="P213">0x3992B-0x39BEA 703 24</text:p>
      <text:p text:style-name="P213">0x399E8-0x39CAD 709 24</text:p>
      <text:p text:style-name="P213">0x39A98-0x39D70 728 24</text:p>
      <text:p text:style-name="P213">0x39B2F-0x39E28 761 24</text:p>
      <text:p text:style-name="P213">0x39BEB-0x39EE2 759 24</text:p>
      <text:p text:style-name="P213">0x39CAE-0x39F2C 638 24</text:p>
      <text:p text:style-name="P213">0x39D71-0x39FE5 628 24</text:p>
      <text:p text:style-name="P213">0x39E29-0x3A09C 627 24</text:p>
      <text:p text:style-name="P213">0x39EE3-0x3A160 637 24</text:p>
      <text:p text:style-name="P213">0x39F2B-0x3A21D 754 24</text:p>
      <text:p text:style-name="P213">0x39FE6-0x3A2E0 762 24</text:p>
      <text:p text:style-name="P213">0x3A09D-0x3A3A2 773 24</text:p>
      <text:p text:style-name="P213">0x3A161-0x3A3E7 646 24</text:p>
      <text:p text:style-name="P213">0x3C000-0x3C6E8 1768 96</text:p>
      <text:p text:style-name="P213">0x3C294-0x3C990 1788 96</text:p>
      <text:p text:style-name="P213">0x3C333-0x3C99F 1644 96</text:p>
      <text:p text:style-name="P213">0x3C61D-0x3CC69 1612 96</text:p>
      <text:p text:style-name="P213">0x3C6E9-0x3CC7F 1430 96</text:p>
      <text:p text:style-name="P213">0x3C991-0x3CE22 1169 96</text:p>
      <text:p text:style-name="P213">0x3C9A0-0x3CE45 1189 96</text:p>
      <text:p text:style-name="P213">0x3CC6A-0x3D080 1046 96</text:p>
      <text:p text:style-name="P213">0x3CC80-0x3D115 1173 96</text:p>
      <text:p text:style-name="P213">0x3CE23-0x3D3B7 1428 96</text:p>
      <text:p text:style-name="P213">0x3CE46-0x3D47A 1588 96</text:p>
      <text:p text:style-name="P213">0x3D081-0x3D66A 1513 96</text:p>
      <text:p text:style-name="P213">0x3D116-0x3D709 1523 96</text:p>
      <text:p text:style-name="P213"><text:soft-page-break/>0x3D3B8-0x3D973 1467 96</text:p>
      <text:p text:style-name="P213">0x3D47B-0x3DA2B 1456 96</text:p>
      <text:p text:style-name="P213">0x3D66B-0x3DB92 1319 96</text:p>
      <text:p text:style-name="P213">0x3D70A-0x3DC10 1286 96</text:p>
      <text:p text:style-name="P213">0x3D974-0x3DEE6 1394 96</text:p>
      <text:p text:style-name="P213">0x3DA2C-0x3DF6D 1345 96</text:p>
      <text:p text:style-name="P213">0x3FDEE-0x3FF7F 401 26</text:p>
      <text:p text:style-name="P213">0x40020-0x40F15 3829 188</text:p>
      <text:p text:style-name="P213">0x40F36-0x41C71 3387 151</text:p>
      <text:p text:style-name="P213">0x41C82-0x428F5 3187 138</text:p>
      <text:p text:style-name="P213">0x43406-0x43AD7 1745 134</text:p>
      <text:p text:style-name="P213">0x43AD8-0x43D57 639 44</text:p>
      <text:p text:style-name="P213">0x43D58-0x43DF7 159 12</text:p>
      <text:p text:style-name="P213">0x44650-0x457C3 4467 181</text:p>
      <text:p text:style-name="P213">0x457D4-0x464B0 3292 144</text:p>
      <text:p text:style-name="P213">0x464C1-0x46F57 2710 140</text:p>
      <text:p text:style-name="P213">0x46F68-0x47949 2529 117</text:p>
      <text:p text:style-name="P213">0x47861-0x47DDF 1406 71</text:p>
      <text:p text:style-name="P213">0x4794A-0x47FE4 1690 71</text:p>
      <text:p text:style-name="P213">0x49C00-0x49DD6 470 20</text:p>
      <text:p text:style-name="P213">0x49DD7-0x4A035 606 28</text:p>
      <text:p text:style-name="P213">0x4A036-0x4A26F 569 26</text:p>
      <text:p text:style-name="P213">0x4A270-0x4A3BB 331 16</text:p>
      <text:p text:style-name="P213">0x4A3BC-0x4A5DF 547 25</text:p>
      <text:p text:style-name="P213">0x4A5E0-0x4A7FC 540 30</text:p>
      <text:p text:style-name="P213">0x4A6B3-0x4A8EB 568 30</text:p>
      <text:p text:style-name="P213">0x4A79C-0x4A9DC 576 30</text:p>
      <text:p text:style-name="P213">0x4A7F8-0x4AABA 706 30</text:p>
      <text:p text:style-name="P213">0x4A7FD-0x4AABF 706 30</text:p>
      <text:p text:style-name="P213">0x4AAC0-0x4AB9C 220 17</text:p>
      <text:p text:style-name="P213">0x4AB9D-0x4AD29 396 22</text:p>
      <text:p text:style-name="P213">0x4AD2A-0x4AF90 614 26</text:p>
      <text:p text:style-name="P213">0x4AF91-0x4B176 485 20</text:p>
      <text:p text:style-name="P213">0x4B177-0x4B243 204 9</text:p>
      <text:p text:style-name="P213">0x4B244-0x4B387 323 18</text:p>
      <text:p text:style-name="P213">0x4B398-0x4BE83 2795 102</text:p>
      <text:p text:style-name="P213">0x4C010-0x4CDBD 3501 165</text:p>
      <text:p text:style-name="P213">0x4CBD2-0x4D508 2358 91</text:p>
      <text:p text:style-name="P213">0x4CDBE-0x4D6EC 2350 91</text:p>
      <text:p text:style-name="P213">0x4D62A-0x4DAEE 1220 49</text:p>
      <text:p text:style-name="P213">0x4D6ED-0x4DC24 1335 49</text:p>
      <text:p text:style-name="P213">0x4DC25-0x4EA0E 3561 153</text:p>
      <text:p text:style-name="P213">0x4EA03-0x4F289 2182 94</text:p>
      <text:p text:style-name="P213">0x4F26D-0x4FD82 2837 133</text:p>
      <text:p text:style-name="P213">0x4FD83-0x4FF58 469 20</text:p>
      <text:p text:style-name="P213">0x50008-0x50FEA 4066 160</text:p>
      <text:p text:style-name="P213">0x50F0C-0x515C0 1716 74</text:p>
      <text:p text:style-name="P213">0x50FEB-0x517C3 2008 74</text:p>
      <text:p text:style-name="P213">0x517C4-0x524D9 3349 154</text:p>
      <text:p text:style-name="P213">0x524EA-0x52BA1 1719 96</text:p>
      <text:p text:style-name="P213">0x52BA2-0x53394 2034 75</text:p>
      <text:p text:style-name="P213">0x53395-0x53DBB 2598 127</text:p>
      <text:p text:style-name="P213">0x57A97-0x57FDA 1347 47</text:p>
      <text:p text:style-name="P213">0x58570-0x5AC7C 9996 405</text:p>
      <text:p text:style-name="P213">0x5AC8D-0x5B9D6 3401 141</text:p>
      <text:p text:style-name="P213">0x5B9E7-0x5BC31 586 27</text:p>
      <text:p text:style-name="P213">0x5BC32-0x5BFF5 963 96</text:p>
      <text:p text:style-name="P213">0x5C000-0x5C653 1619 96</text:p>
      <text:p text:style-name="P213">0x5C259-0x5C7E4 1419 96</text:p>
      <text:p text:style-name="P213">0x5C31E-0x5C8DC 1470 96</text:p>
      <text:p text:style-name="P213">0x5C592-0x5CAC1 1327 96</text:p>
      <text:p text:style-name="P213">0x5C654-0x5CBA5 1361 96</text:p>
      <text:p text:style-name="P213">0x5C7E5-0x5CDF2 1549 96</text:p>
      <text:p text:style-name="P213">0x5C8DD-0x5CF8D 1712 96</text:p>
      <text:p text:style-name="P213"><text:soft-page-break/>0x5CAC2-0x5D1F0 1838 96</text:p>
      <text:p text:style-name="P213">0x5CBA6-0x5D2EC 1862 96</text:p>
      <text:p text:style-name="P213">0x5CDF3-0x5D51D 1834 96</text:p>
      <text:p text:style-name="P213">0x5CF8E-0x5D61A 1676 96</text:p>
      <text:p text:style-name="P213">0x5D1F1-0x5D84F 1630 96</text:p>
      <text:p text:style-name="P213">0x5D2ED-0x5D948 1627 96</text:p>
      <text:p text:style-name="P213">0x5D51E-0x5DB83 1637 96</text:p>
      <text:p text:style-name="P213">0x5D61B-0x5DCA2 1671 96</text:p>
      <text:p text:style-name="P213">0x5D850-0x5DECA 1658 96</text:p>
      <text:p text:style-name="P213">0x5D949-0x5DFE2 1689 96</text:p>
      <text:p text:style-name="P213">0x5DB84-0x5E220 1692 96</text:p>
      <text:p text:style-name="P213">0x5DCA3-0x5E30F 1644 96</text:p>
      <text:p text:style-name="P213">0x5DECB-0x5E53B 1648 96</text:p>
      <text:p text:style-name="P213">0x5DFE3-0x5E64B 1640 96</text:p>
      <text:p text:style-name="P213">0x5E221-0x5E8CC 1707 96</text:p>
      <text:p text:style-name="P213">0x5E310-0x5EA9E 1934 96</text:p>
      <text:p text:style-name="P213">0x5EB6F-0x5F766 3063 176</text:p>
      <text:p text:style-name="P213">0x5F778-0x5FFE8 2160 98</text:p>
      <text:p text:style-name="P213">0x600A1-0x6020A 361 24</text:p>
      <text:p text:style-name="P213">0x600A7-0x6029B 500 24</text:p>
      <text:p text:style-name="P213">0x600C2-0x6031B 601 24</text:p>
      <text:p text:style-name="P213">0x6016E-0x6037B 525 24</text:p>
      <text:p text:style-name="P213">0x6020B-0x60384 377 24</text:p>
      <text:p text:style-name="P213">0x6029C-0x6038D 241 24</text:p>
      <text:p text:style-name="P213">0x6031C-0x60429 269 24</text:p>
      <text:p text:style-name="P213">0x6037C-0x604CA 334 24</text:p>
      <text:p text:style-name="P213">0x60385-0x60507 386 24</text:p>
      <text:p text:style-name="P213">0x6038E-0x60544 438 24</text:p>
      <text:p text:style-name="P213">0x6042A-0x605D3 425 24</text:p>
      <text:p text:style-name="P213">0x604CB-0x60672 423 24</text:p>
      <text:p text:style-name="P213">0x60508-0x606E7 479 24</text:p>
      <text:p text:style-name="P213">0x60545-0x60761 540 24</text:p>
      <text:p text:style-name="P213">0x60750-0x60988 568 24</text:p>
      <text:p text:style-name="P213">0x60809-0x60A1F 534 24</text:p>
      <text:p text:style-name="P213">0x60864-0x60A83 543 24</text:p>
      <text:p text:style-name="P213">0x608FA-0x60B31 567 24</text:p>
      <text:p text:style-name="P213">0x60989-0x60B7E 501 24</text:p>
      <text:p text:style-name="P213">0x60A20-0x60BDA 442 24</text:p>
      <text:p text:style-name="P213">0x60A84-0x60C71 493 24</text:p>
      <text:p text:style-name="P213">0x60B32-0x60CF9 455 24</text:p>
      <text:p text:style-name="P213">0x60B7F-0x60D96 535 24</text:p>
      <text:p text:style-name="P213">0x60BDB-0x60E20 581 24</text:p>
      <text:p text:style-name="P213">0x60C72-0x60EC2 592 24</text:p>
      <text:p text:style-name="P213">0x60CFA-0x60F41 583 24</text:p>
      <text:p text:style-name="P213">0x60FD4-0x61194 448 24</text:p>
      <text:p text:style-name="P213">0x60FE4-0x61139 341 24</text:p>
      <text:p text:style-name="P213">0x60FE9-0x61194 427 24</text:p>
      <text:p text:style-name="P213">0x6105B-0x61199 318 24</text:p>
      <text:p text:style-name="P213">0x610BE-0x611CA 268 24</text:p>
      <text:p text:style-name="P213">0x6113A-0x6125C 290 24</text:p>
      <text:p text:style-name="P213">0x61195-0x612DD 328 24</text:p>
      <text:p text:style-name="P213">0x6119A-0x61368 462 24</text:p>
      <text:p text:style-name="P213">0x611CB-0x613D8 525 24</text:p>
      <text:p text:style-name="P213">0x6147B-0x6164A 463 24</text:p>
      <text:p text:style-name="P213">0x61480-0x616A8 552 24</text:p>
      <text:p text:style-name="P213">0x61524-0x6173F 539 24</text:p>
      <text:p text:style-name="P213">0x615BA-0x617CB 529 24</text:p>
      <text:p text:style-name="P213">0x6164B-0x61827 476 24</text:p>
      <text:p text:style-name="P213">0x616A9-0x61863 442 24</text:p>
      <text:p text:style-name="P213">0x61740-0x618A0 352 24</text:p>
      <text:p text:style-name="P213">0x617CC-0x61922 342 24</text:p>
      <text:p text:style-name="P213">0x61828-0x61989 353 24</text:p>
      <text:p text:style-name="P213">0x61864-0x61A10 428 24</text:p>
      <text:p text:style-name="P213">0x618A1-0x61A79 472 24</text:p>
      <text:p text:style-name="P213"><text:soft-page-break/>0x61923-0x61B10 493 24</text:p>
      <text:p text:style-name="P213">0x6198A-0x61B49 447 24</text:p>
      <text:p text:style-name="P213">0x61A11-0x61B7B 362 24</text:p>
      <text:p text:style-name="P213">0x61A7A-0x61BCB 337 24</text:p>
      <text:p text:style-name="P213">0x61B11-0x61C06 245 24</text:p>
      <text:p text:style-name="P213">0x61E2D-0x61FC0 403 24</text:p>
      <text:p text:style-name="P213">0x61E32-0x62042 528 24</text:p>
      <text:p text:style-name="P213">0x61EB8-0x620C0 520 24</text:p>
      <text:p text:style-name="P213">0x61F3C-0x62147 523 24</text:p>
      <text:p text:style-name="P213">0x61FC1-0x621C9 520 24</text:p>
      <text:p text:style-name="P213">0x62043-0x6224F 524 24</text:p>
      <text:p text:style-name="P213">0x622F2-0x6241C 298 24</text:p>
      <text:p text:style-name="P213">0x622F7-0x62483 396 24</text:p>
      <text:p text:style-name="P213">0x6258A-0x625DF 85 4</text:p>
      <text:p text:style-name="P213">0x64000-0x6493A 2362 96</text:p>
      <text:p text:style-name="P213">0x6493B-0x65754 3609 154</text:p>
      <text:p text:style-name="P213">0x65755-0x664CF 3450 141</text:p>
      <text:p text:style-name="P213">0x664D0-0x66A49 1401 53</text:p>
      <text:p text:style-name="P213">0x66A4A-0x67325 2267 90</text:p>
      <text:p text:style-name="P213">0x67326-0x67FFF 3289 116</text:p>
      <text:p text:style-name="P213">0x67D31-0x6875C 2603 119</text:p>
      <text:p text:style-name="P213">0x67FF7-0x68A1E 2599 119</text:p>
      <text:p text:style-name="P213">0x687B9-0x69459 3232 129</text:p>
      <text:p text:style-name="P213">0x68A16-0x69747 3377 129</text:p>
      <text:p text:style-name="P213">0x69748-0x6A17F 2615 111</text:p>
      <text:p text:style-name="P213">0x6A02A-0x6A61C 1522 52</text:p>
      <text:p text:style-name="P213">0x6A180-0x6A7B7 1591 52</text:p>
      <text:p text:style-name="P213">0x6A7B8-0x6B17D 2501 88</text:p>
      <text:p text:style-name="P213">0x6B17E-0x6BFDB 3677 132</text:p>
      <text:p text:style-name="P213">0x6C000-0x6CE18 3608 135</text:p>
      <text:p text:style-name="P213">0x6CB2F-0x6D69D 2926 108</text:p>
      <text:p text:style-name="P213">0x6CE19-0x6D978 2911 108</text:p>
      <text:p text:style-name="P213">0x6D834-0x6DDC3 1423 51</text:p>
      <text:p text:style-name="P213">0x6D979-0x6DF25 1452 51</text:p>
      <text:p text:style-name="P213">0x6DF26-0x6E75D 2103 69</text:p>
      <text:p text:style-name="P213">0x6E75E-0x6EB03 933 31</text:p>
      <text:p text:style-name="P213">0x6EA89-0x6ED74 747 36</text:p>
      <text:p text:style-name="P213">0x6EB04-0x6EE6B 871 36</text:p>
      <text:p text:style-name="P213">0x6EE6C-0x6F40A 1438 48</text:p>
      <text:p text:style-name="P213">0x726C0-0x72BCF 1295 96</text:p>
      <text:p text:style-name="P213">0x728BE-0x72E01 1347 96</text:p>
      <text:p text:style-name="P213">0x72935-0x72EC8 1427 96</text:p>
      <text:p text:style-name="P213">0x72B43-0x730DD 1434 96</text:p>
      <text:p text:style-name="P213">0x72BD0-0x7320B 1595 96</text:p>
      <text:p text:style-name="P213">0x72E02-0x7343D 1595 96</text:p>
      <text:p text:style-name="P213">0x72EC9-0x735C1 1784 96</text:p>
      <text:p text:style-name="P213">0x730DE-0x737CF 1777 96</text:p>
      <text:p text:style-name="P213">0x7320C-0x73959 1869 96</text:p>
      <text:p text:style-name="P213">0x73439-0x73B55 1820 96</text:p>
      <text:p text:style-name="P213">0x735C2-0x73CFF 1853 96</text:p>
      <text:p text:style-name="P213">0x73D00-0x73E87 391 48</text:p>
      <text:p text:style-name="P213">0x73DDF-0x73F62 387 48</text:p>
      <text:p text:style-name="P213">0x73E00-0x73F95 405 48</text:p>
      <text:p text:style-name="P213">0x747B8-0x77629 11889 413</text:p>
      <text:p text:style-name="P213">0x7763A-0x77F45 2315 90</text:p>
      <text:p text:style-name="P213">0x78010-0x78F61 3921 132</text:p>
      <text:p text:style-name="P213">0x78F72-0x79C2A 3256 109</text:p>
      <text:p text:style-name="P213">0x79C3B-0x7AA4D 3602 124</text:p>
      <text:p text:style-name="P213">0x7AA5E-0x7B30B 2221 91</text:p>
      <text:p text:style-name="P213">0x7B31C-0x7BFDD 3265 122</text:p>
      <text:p text:style-name="P213">0x7C010-0x7CADA 2762 100</text:p>
      <text:p text:style-name="P213">0x7CAEB-0x7D675 2954 118</text:p>
      <text:p text:style-name="P213">0x7D687-0x7E8BC 4661 159</text:p>
      <text:p text:style-name="P213">0x7E2E1-0x7FC95 6580 256</text:p>
      <text:p text:style-name="P213"><text:soft-page-break/>0x7E8BD-0x7FFFE 5953 256</text:p>
      <text:p text:style-name="P177"/>
      <text:p text:style-name="P177"/>
      <text:p text:style-name="P177"/>
      <text:p text:style-name="P182"><text:span text:style-name="T69">0x58000-</text:span><text:bookmark-start text:name="__DdeLink__3660_1053501323"/><text:span text:style-name="T69">0x5856F</text:span><text:bookmark-end text:name="__DdeLink__3660_1053501323"/> — Big tiles (All cities, villages) <text:span text:style-name="T91">(174 == 0xAE)</text:span></text:p>
      <text:p text:style-name="P179"><text:bookmark-start text:name="__DdeLink__3662_1053501323"/><text:bookmark-start text:name="__DdeLink__3666_1053501323"/><text:span text:style-name="T69">0x58570</text:span><text:bookmark-end text:name="__DdeLink__3662_1053501323"/><text:bookmark-end text:name="__DdeLink__3666_1053501323"/><text:span text:style-name="T70">-0x5AC7C</text:span><text:span text:style-name="T79"> - 4 BitPlanes for tiles (RLE compressed)</text:span></text:p>
      <text:p text:style-name="P179"/>
      <text:p text:style-name="P190"><text:bookmark-start text:name="__DdeLink__3656_1465995002"/><text:span text:style-name="T69">0x60000-0x600A1</text:span> - MapPiece pointers #0<text:bookmark-end text:name="__DdeLink__3656_1465995002"/></text:p>
      <text:p text:style-name="P191"><text:span text:style-name="T71">0x600A2-0x60761</text:span><text:bookmark-start text:name="__DdeLink__3654_1465995002"/> - MapPieces #0<text:bookmark-end text:name="__DdeLink__3654_1465995002"/> <text:span text:style-name="T82">(RLE compressed)</text:span></text:p>
      <text:p text:style-name="P191"><text:span text:style-name="T71">0x60762-0x60803</text:span> - MapPiece pointers #<text:span text:style-name="T81">1</text:span></text:p>
      <text:p text:style-name="P192"><text:span text:style-name="T71">0x60804-0x60F41</text:span> - MapPieces #1 <text:span text:style-name="T82">(RLE compressed)</text:span></text:p>
      <text:p text:style-name="P191"><text:span text:style-name="T71">0x60F42-0x60FE3</text:span> - MapPiece pointers #<text:span text:style-name="T81">2</text:span></text:p>
      <text:p text:style-name="P192"><text:span text:style-name="T71">0x60FE4-0x613D8</text:span> - MapPieces #2 <text:span text:style-name="T82">(RLE compressed)</text:span></text:p>
      <text:p text:style-name="P191"><text:span text:style-name="T71">0x613D9-0x6147A</text:span> - MapPiece pointers #<text:span text:style-name="T81">3</text:span></text:p>
      <text:p text:style-name="P192"><text:span text:style-name="T71">0x6147B-0x61C06</text:span> - MapPieces #3 <text:span text:style-name="T82">(RLE compressed)</text:span></text:p>
      <text:p text:style-name="P191"><text:span text:style-name="T71">0x61C07-0x61CA8</text:span><text:bookmark-start text:name="__DdeLink__3656_14659950021"/> - MapPiece pointers #<text:bookmark-end text:name="__DdeLink__3656_14659950021"/><text:span text:style-name="T81">4</text:span></text:p>
      <text:p text:style-name="P192"><text:span text:style-name="T71">0x61CA9-0x61D8A</text:span><text:bookmark-start text:name="__DdeLink__3654_14659950021"/> - MapPieces #<text:bookmark-end text:name="__DdeLink__3654_14659950021"/><text:span text:style-name="T81">4</text:span> <text:span text:style-name="T82">(RLE compressed)</text:span></text:p>
      <text:p text:style-name="P191"><text:span text:style-name="T71">0x61D8B-0x61E2C</text:span> - MapPiece pointers #<text:span text:style-name="T81">5</text:span></text:p>
      <text:p text:style-name="P192"><text:span text:style-name="T71">0x61E2D-0x6224F</text:span> - MapPieces #<text:span text:style-name="T81">5</text:span><text:bookmark-start text:name="__DdeLink__3588_882602760"/> <text:span text:style-name="T82">(RLE compressed)</text:span><text:bookmark-end text:name="__DdeLink__3588_882602760"/></text:p>
      <text:p text:style-name="P191"><text:span text:style-name="T71">0x62250-0x622F1</text:span> - MapPiece pointers #<text:span text:style-name="T81">6</text:span></text:p>
      <text:p text:style-name="P193"><text:span text:style-name="T71">0x622F2-0x62483</text:span> - MapPieces #<text:span text:style-name="T81">6</text:span> <text:span text:style-name="T82">(RLE compressed)</text:span></text:p>
      <text:p text:style-name="P194"/>
      <text:p text:style-name="P177"/>
      <text:p text:style-name="P177"/>
      <text:p text:style-name="P177">TODO - при чтении больших тайлов так же вытаскивается информация по палитре</text:p>
      <text:p text:style-name="P177">http://www.smspower.org/maxim/HowToProgram/Tilemap</text:p>
      <text:p text:style-name="P177">54321098</text:p>
      <text:p text:style-name="P177">00001000 - palette 01!!!</text:p>
      <text:p text:style-name="P177">00000000 - palette 00</text:p>
      <text:p text:style-name="P177">следует проверять на другие значения на всякий случай.</text:p>
      <text:p text:style-name="P177"/>
      <text:p text:style-name="P177">порядок такой:</text:p>
      <text:p text:style-name="P149">0. узнать все доступные цвета для SMS — <text:span text:style-name="T65">это было не обязательно</text:span></text:p>
      <text:p text:style-name="P149">1. получаем палитру</text:p>
      <text:p text:style-name="P149">2. вычитать большие тайлы (все доступные)</text:p>
      <text:p text:style-name="P177">3. вычитать карту каминита</text:p>
      <text:p text:style-name="P177"/>
      <text:p text:style-name="P177">далее то же самое с остальными картами.</text:p>
      <text:p text:style-name="P177"/>
      <text:p text:style-name="P177"/>
      <text:p text:style-name="P188"/>
      <text:p text:style-name="P189">Вычитал и сохранил все карты</text:p>
      <text:p text:style-name="P189"/>
      <text:p text:style-name="P189">Далее. </text:p>
      <text:p text:style-name="P189"/>
      <text:p text:style-name="P150">- Записать карту памяти под эти карты, чтобы не забыть.</text:p>
      <text:p text:style-name="P189">- Посмотреть как меняются фона. Вероятно это игра с палитрой. В таком случае надо посмотреть откуда они берутся, а чтобы было быстрее — просто захардкодить их.</text:p>
      <text:p text:style-name="P189"/>
      <text:p text:style-name="P189"/>
      <text:p text:style-name="P188"/>
      <text:p text:style-name="P149">- <text:span text:style-name="T66">Необходимо отыскать карты планет. Скорее всего, они сделаны по такому же принципу.</text:span></text:p>
      <text:p text:style-name="P180"><text:span text:style-name="T88">- </text:span><text:span text:style-name="T89">Понять — координаты на карте глобальные или относительные. </text:span><text:span text:style-name="T66">Глобальные. Но отсчёт начинается не от края а с отступом. Трудность в том, что координаты общие, то есть, если карта Каминит, а координаты выпали за пределы, то произойдёт выход из каминита. Вероятно эти ограничения где-то хранятся.</text:span></text:p>
      <text:p text:style-name="P180"/>
      <text:p text:style-name="P211"/>
      <text:p text:style-name="P212"/>
      <text:p text:style-name="P212"/>
      <text:p text:style-name="P212"/>
      <text:p text:style-name="P210"/>
      <text:p text:style-name="P204"><text:soft-page-break/><text:span text:style-name="T69">34000-</text:span><text:span text:style-name="T77">37DB0</text:span> <text:span text:style-name="T85">—</text:span> карт<text:span text:style-name="T86">ы</text:span> Палмы, <text:span text:style-name="T90">Мотавии, их 2 штуки.</text:span></text:p>
      <text:p text:style-name="P199"/>
      <text:p text:style-name="P208"><text:span text:style-name="T69">38000-</text:span><text:span text:style-name="T73">3A3E7</text:span> <text:span text:style-name="T85">—</text:span> карта <text:span text:style-name="T90">Дезориса</text:span></text:p>
      <text:p text:style-name="P201"><text:span text:style-name="T69">3A</text:span><text:span text:style-name="T76">3E</text:span><text:span text:style-name="T77">8</text:span><text:span text:style-name="T76">-3B2E7</text:span><text:span text:style-name="T85"> — анимированный тайлы планет</text:span></text:p>
      <text:p text:style-name="P201"/>
      <text:p text:style-name="P209">3B2E8-3BAE7 — анимация муравьиных львов</text:p>
      <text:p text:style-name="P203"/>
      <text:p text:style-name="P209">44000-4463F — анимация какого-то глаза</text:p>
      <text:p text:style-name="P209"/>
      <text:p text:style-name="P209">48000-49BFF — анимация транспорта</text:p>
      <text:p text:style-name="P209"/>
      <text:p text:style-name="P209"/>
      <text:p text:style-name="P200"><text:span text:style-name="T69">70000-70A7F</text:span> — спрайты Алисы, <text:span text:style-name="T92">Лутза, Тайлона, Мау</text:span></text:p>
      <text:p text:style-name="P200"><text:span text:style-name="T86"><text:s text:c="6"/></text:span><text:span text:style-name="T72">726BF</text:span><text:span text:style-name="T86"> — последний спрайт героя</text:span></text:p>
      <text:p text:style-name="P180"/>
      <text:p text:style-name="P196"><text:bookmark-start text:name="__DdeLink__3664_1053501323"/><text:span text:style-name="T69">74000</text:span><text:bookmark-end text:name="__DdeLink__3664_1053501323"/><text:span text:style-name="T69">-</text:span><text:span text:style-name="T74">747B7</text:span> — <text:span text:style-name="T84">большие тайлы</text:span> <text:span text:style-name="T87">всех 3 планет (247 == 0xF7)</text:span></text:p>
      <text:p text:style-name="P198"><text:bookmark-start text:name="__DdeLink__3590_882602760"/><text:bookmark-start text:name="__DdeLink__3668_1053501323"/><text:bookmark-start text:name="__DdeLink__3670_1053501323"/><text:span text:style-name="T75">747B8</text:span><text:bookmark-end text:name="__DdeLink__3668_1053501323"/><text:bookmark-end text:name="__DdeLink__3670_1053501323"/><text:span text:style-name="T75">-77629</text:span><text:bookmark-end text:name="__DdeLink__3590_882602760"/> — тай<text:span text:style-name="T85">л</text:span>ы<text:span text:style-name="T83"> всех 3 планет. Различаются палитрой</text:span></text:p>
      <text:p text:style-name="P202"/>
      <text:p text:style-name="P197"/>
      <text:p text:style-name="P197"/>
      <text:p text:style-name="P197"/>
      <text:p text:style-name="P203">любая карта позволяет прокрутку, поэтому имеет дублирующие области снизу и справа. При таком подходе кругосветное путешествие происходит незаметно.</text:p>
      <text:p text:style-name="P203"/>
      <text:p text:style-name="P205">На завтра — оформить логику чтения всех карт.</text:p>
      <text:p text:style-name="P205"/>
      <text:p text:style-name="P206">Так же нужно больше информации по РОМу</text:p>
      <text:p text:style-name="P206"/>
      <text:p text:style-name="P206">Для любознательных понять, как ограничивается карта, как вычисляется палитра</text:p>
      <text:p text:style-name="P206"/>
      <text:p text:style-name="P214"/>
      <text:p text:style-name="P216"/>
      <text:p text:style-name="P216">D2B-D3A</text:p>
      <text:p text:style-name="P216">; Data from CEB to DA2 (184 bytes)<text:tab/></text:p>
      <text:p text:style-name="P216"><text:tab/>.db $08 $00 $3F $01 $03 $0B $0F $2F $06 $38 $3C $25 $2A $04 $30 $0C</text:p>
      <text:p text:style-name="P216"><text:tab/>.db $08 $08 $00 $3F $01 $03 $0B $0F $2F $06 $38 $3C $25 $2A $04 $30</text:p>
      <text:p text:style-name="P216"><text:tab/>.db $0C $2F $3F $00 $3F $24 $03 $3C $0F $3F $28 $38 $3C $25 $2A $04</text:p>
      <text:p text:style-name="P216"><text:tab/>.db $30 $0C $3F $09 $00 $3F $06 $2F $0B $0C $04 $2A $25 $3C $38 $30</text:p>
      <text:p text:style-name="P216"><text:tab/>.db <text:span text:style-name="T69">$03 $02 $08 $09 $08 $0C $08 $00 $3F $06 $2F $0B $0C $04 $2A $25</text:span></text:p>
      <text:p text:style-name="P216"><text:tab/>.db $3C $38 $30 $03 $02 $08 $08 $0C $04 $2A $00 $3F $06 $2F $0B $0C</text:p>
      <text:p text:style-name="P216"><text:tab/>.db $04 $2A $25 $3C $38 $30 $03 $02 $08 $2A $2A $2A $2F $00 $3F $06</text:p>
      <text:p text:style-name="P216"><text:tab/>.db $2F $0B $0C $04 $2A $25 $3C $38 $30 $03 $02 $08 $2F $0B $06 $3F</text:p>
      <text:p text:style-name="P216"><text:tab/>.db $00 $3F $06 $2F $0B $0C $04 $2A $25 $3C $38 $30 $03 $02 $3F $3F</text:p>
      <text:p text:style-name="P216"><text:tab/>.db $3C $38 $00 $00 $3F $06 $2F $0B $0C $04 $2A $25 $3C $38 $30 $03</text:p>
      <text:p text:style-name="P216"><text:tab/>.db $02 $08 $00 $00 $00 $3C $00 $3F $06 $2F $0B $0C $04 $2A $25 $3C</text:p>
      <text:p text:style-name="P216"><text:tab/>.db $38 $30 $03 $02 $08 $3C $3C $3C</text:p>
      <text:p text:style-name="P216"><text:tab/></text:p>
      <text:p text:style-name="P216">; Data from DA3 to DB1 (15 bytes)<text:tab/></text:p>
      <text:p text:style-name="P216">_DATA_DA3_:<text:tab/></text:p>
      <text:p text:style-name="P216"><text:tab/>.db <text:span text:style-name="T69">$00 $3F $2B $0B $2F $37 $0F $38 $34 $06 $01 $2A $25 $00 $00</text:span></text:p>
      <text:p text:style-name="P216"/>
      <text:p text:style-name="P246">E31-E40</text:p>
      <text:p text:style-name="P216">; Data from E01 to E8A (138 bytes)<text:tab/></text:p>
      <text:p text:style-name="P216"><text:tab/>.db $0D $00 $00 $01 $01 $00 $01 $1D $FC $0C $B9 $A9 $00 $80 $0E $00</text:p>
      <text:p text:style-name="P216"><text:tab/>.db $00 $00 $00 $00 $00 $1D $0D $0D $E3 $A9 $00 $80 $0E $00 $00 $00</text:p>
      <text:p text:style-name="P216"><text:tab/>.db $00 $00 $00 $1D $0D $0D $49 $AA $00 $80 $18 $00 $00 $00 $00 $00</text:p>
      <text:p text:style-name="P216"><text:tab/>.db <text:span text:style-name="T69">$00 $16 $1E $0D $4A $AA $62 $87 $18 $00 $00 $00 $00 $00 $00 $16</text:span></text:p>
      <text:p text:style-name="P216"><text:tab/>.db $31 $0D $70 $AB $42 $8F $18 $00 $00 $00 $00 $00 $00 $16 $44 $0D</text:p>
      <text:p text:style-name="P216"><text:tab/>.db $8B $AC $D9 $93 $18 $00 $00 $00 $00 $00 $00 $16 $57 $0D $F7 $AC</text:p>
      <text:p text:style-name="P216"><text:tab/>.db $07 $9C $18 $00 $00 $00 $00 $00 $00 $16 $6A $0D $5F $AE $8B $9D</text:p>
      <text:p text:style-name="P216"><text:tab/>.db $18 $00 $00 $00 $00 $00 $00 $16 $7D $0D $71 $AE $50 $A2 $18 $00</text:p>
      <text:p text:style-name="P216"><text:tab/>.db $00 $00 $00 $00 $00 $16 $90 $0D $37 $AF</text:p>
      <text:p text:style-name="P216"><text:tab/></text:p>
      <text:p text:style-name="P216"/>
      <text:p text:style-name="P217"><text:soft-page-break/>; 1st entry of Pointer Table from D6F4 (indexed by _RAM_C800_)<text:tab/></text:p>
      <text:p text:style-name="P217">; Data from D80C to D81E (19 bytes)<text:tab/></text:p>
      <text:p text:style-name="P217">_DATA_D80C_:<text:tab/></text:p>
      <text:p text:style-name="P217"><text:tab/>.db <text:span text:style-name="T69">$06 $F7 $F7 $FF $FF $07 $07 $00 $AA $08 $AB $00 $AC $08 $AD $00</text:span></text:p>
      <text:p text:style-name="P217"><text:tab/>.db <text:span text:style-name="T69">$AE $08 $AF</text:span></text:p>
      <text:p text:style-name="P217"><text:tab/></text:p>
      <text:p text:style-name="P217">; 3rd entry of Pointer Table from D6F4 (indexed by _RAM_C800_)<text:tab/></text:p>
      <text:p text:style-name="P217">; Data from D81F to D831 (19 bytes)<text:tab/></text:p>
      <text:p text:style-name="P217">_DATA_D81F_:<text:tab/></text:p>
      <text:p text:style-name="P217"><text:tab/>.db <text:span text:style-name="T69">$06 $F7 $F7 $FF $FF $07 $07 $00 $B0 $08 $B1 $00 $B2 $08 $B3 $00</text:span></text:p>
      <text:p text:style-name="P217"><text:tab/>.db <text:span text:style-name="T69">$B4 $08 $B5</text:span></text:p>
      <text:p text:style-name="P217"><text:tab/></text:p>
      <text:p text:style-name="P217">; 4th entry of Pointer Table from D6F4 (indexed by _RAM_C800_)<text:tab/></text:p>
      <text:p text:style-name="P217">; Data from D832 to D844 (19 bytes)<text:tab/></text:p>
      <text:p text:style-name="P217">_DATA_D832_:<text:tab/></text:p>
      <text:p text:style-name="P217"><text:tab/>.db <text:span text:style-name="T69">$06 $F7 $F7 $FF $FF $07 $07 $00 $B6 $08 $B7 $00 $B8 $08 $B9 $00</text:span></text:p>
      <text:p text:style-name="P217"><text:tab/>.db <text:span text:style-name="T69">$BA $08 $BB</text:span></text:p>
      <text:p text:style-name="P217"><text:tab/></text:p>
      <text:p text:style-name="P217">; 5th entry of Pointer Table from D6F4 (indexed by _RAM_C800_)<text:tab/></text:p>
      <text:p text:style-name="P217">; Data from D845 to D851 (13 bytes)<text:tab/></text:p>
      <text:p text:style-name="P217">_DATA_D845_:<text:tab/></text:p>
      <text:p text:style-name="P217"><text:tab/>.db <text:span text:style-name="T69">$04 $FF $FF $07 $07 $00 $BC $08 $BD $00 $BE $08 $BF</text:span></text:p>
      <text:p text:style-name="P217"><text:tab/></text:p>
      <text:p text:style-name="P217"/>
      <text:p text:style-name="P217"/>
      <text:p text:style-name="P207"/>
      <text:p text:style-name="P245">FE03 = $A2</text:p>
      <text:p text:style-name="P215">; Data from FC6F to FE1C (430 bytes)<text:tab/></text:p>
      <text:p text:style-name="P215">_DATA_FC6F_:<text:tab/></text:p>
      <text:p text:style-name="P215"><text:tab/>.db $12 $12 $12 $12 $12 $12 $12 $22 $22 $12 $8A $8A $8A $8A $22 $13</text:p>
      <text:p text:style-name="P215"><text:tab/>.db $13 $13 $13 $13 $13 $13 $13 $52 $52 $52 $52 $52 $52 $52 $52 $52</text:p>
      <text:p text:style-name="P215"><text:tab/>.db $52 $12 $12 $12 $12 $B2 $52 $9A $9A $9A $9A $13 $13 $13 $13 $13</text:p>
      <text:p text:style-name="P215"><text:tab/>.db $13 $13 $13 $13 $13 $1A $13 $40 $40 $40 $40 $41 $41 $41 $41 $41</text:p>
      <text:p text:style-name="P215"><text:tab/>.db $41 $41 $41 $31 $31 $52 $52 $52 $52 $32 $32 $32 $32 $32 $32 $32</text:p>
      <text:p text:style-name="P215"><text:tab/>.db $32 $32 $1A $1A $1A $1A $1A $1A $1A $1A $1A $12 $12 $22 $26 $74</text:p>
      <text:p text:style-name="P215"><text:tab/>.db $74 $74 $74 $74 $13 $13 $13 $13 $13 $13 $53 $53 $5A $5A $63 $63</text:p>
      <text:p text:style-name="P215"><text:tab/>.db $6A $6A $13 $13 $13 $13 $9A $9A $9A $9A $1A $1A $1A $1A $1A $1A</text:p>
      <text:p text:style-name="P215"><text:tab/>.db $1A $1A $12 $12 $12 $12 $12 $12 $12 $12 $12 $12 $12 $12 $12 $12</text:p>
      <text:p text:style-name="P215"><text:tab/>.db $12 $12 $12 $12 $12 $12 $12 $12 $12 $12 $12 $12 $12 $12 $12 $12</text:p>
      <text:p text:style-name="P215"><text:tab/>.db $12 $12 $12 $12 $12 $12 $12 $12 $12 $12 $12 $12 $12 $12 $12 $12</text:p>
      <text:p text:style-name="P215"><text:tab/>.db $12 $12 $12 $12 $12 $12 $12 $12 $12 $12 $13 $13 $13 $13 $13 $13</text:p>
      <text:p text:style-name="P215"><text:tab/>.db $13 $13 $62 $56 $56 $56 $56 $B6 $12 $12 $12 $12 $12 $12 $B6 $B6</text:p>
      <text:p text:style-name="P215"><text:tab/>.db $B6 $B6 $43 $12 $12 $12 $12 $66 $63 $63 $63 $63 $63 $63 $63 $63</text:p>
      <text:p text:style-name="P215"><text:tab/>.db $12 $12 $12 $12 $12 $12 $12 $12 $1A $1A $1A $1A $12 $12 $12 $62</text:p>
      <text:p text:style-name="P215"><text:tab/>.db $C2 $12 $43 $43 $43 $43 $6A $10 $10 $10 $10 $10 $10 $10 $10 $10</text:p>
      <text:p text:style-name="P215"><text:tab/>.db $82 $82 $83 $83 $83 $83 $83 $83 $83 $83 $83 $83 $8A $8A $83 $83</text:p>
      <text:p text:style-name="P215"><text:tab/>.db $8A $8A $83 $83 $8A $8A $83 $83 $8A $8A $83 $83 $8A $8A $83 $83</text:p>
      <text:p text:style-name="P215"><text:tab/>.db $8A $8A $83 $83 $83 $83 $83 $83 $83 $83 $83 $82 $82 $83 $83 $83</text:p>
      <text:p text:style-name="P215"><text:tab/>.db $83 $83 $83 $83 $83 $83 $83 $83 $83 $83 $83 $83 $83 $83 $83 $83</text:p>
      <text:p text:style-name="P215"><text:tab/>.db $83 $83 $83 $83 $83 $83 $8A $83 $8A $82 $82 $82 $A4 $A3 $A3 $A3</text:p>
      <text:p text:style-name="P215"><text:tab/>.db $A3 $A3 $A3 $AA $AA $AA $AA $A2 $A2 $A2 $A2 $12 $A3 $A2 $AA $A2</text:p>
      <text:p text:style-name="P215"><text:tab/>.db $83 $83 $8A $8A $83 $8A $83 $93 $93 $93 $93 $93 $93 $93 $93 $93</text:p>
      <text:p text:style-name="P215"><text:tab/>.db $93 $93 $93 $93 $93 $93 $93 $92 $93 $93 $9A $9A $93 $93 $9A $9A</text:p>
      <text:p text:style-name="P215"><text:tab/>.db $93 $93 $9A $9A $93 $93 $9A $9A $93 $93 $9A $9A $93 $9A $93 $9A</text:p>
      <text:p text:style-name="P215"><text:tab/>.db $93 $9A $A2 $A3 <text:span text:style-name="T69">$A2</text:span> $AA $83 $83 $83 $83 $1A $1A $1A $1A $83 $83</text:p>
      <text:p text:style-name="P215"><text:tab/>.db $83 $83 $83 $8A $8A $83 $83 $A2 $A2 $A2 $92 $92 $92 $16</text:p>
      <text:p text:style-name="P215"><text:tab/></text:p>
      <text:p text:style-name="P215"/>
      <text:p text:style-name="P215"/>
      <text:p text:style-name="P215"/>
      <text:p text:style-name="P218">При движении идёт чтение куска карты CF00…, затем</text:p>
      <text:p text:style-name="P218">чтение </text:p>
      <text:p text:style-name="P218"><text:bookmark-start text:name="__DdeLink__3748_396975"/>C2E5<text:bookmark-end text:name="__DdeLink__3748_396975"/></text:p>
      <text:p text:style-name="P218">C2E9</text:p>
      <text:p text:style-name="P218"><text:soft-page-break/>C308<text:tab/></text:p>
      <text:p text:style-name="P218"/>
      <text:p text:style-name="P218"/>
      <text:p text:style-name="P219">хакинг</text:p>
      <text:p text:style-name="P219">выключить музыку</text:p>
      <text:p text:style-name="P219"/>
      <text:p text:style-name="P219">30043 — точка останова</text:p>
      <text:p text:style-name="P219"/>
      <text:p text:style-name="P219"/>
      <text:p text:style-name="P219">CB00 — stack</text:p>
      <text:p text:style-name="P219"/>
      <text:p text:style-name="P219"/>
      <text:p text:style-name="P220">3BC68-3BF5F — Title screen tiles (RLE compressed)</text:p>
      <text:p text:style-name="P220">3BF60-3FBBB — Empty data (FFFF)</text:p>
      <text:p text:style-name="P220"/>
      <text:p text:style-name="P220"/>
      <text:p text:style-name="P221">Интересно. В игре была запланирована ещё одна планета, но до реализации дело не дошло. Технически она совпадает с Дезорисом, но, в отличие от последнего, монстры не нападают <text:span text:style-name="T93">и с карты не получится войти в здания или подземелья. Называется эта карта 03 03.</text:span></text:p>
      <text:p text:style-name="P221"/>
      <text:p text:style-name="P222">_LABEL_2E5_:</text:p>
      <text:p text:style-name="P222">_LABEL_2ED_:</text:p>
      <text:p text:style-name="P222">_LABEL_2ED_:</text:p>
      <text:p text:style-name="P222"/>
      <text:p text:style-name="P222">C311, C313 — копии C305, C301</text:p>
      <text:p text:style-name="P222"/>
      <text:p text:style-name="P222"/>
      <text:p text:style-name="P222"/>
      <text:p text:style-name="P225">Какие-то характеристики карт — поинтеры, потом карты 16x12</text:p>
      <text:p text:style-name="P222"/>
      <text:p text:style-name="P223">Palma</text:p>
      <table:table table:name="Таблица37" table:style-name="Таблица37">
        <table:table-column table:style-name="Таблица37.A"/>
        <table:table-column table:style-name="Таблица37.B"/>
        <table:table-row>
          <table:table-cell table:style-name="Таблица37.A1" office:value-type="string">
            <text:p text:style-name="Table_20_Contents">34074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75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76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77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86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87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88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89</text:p>
          </table:table-cell>
          <table:table-cell table:style-name="Таблица37.A1" office:value-type="string">
            <text:p text:style-name="Table_20_Contents">1</text:p>
          </table:table-cell>
        </table:table-row>
      </table:table>
      <text:p text:style-name="P223">4F 9D 11 9E</text:p>
      <text:p text:style-name="P223">5A A1 AA A1</text:p>
      <text:p text:style-name="P223"/>
      <text:p text:style-name="P223"/>
      <table:table table:name="Таблица45" table:style-name="Таблица45">
        <table:table-column table:style-name="Таблица45.A"/>
        <table:table-column table:style-name="Таблица45.B"/>
        <table:table-row>
          <table:table-cell table:style-name="Таблица45.A1" office:value-type="string">
            <text:p text:style-name="Table_20_Contents">35D4F</text:p>
          </table:table-cell>
          <table:table-cell table:style-name="Таблица45.A1" office:value-type="string">
            <text:p text:style-name="Table_20_Contents">1</text:p>
          </table:table-cell>
        </table:table-row>
        <table:table-row>
          <table:table-cell table:style-name="Таблица45.A1" office:value-type="string">
            <text:p text:style-name="Table_20_Contents">35D50</text:p>
          </table:table-cell>
          <table:table-cell table:style-name="Таблица45.A1" office:value-type="string">
            <text:p text:style-name="Table_20_Contents">1</text:p>
          </table:table-cell>
        </table:table-row>
      </table:table>
      <text:p text:style-name="P223"/>
      <table:table table:name="Таблица46" table:style-name="Таблица46">
        <table:table-column table:style-name="Таблица46.A"/>
        <table:table-column table:style-name="Таблица46.B"/>
        <table:table-row>
          <table:table-cell table:style-name="Таблица46.A1" office:value-type="string">
            <text:p text:style-name="Table_20_Contents">35EC3</text:p>
          </table:table-cell>
          <table:table-cell table:style-name="Таблица46.A1" office:value-type="string">
            <text:p text:style-name="Table_20_Contents">1</text:p>
          </table:table-cell>
        </table:table-row>
        <table:table-row>
          <table:table-cell table:style-name="Таблица46.A1" office:value-type="string">
            <text:p text:style-name="Table_20_Contents">35EC4</text:p>
          </table:table-cell>
          <table:table-cell table:style-name="Таблица46.A1" office:value-type="string">
            <text:p text:style-name="Table_20_Contents">1</text:p>
          </table:table-cell>
        </table:table-row>
      </table:table>
      <text:p text:style-name="P223"/>
      <text:p text:style-name="P224">44 44 3B 37 1A 1A 20 03 01 8D 1F 24 01 1B 3A 3E 44 44 43 3B 40 37 18 03 1A 82 18 1A 00 81 01 02 02 07 5E 03 02 8A 1B 42 43 02 02 5E 08 08 07 08 03 07 88 5E 02 02 1B 42 44 02 5E 07 08 02 07 86 5E 02 1B 42 44 5E 03 08 84 07 08 07 08 03 07 86 5E 02 1B 42 44 5E 03 08 83 07 27 28 04 07 86 5E 02 1B 42 44 5E 03 08 83 07 2A 29 02 08 02 07 87 5E 02 1D 3A 3E 5E 07 02 08 03 07 93 08 07 07 5E 02 02 05 1B 3A 5E 08 08 07 08 07 08 08 07 5E 03 02 89 04 1B 18 02 5E 5E 08 07 08 03 07 8A 5E 03 02 04 1F 18 38 02 02 04 06 5E 04 01 88 1D 18 42 01 1F 20 01 1F 04 1A 91 20 01 01 1F 1A 18 42 1A 18 18 1A 18 18 38 40 40 37 02 1A 02 18 82 38 3C 00</text:p>
      <text:p text:style-name="P224"><text:soft-page-break/>204 (16x13??)</text:p>
      <text:p text:style-name="P224"/>
      <text:p text:style-name="P224"/>
      <table:table table:name="Таблица47" table:style-name="Таблица47">
        <table:table-column table:style-name="Таблица47.A"/>
        <table:table-column table:style-name="Таблица47.B"/>
        <table:table-row>
          <table:table-cell table:style-name="Таблица47.A1" office:value-type="string">
            <text:p text:style-name="Table_20_Contents">3615A</text:p>
          </table:table-cell>
          <table:table-cell table:style-name="Таблица47.A1" office:value-type="string">
            <text:p text:style-name="Table_20_Contents">1</text:p>
          </table:table-cell>
        </table:table-row>
        <table:table-row>
          <table:table-cell table:style-name="Таблица47.A1" office:value-type="string">
            <text:p text:style-name="Table_20_Contents">3615B</text:p>
          </table:table-cell>
          <table:table-cell table:style-name="Таблица47.A1" office:value-type="string">
            <text:p text:style-name="Table_20_Contents">1</text:p>
          </table:table-cell>
        </table:table-row>
      </table:table>
      <text:p text:style-name="P224"/>
      <table:table table:name="Таблица48" table:style-name="Таблица48">
        <table:table-column table:style-name="Таблица48.A"/>
        <table:table-column table:style-name="Таблица48.B"/>
        <table:table-row>
          <table:table-cell table:style-name="Таблица48.A1" office:value-type="string">
            <text:p text:style-name="Table_20_Contents">36202</text:p>
          </table:table-cell>
          <table:table-cell table:style-name="Таблица48.A1" office:value-type="string">
            <text:p text:style-name="Table_20_Contents">1</text:p>
          </table:table-cell>
        </table:table-row>
        <table:table-row>
          <table:table-cell table:style-name="Таблица48.A1" office:value-type="string">
            <text:p text:style-name="Table_20_Contents">36203</text:p>
          </table:table-cell>
          <table:table-cell table:style-name="Таблица48.A1" office:value-type="string">
            <text:p text:style-name="Table_20_Contents">1</text:p>
          </table:table-cell>
        </table:table-row>
      </table:table>
      <text:p text:style-name="P224">85 1F 18 18 3A 43 04 44 81 3B 04 40 86 37 18 38 37 18 38 0A 44 88 3B 40 3C 3B 40 3C 44 43 04 44 81 43 08 44 81 43 04 44 81 43 21 44 84 43 44 44 43 09 44 81 43 08 44 81 43 13 44 81 43 05 44 81 43 04 44 81 43 12 44 81 43 04 44 81 43 18 44 00 8A 38 40 40 37 18 18 3A 3E 44 3B 04 40 86 3C 43 3C 44 44 41 03 18 81 42 0B 44 85 3B 37 18 38 3C 06 44 81 43 03 44 85 43 44 3B 40 3C 10 44 81 43 03 44 81 43 04 44 81 43 13 44 81 43 0D 44 81 43 05 44 81 43 03 44 81 43 19 44 84 43 44 44 43 0A 44 81 43 0A 44 81 43 10 44 00</text:p>
      <text:p text:style-name="P224">170</text:p>
      <text:p text:style-name="P224"/>
      <text:p text:style-name="P224">derevnya</text:p>
      <text:p text:style-name="P224"/>
      <table:table table:name="Таблица49" table:style-name="Таблица49">
        <table:table-column table:style-name="Таблица49.A"/>
        <table:table-column table:style-name="Таблица49.B"/>
        <table:table-row>
          <table:table-cell table:style-name="Таблица49.A1" office:value-type="string">
            <text:p text:style-name="Table_20_Contents">34062</text:p>
          </table:table-cell>
          <table:table-cell table:style-name="Таблица49.A1" office:value-type="string">
            <text:p text:style-name="Table_20_Contents">1</text:p>
          </table:table-cell>
        </table:table-row>
        <table:table-row>
          <table:table-cell table:style-name="Таблица49.A1" office:value-type="string">
            <text:p text:style-name="Table_20_Contents">34063</text:p>
          </table:table-cell>
          <table:table-cell table:style-name="Таблица49.A1" office:value-type="string">
            <text:p text:style-name="Table_20_Contents">1</text:p>
          </table:table-cell>
        </table:table-row>
        <table:table-row>
          <table:table-cell table:style-name="Таблица49.A1" office:value-type="string">
            <text:p text:style-name="Table_20_Contents">34064</text:p>
          </table:table-cell>
          <table:table-cell table:style-name="Таблица49.A1" office:value-type="string">
            <text:p text:style-name="Table_20_Contents">1</text:p>
          </table:table-cell>
        </table:table-row>
        <table:table-row>
          <table:table-cell table:style-name="Таблица49.A1" office:value-type="string">
            <text:p text:style-name="Table_20_Contents">34065</text:p>
          </table:table-cell>
          <table:table-cell table:style-name="Таблица49.A1" office:value-type="string">
            <text:p text:style-name="Table_20_Contents">1</text:p>
          </table:table-cell>
        </table:table-row>
      </table:table>
      <text:p text:style-name="P224">95 98 34 99</text:p>
      <text:p text:style-name="P224"/>
      <table:table table:name="Таблица50" table:style-name="Таблица50">
        <table:table-column table:style-name="Таблица50.A"/>
        <table:table-column table:style-name="Таблица50.B"/>
        <table:table-row>
          <table:table-cell table:style-name="Таблица50.A1" office:value-type="string">
            <text:p text:style-name="Table_20_Contents">34074</text:p>
          </table:table-cell>
          <table:table-cell table:style-name="Таблица50.A1" office:value-type="string">
            <text:p text:style-name="Table_20_Contents">1</text:p>
          </table:table-cell>
        </table:table-row>
        <table:table-row>
          <table:table-cell table:style-name="Таблица50.A1" office:value-type="string">
            <text:p text:style-name="Table_20_Contents">34075</text:p>
          </table:table-cell>
          <table:table-cell table:style-name="Таблица50.A1" office:value-type="string">
            <text:p text:style-name="Table_20_Contents">1</text:p>
          </table:table-cell>
        </table:table-row>
        <table:table-row>
          <table:table-cell table:style-name="Таблица50.A1" office:value-type="string">
            <text:p text:style-name="Table_20_Contents">34076</text:p>
          </table:table-cell>
          <table:table-cell table:style-name="Таблица50.A1" office:value-type="string">
            <text:p text:style-name="Table_20_Contents">1</text:p>
          </table:table-cell>
        </table:table-row>
        <table:table-row>
          <table:table-cell table:style-name="Таблица50.A1" office:value-type="string">
            <text:p text:style-name="Table_20_Contents">34077</text:p>
          </table:table-cell>
          <table:table-cell table:style-name="Таблица50.A1" office:value-type="string">
            <text:p text:style-name="Table_20_Contents">1</text:p>
          </table:table-cell>
        </table:table-row>
      </table:table>
      <text:p text:style-name="P224">4F 9D 11 9E</text:p>
      <text:p text:style-name="P224"/>
      <text:p text:style-name="P224"/>
      <table:table table:name="Таблица51" table:style-name="Таблица51">
        <table:table-column table:style-name="Таблица51.A"/>
        <table:table-column table:style-name="Таблица51.B"/>
        <table:table-row>
          <table:table-cell table:style-name="Таблица51.A1" office:value-type="string">
            <text:p text:style-name="Table_20_Contents">35895</text:p>
          </table:table-cell>
          <table:table-cell table:style-name="Таблица51.A1" office:value-type="string">
            <text:p text:style-name="Table_20_Contents">1</text:p>
          </table:table-cell>
        </table:table-row>
        <table:table-row>
          <table:table-cell table:style-name="Таблица51.A1" office:value-type="string">
            <text:p text:style-name="Table_20_Contents">35896</text:p>
          </table:table-cell>
          <table:table-cell table:style-name="Таблица51.A1" office:value-type="string">
            <text:p text:style-name="Table_20_Contents">1</text:p>
          </table:table-cell>
        </table:table-row>
      </table:table>
      <text:p text:style-name="P224"/>
      <table:table table:name="Таблица52" table:style-name="Таблица52">
        <table:table-column table:style-name="Таблица52.A"/>
        <table:table-column table:style-name="Таблица52.B"/>
        <table:table-row>
          <table:table-cell table:style-name="Таблица52.A1" office:value-type="string">
            <text:p text:style-name="Table_20_Contents">359DF</text:p>
          </table:table-cell>
          <table:table-cell table:style-name="Таблица52.A1" office:value-type="string">
            <text:p text:style-name="Table_20_Contents">1</text:p>
          </table:table-cell>
        </table:table-row>
        <table:table-row>
          <table:table-cell table:style-name="Таблица52.A1" office:value-type="string">
            <text:p text:style-name="Table_20_Contents">359E0</text:p>
          </table:table-cell>
          <table:table-cell table:style-name="Таблица52.A1" office:value-type="string">
            <text:p text:style-name="Table_20_Contents">1</text:p>
          </table:table-cell>
        </table:table-row>
      </table:table>
      <text:p text:style-name="P224">83 3B 37 1C 04 01 81 08 08 01 89 3E 3B 37 20 01 01 08 01 08 04 01 02 08 86 01 3A 3E 3B 37 20 03 01 02 08 02 01 8A 08 07 07 08 1B 3A 3E 3B 37 20 03 01 9E 08 01 08 33 34 07 07 1B 18 42 43 41 1C 01 01 08 01 01 08 36 35 01 01 1B 18 3A 3E 3B 37 20 05 01 8D 08 07 07 01 1D 18 38 3C 3D 39 1E 01 08 04 01 02 08 02 01 85 1B 42 44 41 1C 0B 01 85 1B 42 43 41 1C 0A 01 87 23 18 42 44 3B 37 20 09 01 8A 1F 18 42 44 43 41 1C 01 01 08 06 01 87 1B 18 3A 3E 44 41 1C 04 01 81 08 03 01 81 08 00 03 01 84 08 01 07 01 03 07 05 08 81 07 04 01 04 07 82 08 07 04 08 82 07 08 03 01 87 08 07 08 07 08 01 08 02 07 02 08 82 07 08 02 01 03 07 86 08 07 08 08 07 08 02 07 02 08 84 07 01 08 07 03 08 03 07 83 01 08 07 02 08 02 07 02 01 89 07 08 07 07 01 08 01 01 08 03 07 82 08 07 02 01 03 07 02 08 84 07 01 08 07 03 08 02 07 86 01 08 07 08 07 08 04 01 86 08 07 08 07 08 07 02 01 02 07 87 08 07 01 06 02 05 07 02 08 03 07 81 01 03 07 81 06 05 02 88 07 1F 20 08 08 01 08 06 09 02 86 1B 1C 1F 1A 1A 01 0A 02 85 1D 1E 1B 38 40 00</text:p>
      <text:p text:style-name="P224">14C=332</text:p>
      <text:p text:style-name="P224"/>
      <text:p text:style-name="P224"/>
      <text:p text:style-name="P224"/>
      <table:table table:name="Таблица53" table:style-name="Таблица53">
        <table:table-column table:style-name="Таблица53.A"/>
        <table:table-column table:style-name="Таблица53.B"/>
        <table:table-row>
          <table:table-cell table:style-name="Таблица53.A1" office:value-type="string">
            <text:p text:style-name="Table_20_Contents">35D4F</text:p>
          </table:table-cell>
          <table:table-cell table:style-name="Таблица53.A1" office:value-type="string">
            <text:p text:style-name="Table_20_Contents">1</text:p>
          </table:table-cell>
        </table:table-row>
        <text:soft-page-break/>
        <table:table-row>
          <table:table-cell table:style-name="Таблица53.A1" office:value-type="string">
            <text:p text:style-name="Table_20_Contents">35D50</text:p>
          </table:table-cell>
          <table:table-cell table:style-name="Таблица53.A1" office:value-type="string">
            <text:p text:style-name="Table_20_Contents">1</text:p>
          </table:table-cell>
        </table:table-row>
      </table:table>
      <text:p text:style-name="P224"/>
      <table:table table:name="Таблица54" table:style-name="Таблица54">
        <table:table-column table:style-name="Таблица54.A"/>
        <table:table-column table:style-name="Таблица54.B"/>
        <table:table-row>
          <table:table-cell table:style-name="Таблица54.A1" office:value-type="string">
            <text:p text:style-name="Table_20_Contents">35EC3</text:p>
          </table:table-cell>
          <table:table-cell table:style-name="Таблица54.A1" office:value-type="string">
            <text:p text:style-name="Table_20_Contents">1</text:p>
          </table:table-cell>
        </table:table-row>
        <table:table-row>
          <table:table-cell table:style-name="Таблица54.A1" office:value-type="string">
            <text:p text:style-name="Table_20_Contents">35EC4</text:p>
          </table:table-cell>
          <table:table-cell table:style-name="Таблица54.A1" office:value-type="string">
            <text:p text:style-name="Table_20_Contents">1</text:p>
          </table:table-cell>
        </table:table-row>
      </table:table>
      <text:p text:style-name="P224"/>
      <text:p text:style-name="P224">8A 1D 18 18 42 44 41 1C 01 01 08 04 01 9B 08 02 01 1B 18 42 43 3B 37 1A 20 01 08 01 08 01 06 02 01 1D 18 3A 3E 3D 39 18 1E 02 08 02 01 AD 08 02 02 01 1F 18 38 3C 41 18 1C 08 08 01 08 08 01 03 02 1F 18 38 3C 44 3B 37 1C 08 06 02 02 05 01 08 02 18 18 42 44 44 43 41 1C 01 03 03 02 B6 05 06 02 18 18 42 43 44 3D 39 1C 07 08 03 02 02 04 03 02 1D 18 3A 3E 44 3B 37 1E 08 08 07 03 04 01 01 22 1F 18 38 3C 44 43 41 08 07 08 07 08 01 01 1F 1C 1B 18 42 03 44 85 41 20 08 07 08 03 01 8D 1D 1E 1D 18 42 43 44 44 3B 37 1A 1A 20 03 01 8D 1F 24 01 1B 3A 3E 44 44 43 3B 40 37 18 03 1A 82 18 1A 00 81 01 02 02 07 5E 03 02 8A 1B 42 43 02 02 5E 08 08 07 08 03 07 88 5E 02 02 1B 42 44 02 5E 07 08 02 07 86 5E 02 1B 42 44 5E 03 08 84 07 08 07 08 03 07 86 5E 02 1B 42 44 5E 03 08 83 07 27 28 04 07 86 5E 02 1B 42 44 5E 03 08 83 07 2A 29 02 08 02 07 87 5E 02 1D 3A 3E 5E 07 02 08 03 07 93 08 07 07 5E 02 02 05 1B 3A 5E 08 08 07 08 07 08 08 07 5E 03 02 89 04 1B 18 02 5E 5E 08 07 08 03 07 8A 5E 03 02 04 1F 18 38 02 02 04 06 5E 04 01 88 1D 18 42 01 1F 20 01 1F 04 1A 91 20 01 01 1F 1A 18 42 1A 18 18 1A 18 18 38 40 40 37 02 1A 02 18 82 38 3C 00</text:p>
      <text:p text:style-name="P224">0x176=374</text:p>
      <text:p text:style-name="P224"/>
      <text:p text:style-name="P224"/>
      <text:p text:style-name="P232">FC6F-FD6E — то же для</text:p>
      <text:p text:style-name="P224"/>
      <text:p text:style-name="P232">12 12 12 12 12 12 12 22 22 12 8A 8A 8A 8A 22 13 </text:p>
      <text:p text:style-name="P232">13 13 13 13 13 13 13 52 52 52 52 52 52 52 52 52 </text:p>
      <text:p text:style-name="P232">52 12 12 12 12 B2 52 9A 9A 9A 9A 13 13 13 13 13 </text:p>
      <text:p text:style-name="P232">13 13 13 13 13 1A 13 40 40 40 40 41 41 41 41 41 </text:p>
      <text:p text:style-name="P232">41 41 41 31 31 52 52 52 52 32 32 32 32 32 32 32 </text:p>
      <text:p text:style-name="P232">32 32 1A 1A 1A 1A 1A 1A 1A 1A 1A 12 12 22 26 74 </text:p>
      <text:p text:style-name="P232">74 74 74 74 13 13 13 13 13 13 53 53 5A 5A 63 63 </text:p>
      <text:p text:style-name="P232">6A 6A 13 13 13 13 9A 9A 9A 9A 1A 1A 1A 1A 1A 1A </text:p>
      <text:p text:style-name="P232">1A 1A 12 12 12 12 12 12 12 12 12 12 12 12 12 12 </text:p>
      <text:p text:style-name="P232">12 12 12 12 12 12 12 12 12 12 12 12 12 12 12 12 </text:p>
      <text:p text:style-name="P232">12 12 12 12 12 12 12 12 12 12 12 12 12 12 12 12 </text:p>
      <text:p text:style-name="P232">12 12 12 12 12 12 12 12 12 12 13 13 13 13 13 13 </text:p>
      <text:p text:style-name="P232">13 13 62 56 56 56 56 B6 12 12 12 12 12 12 B6 B6 </text:p>
      <text:p text:style-name="P232">B6 B6 43 12 12 12 12 66 63 63 63 63 63 63 63 63 </text:p>
      <text:p text:style-name="P232">12 12 12 12 12 12 12 12 1A 1A 1A 1A 12 12 12 62 </text:p>
      <text:p text:style-name="P232">C2 12 43 43 43 43 6A 10 10 10 10 10 10 10 10 10</text:p>
      <text:p text:style-name="P232"/>
      <text:p text:style-name="P232"/>
      <text:p text:style-name="P226">FD<text:span text:style-name="T95">6</text:span>F-<text:span text:style-name="T98">FE1C -</text:span> реакция на большие тайлы <text:span text:style-name="T98">по 1 реакции на большой тайл</text:span></text:p>
      <text:p text:style-name="P226"/>
      <text:p text:style-name="P227"/>
      <text:p text:style-name="P236">10<text:tab/>0<text:span text:style-name="T101">001 0000</text:span><text:tab/>пусто</text:p>
      <text:p text:style-name="P228"><text:bookmark-start text:name="__DdeLink__5465_978289678"/>12<text:tab/>0001 0010<text:bookmark-end text:name="__DdeLink__5465_978289678"/><text:tab/><text:span text:style-name="T96">трава</text:span></text:p>
      <text:p text:style-name="P233">13<text:tab/><text:tab/><text:tab/>деревья, горы, непроходимые<text:span text:style-name="T99"> (глобальная карта)</text:span></text:p>
      <text:p text:style-name="P228">16<text:tab/>0001 0110<text:tab/><text:span text:style-name="T96">травка, та, что за пределами локаций, вызывающая выход</text:span></text:p>
      <text:p text:style-name="P231">1A<text:tab/>0001 1010<text:tab/><text:span text:style-name="T96">суэло; вход в пещеру, города, аэропорты (глобальная карта)</text:span></text:p>
      <text:p text:style-name="P232">22<text:tab/><text:span text:style-name="T101">0010 0010</text:span><text:tab/>деревья (проходимые)</text:p>
      <text:p text:style-name="P234">26<text:tab/><text:span text:style-name="T101">0010 0110</text:span><text:tab/>деревья - фз</text:p>
      <text:p text:style-name="P234">31<text:tab/><text:span text:style-name="T101">0011 0001</text:span><text:tab/>водица, волны</text:p>
      <text:p text:style-name="P234">32<text:tab/><text:span text:style-name="T101">0011 0010</text:span><text:tab/>взлётные площадки, кустики, стекло</text:p>
      <text:p text:style-name="P235">40<text:tab/><text:span text:style-name="T101">0100 0000</text:span><text:tab/>берег и чуть воды</text:p>
      <text:p text:style-name="P234">41<text:tab/><text:span text:style-name="T101">0100 0001</text:span><text:tab/>вода и чуть берега</text:p>
      <text:p text:style-name="P236">43<text:tab/><text:span text:style-name="T101">0100 0011</text:span><text:tab/>камни на берегу</text:p>
      <text:p text:style-name="P232">52<text:tab/><text:span text:style-name="T101">0101 0010</text:span><text:tab/>пустыня</text:p>
      <text:p text:style-name="P234">53<text:tab/><text:span text:style-name="T101">0101 0011</text:span><text:tab/>верх пустынной пещеры</text:p>
      <text:p text:style-name="P234">56<text:tab/><text:span text:style-name="T101">0101 0110</text:span><text:tab/>муравьиный лев</text:p>
      <text:p text:style-name="P234">5A<text:tab/><text:span text:style-name="T101">0101 1010</text:span><text:tab/>вход пустынной пещеры</text:p>
      <text:p text:style-name="P234">62<text:tab/><text:span text:style-name="T101">0110 0010</text:span><text:tab/>газ? <text:span text:style-name="T100">Что-то зелёное, так же снег, проходимый</text:span></text:p>
      <text:p text:style-name="P234"><text:soft-page-break/>63<text:tab/><text:span text:style-name="T101">0110 0011</text:span><text:tab/>верх ледяной пещеры</text:p>
      <text:p text:style-name="P236">66<text:tab/><text:span text:style-name="T101">0110 0110</text:span><text:tab/>крошащийся лёд</text:p>
      <text:p text:style-name="P234">6A<text:tab/><text:span text:style-name="T101">0110 1010</text:span><text:tab/>вход ледяной пещеры, <text:span text:style-name="T100">квестовая ёлка</text:span></text:p>
      <text:p text:style-name="P234">74<text:tab/><text:span text:style-name="T101">0111 0100</text:span><text:tab/>лава</text:p>
      <text:p text:style-name="P228">82<text:tab/>1000 0010<text:tab/><text:span text:style-name="T96">пусто, плиты, дорога</text:span></text:p>
      <text:p text:style-name="P228">83<text:tab/>1000 0011<text:tab/><text:span text:style-name="T96">непроходимый объект</text:span></text:p>
      <text:p text:style-name="P230">8A<text:tab/><text:span text:style-name="T94">1000 1010<text:tab/>двери домов, ноги людей, дома на глобальной карте</text:span></text:p>
      <text:p text:style-name="P228">92<text:tab/>1001 0010<text:tab/><text:span text:style-name="T96">сыра земля (коричн)</text:span></text:p>
      <text:p text:style-name="P228">93<text:tab/>1001 0011<text:tab/><text:span text:style-name="T96">непроходимые объекты, головы</text:span><text:bookmark-start text:name="__DdeLink__4939_547612281"/><text:span text:style-name="T96"> людей (коричн)</text:span><text:bookmark-end text:name="__DdeLink__4939_547612281"/></text:p>
      <text:p text:style-name="P229">9A<text:tab/>1001 1010<text:tab/><text:span text:style-name="T96">ноги людей, двери домов (коричн), дома на карте</text:span></text:p>
      <text:p text:style-name="P228">A2<text:tab/>1010 0010<text:tab/><text:span text:style-name="T97">головы грузчиков</text:span></text:p>
      <text:p text:style-name="P228">A3<text:tab/>1010 0011<text:tab/><text:span text:style-name="T97">столбы в аэропорту</text:span></text:p>
      <text:p text:style-name="P228">A4<text:tab/>1010 0100<text:tab/><text:span text:style-name="T97">люк в аэропорту</text:span></text:p>
      <text:p text:style-name="P228">AA<text:tab/>1010 1010<text:tab/><text:span text:style-name="T97">корабли на ВПП, ноги грузчиков</text:span></text:p>
      <text:p text:style-name="P252">B2<text:tab/><text:span text:style-name="T101">1011 0010</text:span><text:tab/><text:span text:style-name="T99">высохшие деревья (проходимые)</text:span></text:p>
      <text:p text:style-name="P253">B6<text:tab/><text:span text:style-name="T101">1011 0110</text:span><text:tab/><text:span text:style-name="T100">вероятно газ</text:span></text:p>
      <text:p text:style-name="P254">С2<text:tab/><text:span text:style-name="T101">1100 0010</text:span><text:tab/>ёлка в снегу (декорация)</text:p>
      <text:p text:style-name="P252"/>
      <text:p text:style-name="P255">04<text:tab/>0100<text:tab/>landrover</text:p>
      <text:p text:style-name="P255">08<text:tab/>1000<text:tab/>hovercraft</text:p>
      <text:p text:style-name="P255">0C<text:tab/>1100<text:tab/>ice digger</text:p>
      <text:p text:style-name="P252"/>
      <text:p text:style-name="P251">0010<text:tab/>проходимые объекты</text:p>
      <text:p text:style-name="P251">0011<text:tab/>непроходимые объекты</text:p>
      <text:p text:style-name="P251">0110<text:tab/>проходимые объекты??</text:p>
      <text:p text:style-name="P251">1010<text:tab/>интерактивные проходимые объекты, суэло, двери, люди</text:p>
      <text:p text:style-name="P247"/>
      <text:p text:style-name="P248">82 82 83 83 83 83 83 83 83 83 83 83 8A 8A 83 83 </text:p>
      <text:p text:style-name="P248">8A 8A 83 83 8A 8A 83 83 8A 8A 83 83 8A 8A 83 83 </text:p>
      <text:p text:style-name="P248">8A 8A 83 83 83 83 83 83 83 83 83 82 82 83 83 83 </text:p>
      <text:p text:style-name="P248">83 83 83 83 83 83 83 83 83 83 83 83 83 83 83 83 </text:p>
      <text:p text:style-name="P248">83 83 83 83 83 83 8A 83 8A 82 82 82 A4 A3 A3 A3 </text:p>
      <text:p text:style-name="P248">A3 A3 A3 AA AA AA AA A2 A2 A2 A2 12 A3 A2 AA A2 </text:p>
      <text:p text:style-name="P248">83 83 8A 8A 83 8A 83 93 93 93 93 93 93 93 93 93 </text:p>
      <text:p text:style-name="P248">93 93 93 93 93 93 93 92 93 93 9A 9A 93 93 9A 9A </text:p>
      <text:p text:style-name="P248">93 93 9A 9A 93 93 9A 9A 93 93 9A 9A 93 9A 93 9A </text:p>
      <text:p text:style-name="P248">93 9A A2 A3 A2 AA 83 83 83 83 1A 1A 1A 1A 83 83 </text:p>
      <text:p text:style-name="P249">83 83 83 8A 8A 83 83 A2 A2 A2 92 92 92 16 </text:p>
      <text:p text:style-name="P249"/>
      <text:p text:style-name="P250">3C 38 3C 3C 3F 3C 38 38 3E 3C 3E 3E 3F 3E 3C 3C </text:p>
      <text:p text:style-name="P250">3F 3E 3F 3F 3F 3F 3E 3E 3F 2B 0F 2F 2F 3E 3C 0F </text:p>
      <text:p text:style-name="P250">2F 06 0B 1F 0F 3C 38 0B 2B 01 06 0F 0B 2A 25 06 </text:p>
      <text:p text:style-name="P250">0C 08 04 03 0B 34 38 35 3C 38 3E 3C 3E 3D 3E 2C </text:p>
      <text:p text:style-name="P250">3E 1E 3E 0C 3E 0E 3E 0F 3E 1B 3E 0B 3E 07 3E 27 </text:p>
      <text:p text:style-name="P250">3E 37 3E 3B 3E 3A 3E 36 3E 35 3E 34 3E 38 3E 35 </text:p>
      <text:p text:style-name="P250">3C 34 38 30 2A 34 34 34 34 34 34 35 35 35 35 35 </text:p>
      <text:p text:style-name="P250">35 38 38 38 38 38 38 38 38 38 38 3C 38 38 3C 38 </text:p>
      <text:p text:style-name="P250">3C 3E 38 38 3E 3C 3E 3F 38 3C 3F 3E 3F 3F 3C 3E </text:p>
      <text:p text:style-name="P250">3F 3F 3F 3F 3E 3F 3F 3F 3F 3F 3F 2F 3F 2F 3F 3F </text:p>
      <text:p text:style-name="P250">3D 1F 2F 0F 2F 3F 2C 1A 0F 0B 1F 2F 2C 15 0B 06 </text:p>
      <text:p text:style-name="P250">1A 2F 28 30 2A 34 38 38 3E 3C 3E 3E 3F 3F 3F 3E </text:p>
      <text:p text:style-name="P250">3F 3C 3E 38 3E</text:p>
      <text:p text:style-name="P250"/>
      <text:p text:style-name="P250"/>
      <text:p text:style-name="P256">12<text:tab/>0001 0010 →<text:span text:style-name="T102"> 0010 0001; CY = 0</text:span></text:p>
      <text:p text:style-name="P256"/>
      <text:p text:style-name="P256"/>
      <text:p text:style-name="P256"/>
      <text:p text:style-name="P257">Отображение любой карты (город, планета)</text:p>
      <table:table table:name="Таблица55" table:style-name="Таблица55">
        <table:table-column table:style-name="Таблица55.A"/>
        <table:table-column table:style-name="Таблица55.B"/>
        <table:table-row>
          <table:table-cell table:style-name="Таблица55.A1" office:value-type="string">
            <text:p text:style-name="Table_20_Contents">; 9th entry of Jump Table from BE (indexed by _RAM_C202_)</text:p>
          </table:table-cell>
          <table:table-cell table:style-name="Таблица55.A1" office:value-type="string">
            <text:p text:style-name="P288"/>
          </table:table-cell>
        </table:table-row>
        <table:table-row>
          <table:table-cell table:style-name="Таблица55.A1" office:value-type="string">
            <text:p text:style-name="Table_20_Contents">_LABEL_B6A_:</text:p>
          </table:table-cell>
          <table:table-cell table:style-name="Таблица55.A1" office:value-type="string">
            <text:p text:style-name="P288"/>
          </table:table-cell>
        </table:table-row>
      </table:table>
      <text:p text:style-name="P256"/>
      <text:p text:style-name="P257">Вход в подземелье</text:p>
      <text:p text:style-name="P257"><text:soft-page-break/></text:p>
      <table:table table:name="Таблица56" table:style-name="Таблица56">
        <table:table-column table:style-name="Таблица56.A"/>
        <table:table-column table:style-name="Таблица56.B"/>
        <table:table-row>
          <table:table-cell table:style-name="Таблица56.A1" office:value-type="string">
            <text:p text:style-name="Table_20_Contents">; 11th entry of Jump Table from BE (indexed by _RAM_C202_)</text:p>
          </table:table-cell>
          <table:table-cell table:style-name="Таблица56.A1" office:value-type="string">
            <text:p text:style-name="P288"/>
          </table:table-cell>
        </table:table-row>
        <table:table-row>
          <table:table-cell table:style-name="Таблица56.A1" office:value-type="string">
            <text:p text:style-name="Table_20_Contents">_LABEL_F7D_:</text:p>
          </table:table-cell>
          <table:table-cell table:style-name="Таблица56.A1" office:value-type="string">
            <text:p text:style-name="P288"/>
          </table:table-cell>
        </table:table-row>
      </table:table>
      <text:p text:style-name="P257"/>
      <text:p text:style-name="P257"/>
      <text:p text:style-name="P257"/>
      <text:p text:style-name="P258">Данные подземелий. </text:p>
      <text:p text:style-name="P278">Каждый 1-й байт это безопасность подземелья. 00 — безопасно. 19 — враги</text:p>
      <text:p text:style-name="P278">Каждый 3-й байт связан с цветом (цвет = 3-й байт + 1)</text:p>
      <text:p text:style-name="P278"/>
      <text:p text:style-name="P278"/>
      <table:table table:name="Таблица58" table:style-name="Таблица58">
        <table:table-column table:style-name="Таблица58.A"/>
        <table:table-row>
          <table:table-cell table:style-name="Таблица58.A1" office:value-type="string">
            <text:p text:style-name="P289">_DATA_F619_:</text:p>
          </table:table-cell>
        </table:table-row>
      </table:table>
      <text:p text:style-name="P278">19 5B 03 86 <text:tab/>Пещера медузы</text:p>
      <text:p text:style-name="P278">00 00 04 86 </text:p>
      <text:p text:style-name="P278">00 00 01 86 <text:tab/>Camineet Warehouse</text:p>
      <text:p text:style-name="P278">19 56 00 91 </text:p>
      <text:p text:style-name="P278">19 53 00 91 </text:p>
      <text:p text:style-name="P278">19 5E 00 91 </text:p>
      <text:p text:style-name="P278">19 53 00 91 </text:p>
      <text:p text:style-name="P278">19 55 00 91 </text:p>
      <text:p text:style-name="P278">19 57 00 91 </text:p>
      <text:p text:style-name="P278">19 57 00 91 </text:p>
      <text:p text:style-name="P278">19 53 00 91 </text:p>
      <text:p text:style-name="P278">19 56 00 91 </text:p>
      <text:p text:style-name="P278">19 56 00 91 </text:p>
      <text:p text:style-name="P278">19 55 00 91 </text:p>
      <text:p text:style-name="P278">19 57 00 91 </text:p>
      <text:p text:style-name="P278">00 00 00 91 </text:p>
      <text:p text:style-name="P278">19 5C 03 86 </text:p>
      <text:p text:style-name="P278">19 5C 03 86 </text:p>
      <text:p text:style-name="P278">19 5C 03 86 </text:p>
      <text:p text:style-name="P278">19 5C 03 86 </text:p>
      <text:p text:style-name="P278">00 00 02 86 </text:p>
      <text:p text:style-name="P278">00 00 02 86 </text:p>
      <text:p text:style-name="P278">19 4D 03 86 </text:p>
      <text:p text:style-name="P278">19 4D 01 91 </text:p>
      <text:p text:style-name="P278">19 5D 01 91 </text:p>
      <text:p text:style-name="P278">19 5D 01 91 </text:p>
      <text:p text:style-name="P278">19 5E 01 91 </text:p>
      <text:p text:style-name="P278">19 53 01 91 </text:p>
      <text:p text:style-name="P278">19 4B 06 86 </text:p>
      <text:p text:style-name="P278">19 4B 06 86 </text:p>
      <text:p text:style-name="P278">19 4B 06 86 </text:p>
      <text:p text:style-name="P278">19 54 05 85 </text:p>
      <text:p text:style-name="P278">19 58 05 85 </text:p>
      <text:p text:style-name="P278">00 00 05 85 </text:p>
      <text:p text:style-name="P278">19 52 06 86 </text:p>
      <text:p text:style-name="P278">19 4F 06 86 </text:p>
      <text:p text:style-name="P278">19 4B 06 86 </text:p>
      <text:p text:style-name="P278">19 50 06 86 </text:p>
      <text:p text:style-name="P278">19 50 06 86 </text:p>
      <text:p text:style-name="P278">19 4B 06 86 </text:p>
      <text:p text:style-name="P278">19 4C 09 86 </text:p>
      <text:p text:style-name="P278">19 51 09 86 </text:p>
      <text:p text:style-name="P278">19 51 09 86 </text:p>
      <text:p text:style-name="P278">19 52 07 91 </text:p>
      <text:p text:style-name="P278">19 4F 07 91 </text:p>
      <text:p text:style-name="P278">19 4F 07 91 </text:p>
      <text:p text:style-name="P278">19 56 07 91 </text:p>
      <text:p text:style-name="P278">19 50 08 86 </text:p>
      <text:p text:style-name="P278">19 51 08 86 </text:p>
      <text:p text:style-name="P278">19 4F 08 86 </text:p>
      <text:p text:style-name="P278"><text:soft-page-break/>19 5A 08 86 </text:p>
      <text:p text:style-name="P278">19 59 08 86 </text:p>
      <text:p text:style-name="P278">19 59 08 86 </text:p>
      <text:p text:style-name="P278">19 55 05 91 </text:p>
      <text:p text:style-name="P278">19 53 05 91 </text:p>
      <text:p text:style-name="P278">19 57 05 91 </text:p>
      <text:p text:style-name="P278">19 57 05 91 </text:p>
      <text:p text:style-name="P278">19 58 05 91 </text:p>
      <text:p text:style-name="P278">19 59 09 86 </text:p>
      <text:p text:style-name="P278">19 01 0A 91 </text:p>
      <text:p text:style-name="P278">19 01 02 91 </text:p>
      <text:p text:style-name="P278">00 00 00 00 </text:p>
      <text:p text:style-name="P278">00 00 00 00 </text:p>
      <text:p text:style-name="P278">00 00</text:p>
      <text:p text:style-name="P278"/>
      <text:p text:style-name="P278"/>
      <text:p text:style-name="P278"/>
      <text:p text:style-name="P258"/>
      <text:p text:style-name="P258">Camineet Warehouse</text:p>
      <text:p text:style-name="P258">_LABEL_6DE2_:</text:p>
      <text:p text:style-name="P258"/>
      <text:p text:style-name="P258"/>
      <text:p text:style-name="P258">ld hl, _RAM_FFFF_</text:p>
      <text:p text:style-name="P258">ld (hl), $03 <text:s text:c="2"/><text:tab/><text:tab/>// 3-й банк?? </text:p>
      <text:p text:style-name="P258">ld a, (_RAM_C30D_)<text:tab/>// <text:span text:style-name="T103">получаем номер подземелья (02)</text:span></text:p>
      <text:p text:style-name="P258">add a, a</text:p>
      <text:p text:style-name="P258">add a, a<text:tab/><text:tab/><text:tab/>// a = a * 4</text:p>
      <text:p text:style-name="P258">ld l, a</text:p>
      <text:p text:style-name="P258">ld h, $00</text:p>
      <text:p text:style-name="P258">ld de, _DATA_F61C_ <text:s text:c="2"/><text:tab/>// <text:span text:style-name="T103">DE = B61C</text:span></text:p>
      <text:p text:style-name="P258">add hl, de</text:p>
      <text:p text:style-name="P259">ld a, (hl)<text:tab/><text:tab/><text:tab/>// 06DF3: Watchpoint hit: Reading 86 from F624</text:p>
      <text:p text:style-name="P258">jp _LABEL_C97_<text:tab/><text:tab/>// <text:span text:style-name="T104">Далее всё это пишется в память</text:span></text:p>
      <text:p text:style-name="P258"/>
      <text:p text:style-name="P258">_LABEL_6D7F_:</text:p>
      <text:p text:style-name="P258"/>
      <text:p text:style-name="P258">ld hl, _RAM_FFFF_</text:p>
      <text:p text:style-name="P258">ld (hl), $03</text:p>
      <text:p text:style-name="P258">ld hl, _DATA_6DF7_<text:tab/>// <text:span text:style-name="T104">== 6DF7</text:span></text:p>
      <text:p text:style-name="P258">ld de, _RAM_C251_<text:tab/><text:tab/>// <text:span text:style-name="T104">== C251</text:span></text:p>
      <text:p text:style-name="P258">ld bc, $0007</text:p>
      <text:p text:style-name="P260">ldir<text:tab/><text:tab/><text:tab/><text:tab/>// <text:span text:style-name="T78">$00 $3F $30 $38 $03 $0B $0F</text:span><text:span text:style-name="T104"> → C251</text:span></text:p>
      <text:p text:style-name="P258">ld a, (_RAM_C30D_)<text:tab/>// <text:span text:style-name="T104">02 (Camineet color)</text:span></text:p>
      <text:p text:style-name="P258">add a, a</text:p>
      <text:p text:style-name="P258">add a, a<text:tab/><text:tab/><text:tab/>// <text:span text:style-name="T104">a *=4</text:span></text:p>
      <text:p text:style-name="P258">ld l, a</text:p>
      <text:p text:style-name="P258">ld h, $00</text:p>
      <text:p text:style-name="P258">ld de, _DATA_F619_</text:p>
      <text:p text:style-name="P258">add hl, de</text:p>
      <text:p text:style-name="P258">ld e, (hl) <text:s text:c="3"/>// 06D9B: Watchpoint hit: Reading 00 from F621</text:p>
      <text:p text:style-name="P258">inc hl</text:p>
      <text:p text:style-name="P258">ld d, (hl) <text:s text:c="2"/>// 06D9D: Watchpoint hit: Reading 00 from F622</text:p>
      <text:p text:style-name="P258">ld (_RAM_C2E3_), de<text:tab/>// <text:span text:style-name="T104">00 00</text:span></text:p>
      <text:p text:style-name="P258">inc hl</text:p>
      <text:p text:style-name="P258">ld a, (_RAM_C315_) <text:tab/>// <text:span text:style-name="T104">FF</text:span></text:p>
      <text:p text:style-name="P258">or a<text:tab/><text:tab/><text:tab/><text:tab/>// ??<text:span text:style-name="T104"> AC</text:span></text:p>
      <text:p text:style-name="P258">ld a, (hl) <text:s text:c="3"/><text:tab/><text:tab/>// 06DA7: Watchpoint hit: Reading 01 from F623</text:p>
      <text:p text:style-name="P258">jr nz, +</text:p>
      <text:p text:style-name="P258">ld e, a</text:p>
      <text:p text:style-name="P258">ld a, (_RAM_C30D_)</text:p>
      <text:p text:style-name="P258">ld hl, $6DFE</text:p>
      <text:p text:style-name="P258">ld bc, $0006</text:p>
      <text:p text:style-name="P258">cpir</text:p>
      <text:p text:style-name="P258">ld a, e</text:p>
      <text:p text:style-name="P258"><text:soft-page-break/>jr z, +</text:p>
      <text:p text:style-name="P258">ld a, $FF</text:p>
      <text:p text:style-name="P258">+:</text:p>
      <text:p text:style-name="P258">inc a<text:tab/><text:tab/><text:tab/><text:tab/>// <text:span text:style-name="T104">2</text:span></text:p>
      <text:p text:style-name="P258">ld (_RAM_C315_), a<text:tab/>// <text:span text:style-name="T104">Color 2</text:span></text:p>
      <text:p text:style-name="P258">add a, a</text:p>
      <text:p text:style-name="P258">add a, a</text:p>
      <text:p text:style-name="P258">add a, a<text:tab/><text:tab/><text:tab/>// *<text:span text:style-name="T105">8 = 0x10 (16)</text:span></text:p>
      <text:p text:style-name="P258">ld l, a</text:p>
      <text:p text:style-name="P258">ld h, $00</text:p>
      <text:p text:style-name="P258">ld de, _DATA_F5B9_<text:tab/>// <text:span text:style-name="T105">B5B9</text:span></text:p>
      <text:p text:style-name="P261">add hl, de<text:tab/><text:tab/><text:tab/>// <text:span text:style-name="T105">B5B9 + 10 = B5C9 == F5C9</text:span></text:p>
      <text:p text:style-name="P258">ld a, (hl)<text:tab/><text:tab/><text:tab/>// <text:span text:style-name="T105">18</text:span></text:p>
      <text:p text:style-name="P258">ld (_RAM_C240_), a</text:p>
      <text:p text:style-name="P258">ld de, _RAM_C248_<text:tab/><text:tab/>// <text:bookmark-start text:name="__DdeLink__5522_1732120304"/><text:span text:style-name="T105">C248</text:span><text:bookmark-end text:name="__DdeLink__5522_1732120304"/></text:p>
      <text:p text:style-name="P258">ld bc, $0008</text:p>
      <text:p text:style-name="P261">ldir<text:tab/><text:tab/><text:tab/><text:tab/>// <text:span text:style-name="T105">$18 $1C $00 $14 $2E $19 $1D $2E → C248</text:span></text:p>
      <text:p text:style-name="P258">ld a, (_RAM_C249_)<text:tab/>// <text:span text:style-name="T106">1C</text:span></text:p>
      <text:p text:style-name="P258">ld (_RAM_C248_), a<text:tab/>// <text:span text:style-name="T106">C248 = 1C</text:span></text:p>
      <text:p text:style-name="P258">ld a, (_RAM_C24D_)<text:tab/>// <text:span text:style-name="T106">19</text:span></text:p>
      <text:p text:style-name="P258">ld (_RAM_C250_), a<text:tab/>// <text:span text:style-name="T106">C250 = 19</text:span></text:p>
      <text:p text:style-name="P258">ret</text:p>
      <text:p text:style-name="P258"/>
      <text:p text:style-name="P263">палитра</text:p>
      <text:p text:style-name="P263">18 00 3F 06 2F 0B 0C 04 1C <text:span text:style-name="T69">1C 00 14 2E 19 1D 2E (F5C9)</text:span></text:p>
      <text:p text:style-name="P263"><text:span text:style-name="T107">19</text:span> <text:span text:style-name="T69">00 3F 30 38 03 0B 0F</text:span> 38 34 06 01 2A 25 08 0C</text:p>
      <text:p text:style-name="P262"/>
      <text:p text:style-name="P258"/>
      <text:p text:style-name="P258">06DF3: Watchpoint hit: Reading 86 from F624</text:p>
      <text:p text:style-name="P258">06D9B: Watchpoint hit: Reading 00 from F621</text:p>
      <text:p text:style-name="P258"/>
      <text:p text:style-name="P264">надо узнать, как номер подземелья попадает в память C30D</text:p>
      <text:p text:style-name="P264"/>
      <text:p text:style-name="P265">_LABEL_78BD_:<text:tab/></text:p>
      <text:p text:style-name="P265"><text:tab/><text:tab/>cp $0A</text:p>
      <text:p text:style-name="P265"><text:tab/><text:tab/>jp nz, +</text:p>
      <text:p text:style-name="P265"><text:tab/><text:tab/>ld (_RAM_C202_), a<text:tab/>// 0A → C202</text:p>
      <text:p text:style-name="P265">HL = AA8E</text:p>
      <text:p text:style-name="P265"><text:tab/><text:tab/>inc hl<text:tab/><text:tab/><text:tab/>// AA8F == EA8F</text:p>
      <text:p text:style-name="P265"><text:tab/><text:tab/>ld d, (hl)</text:p>
      <text:p text:style-name="P265"><text:tab/><text:tab/>inc hl</text:p>
      <text:p text:style-name="P265"><text:tab/><text:tab/>ld e, (hl)<text:tab/><text:tab/><text:tab/>// <text:bookmark-start text:name="__DdeLink__5527_1732120304"/>025E<text:bookmark-end text:name="__DdeLink__5527_1732120304"/></text:p>
      <text:p text:style-name="P265"><text:tab/><text:tab/>ld (_RAM_C30C_), de</text:p>
      <text:p text:style-name="P265"><text:tab/><text:tab/>inc hl</text:p>
      <text:p text:style-name="P265"><text:tab/><text:tab/>ld a, (hl)</text:p>
      <text:p text:style-name="P265"><text:tab/><text:tab/>ld (_RAM_C30A_), a</text:p>
      <text:p text:style-name="P265"><text:tab/><text:tab/>ld hl, (_RAM_C311_)<text:tab/>// <text:span text:style-name="T109">00 A0, Y mirror</text:span></text:p>
      <text:p text:style-name="P265"><text:tab/><text:tab/>ld (_RAM_C305_), hl<text:tab/></text:p>
      <text:p text:style-name="P266"><text:tab/><text:tab/>ld hl, (_RAM_C313_)<text:tab/>// <text:span text:style-name="T109">06 40 <text:s/>X mirror</text:span></text:p>
      <text:p text:style-name="P265"><text:tab/><text:tab/>ld (_RAM_C301_), hl</text:p>
      <text:p text:style-name="P265"><text:tab/><text:tab/>xor a</text:p>
      <text:p text:style-name="P265"><text:tab/><text:tab/>ld (_RAM_C30E_), a</text:p>
      <text:p text:style-name="P265"><text:tab/><text:tab/>jp _LABEL_7908_</text:p>
      <text:p text:style-name="P265"><text:tab/></text:p>
      <text:p text:style-name="P265">+:<text:tab/></text:p>
      <text:p text:style-name="P265"><text:tab/><text:tab/>cp $0C</text:p>
      <text:p text:style-name="P265"><text:tab/><text:tab/>ret nz</text:p>
      <text:p text:style-name="P265"><text:tab/><text:tab/>ld (_RAM_C202_), a</text:p>
      <text:p text:style-name="P265"><text:tab/><text:tab/>inc hl</text:p>
      <text:p text:style-name="P265"><text:tab/><text:tab/>ld a, (hl)</text:p>
      <text:p text:style-name="P265"><text:tab/><text:tab/>ld (_RAM_C29E_), a</text:p>
      <text:p text:style-name="P265"><text:tab/><text:tab/>inc hl</text:p>
      <text:p text:style-name="P265"><text:tab/><text:tab/>ld a, (hl)</text:p>
      <text:p text:style-name="P265"><text:tab/><text:tab/>inc hl</text:p>
      <text:p text:style-name="P265"><text:soft-page-break/><text:tab/><text:tab/>ld h, (hl)</text:p>
      <text:p text:style-name="P265"><text:tab/><text:tab/>ld l, a</text:p>
      <text:p text:style-name="P265"><text:tab/><text:tab/>ld (_RAM_C2DB_), hl</text:p>
      <text:p text:style-name="P265"><text:tab/><text:tab/>xor a</text:p>
      <text:p text:style-name="P265"><text:tab/><text:tab/>ld (_RAM_C29D_), a</text:p>
      <text:p text:style-name="P265"><text:tab/><text:tab/>ld hl, (_RAM_C311_)</text:p>
      <text:p text:style-name="P265"><text:tab/><text:tab/>ld (_RAM_C305_), hl</text:p>
      <text:p text:style-name="P265"><text:tab/><text:tab/>ld hl, (_RAM_C313_)</text:p>
      <text:p text:style-name="P265"><text:tab/><text:tab/>ld (_RAM_C301_), hl</text:p>
      <text:p text:style-name="P265">_LABEL_7908_:<text:tab/></text:p>
      <text:p text:style-name="P265"><text:tab/><text:tab/>ld a, (_RAM_C810_)</text:p>
      <text:p text:style-name="P265"><text:tab/><text:tab/>ld (_RAM_C2D7_), a</text:p>
      <text:p text:style-name="P265"><text:tab/><text:tab/>ld hl, _RAM_C26F_</text:p>
      <text:p text:style-name="P265"><text:tab/><text:tab/>ld de, _RAM_C26F_ + 1</text:p>
      <text:p text:style-name="P265"><text:tab/><text:tab/>ld bc, $0017</text:p>
      <text:p text:style-name="P265"><text:tab/><text:tab/>ld (hl), $00</text:p>
      <text:p text:style-name="P265"><text:tab/><text:tab/>ldir</text:p>
      <text:p text:style-name="P265"><text:tab/><text:tab/>ld hl, _RAM_C800_</text:p>
      <text:p text:style-name="P265"><text:tab/><text:tab/>ld de, _RAM_C800_ + 1</text:p>
      <text:p text:style-name="P265"><text:tab/><text:tab/>ld bc, $00FF</text:p>
      <text:p text:style-name="P265"><text:tab/><text:tab/>ld (hl), $00</text:p>
      <text:p text:style-name="P265"><text:tab/><text:tab/>ldir</text:p>
      <text:p text:style-name="P265"><text:tab/><text:tab/>pop hl</text:p>
      <text:p text:style-name="P265"><text:tab/><text:tab/>ret</text:p>
      <text:p text:style-name="P265"/>
      <text:p text:style-name="P265"/>
      <text:p text:style-name="P267"/>
      <text:p text:style-name="P267"/>
      <text:p text:style-name="P278">Вероятно евенты, по которым совершаются переходы. Обычно начинаются с OA (города) или 0С (данжи). Обычно длина 6 байт, но встречаются исключения.</text:p>
      <text:p text:style-name="P267"/>
      <text:p text:style-name="P267"/>
      <text:p text:style-name="P277">Baya Malay Cave E95<text:span text:style-name="T112">5</text:span></text:p>
      <text:p text:style-name="P277"><text:span text:style-name="T112">0A </text:span>00 5A 00 2B 16</text:p>
      <text:p text:style-name="P267"/>
      <text:p text:style-name="P269">Medusa“s Cave 0xE96<text:span text:style-name="T112">7</text:span></text:p>
      <text:p text:style-name="P278">0A <text:span text:style-name="T109">00 DC 00 46 76</text:span></text:p>
      <text:p text:style-name="P270"/>
      <text:p text:style-name="P271">Scion Cave: 0xE96<text:span text:style-name="T112">D</text:span></text:p>
      <text:p text:style-name="P271"><text:span text:style-name="T112">0A </text:span>13 DE 00 09 62</text:p>
      <text:p text:style-name="P271"/>
      <text:p text:style-name="P272">E9A<text:span text:style-name="T112">9</text:span> <text:span text:style-name="T111">холм</text:span></text:p>
      <text:p text:style-name="P274"><text:span text:style-name="T112">0A </text:span>14 CB 00 26 68</text:p>
      <text:p text:style-name="P272"/>
      <text:p text:style-name="P276">E9B<text:span text:style-name="T112">5</text:span> тюрьма</text:p>
      <text:p text:style-name="P276"><text:span text:style-name="T112">0A </text:span>01 D2 00 28 64 <text:span text:style-name="T19">08</text:span> 0E 11 13 70</text:p>
      <text:p text:style-name="P272"/>
      <text:p text:style-name="P268">Camineet Warehouse 0x<text:span text:style-name="T108">EA8E</text:span></text:p>
      <text:p text:style-name="P268"><text:span text:style-name="T112">0A </text:span><text:bookmark-start text:name="__DdeLink__5530_1732120304"/>02 5E 00 12 5E <text:bookmark-end text:name="__DdeLink__5530_1732120304"/></text:p>
      <text:p text:style-name="P268">02 <text:tab/>C30D<text:tab/>// <text:span text:style-name="T110">Dungeon ID</text:span></text:p>
      <text:p text:style-name="P268">5E <text:tab/>C30C<text:tab/>// Room ID</text:p>
      <text:p text:style-name="P268">00 <text:tab/>C30A<text:tab/>// Direction</text:p>
      <text:p text:style-name="P268"/>
      <text:p text:style-name="P274">EB7<text:span text:style-name="T112">2</text:span> — г<text:span text:style-name="T19">отик </text:span><text:span text:style-name="T20">данж</text:span></text:p>
      <text:p text:style-name="P274"><text:span text:style-name="T112">0A </text:span>00 2E 02 17 25 </text:p>
      <text:p text:style-name="P275">смешно, но выход в аэропорт обрабатывается где-то по-иному</text:p>
      <text:p text:style-name="P274"/>
      <text:p text:style-name="P274">EBD9 подземелье сумасшедшего доктора</text:p>
      <text:p text:style-name="P274">02 12 01 4B 20 0A 02 DE 00 55 19 0C</text:p>
      <text:p text:style-name="P273"/>
      <text:p text:style-name="P271">Drasgow Warehouse 0xEC9A</text:p>
      <text:p text:style-name="P271">15 D1 00 19 23 0C 08 57 0D 21 1B 0C 08 56 03 22</text:p>
      <text:p text:style-name="P271"/>
      <text:p text:style-name="P276">Governor: ED5A</text:p>
      <text:p text:style-name="P276"><text:soft-page-break/>21 D4 00 21 23 0C 08 38 31 23 25 0C 10 33 07 23 27 0C</text:p>
      <text:p text:style-name="P276"/>
      <text:p text:style-name="P276"/>
      <text:p text:style-name="P279"/>
      <text:p text:style-name="P280">Характеристики вещей <text:span text:style-name="T113">(64)</text:span> (урон, защита)</text:p>
      <text:p text:style-name="P280"/>
      <text:p text:style-name="P280"/>
      <text:p text:style-name="P279">Phantasy Star (J) [!]</text:p>
      <text:p text:style-name="P279">Phantasy Star (J) [T+Eng1.02_SMS Power]</text:p>
      <text:p text:style-name="P279">0x1996</text:p>
      <text:p text:style-name="P279"/>
      <text:p text:style-name="P279">Phantasy Star (K) [!]</text:p>
      <text:p text:style-name="P279">0x19A3</text:p>
      <text:p text:style-name="P279"/>
      <text:p text:style-name="P279">Phantasy Star (UE) (V1.1) [!]</text:p>
      <text:p text:style-name="P279">Phantasy Star (UE) (V1.2) [!]</text:p>
      <text:p text:style-name="P279">Phantasy Star (B) [!]</text:p>
      <text:p text:style-name="P279">0x183A</text:p>
      <text:p text:style-name="P279"/>
      <text:p text:style-name="P279">00 03 04 0C 0A 0A 0A 15 1F 12 1E 1E 2E 32 3C 50 </text:p>
      <text:p text:style-name="P279">05 05 0F 14 1E 1E 3C 50 28 03 08 0F 17 28 1E 28 </text:p>
      <text:p text:style-name="P279">32 00 00 00 00 00 00 00 00 00 00 00 00 00 00 00 </text:p>
      <text:p text:style-name="P279">00 00 00 00 00 00 00 00 00 00 00 00 00 00 00 00</text:p>
      <text:p text:style-name="P279"/>
      <text:p text:style-name="P279"/>
      <text:p text:style-name="P281">Порядок оружия наводит на мысль, что мощь допиливали уже позже</text:p>
      <text:p text:style-name="P28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11:24:54.986049074</meta:creation-date>
    <dc:date>2017-02-15T14:23:00.801930045</dc:date>
    <meta:editing-duration>P1DT18H59M27S</meta:editing-duration>
    <meta:editing-cycles>106</meta:editing-cycles>
    <meta:generator>LibreOffice/5.1.4.2$Linux_X86_64 LibreOffice_project/10m0$Build-2</meta:generator>
    <meta:document-statistic meta:table-count="57" meta:image-count="0" meta:object-count="0" meta:page-count="40" meta:paragraph-count="2019" meta:word-count="9493" meta:character-count="54748" meta:non-whitespace-character-count="46857"/>
  </office:meta>
</office:document-meta>
</file>